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12345678" manifest:media-type="application/vnd.sun.star.oleobject"/>
  <manifest:file-entry manifest:full-path="Object 1" manifest:media-type="application/vnd.sun.star.oleobject"/>
  <manifest:file-entry manifest:full-path="ObjectReplacements/Obj12345678" manifest:media-type="application/x-openoffice-bitmap;windows_formatname=&quot;Bitmap&quot;"/>
  <manifest:file-entry manifest:full-path="ObjectReplacements/Object 1" manifest:media-type="application/x-openoffice-bitmap;windows_formatname=&quot;Bitmap&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pitch="variable"/>
    <style:font-face style:name="Droid Sans Fallback1" svg:font-family="'Droid Sans Fallback'"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draw:shadow="hidden"/>
    </style:style>
    <style:style style:name="gr2" style:family="graphic" style:parent-style-name="standard">
      <style:graphic-properties draw:stroke="solid" svg:stroke-width="0.008cm" svg:stroke-color="#000000" svg:stroke-opacity="100%" draw:stroke-linejoin="round" draw:fill="none" fo:padding-top="0.129cm" fo:padding-bottom="0.129cm" fo:padding-left="0.254cm" fo:padding-right="0.254cm"/>
    </style:style>
    <style:style style:name="gr3" style:family="graphic" style:parent-style-name="standard">
      <style:graphic-properties draw:stroke="none" draw:fill="none" draw:textarea-vertical-align="middle" fo:min-height="1.358cm" fo:padding-top="0.071cm" fo:padding-bottom="0.071cm" fo:padding-left="0.071cm" fo:padding-right="0.071cm"/>
    </style:style>
    <style:style style:name="gr4" style:family="graphic" style:parent-style-name="standard">
      <style:graphic-properties draw:stroke="solid" svg:stroke-width="0.008cm" svg:stroke-color="#000000" draw:marker-end="EndMarker_5f_1" draw:marker-end-width="0.276cm" svg:stroke-opacity="100%" draw:stroke-linejoin="round" draw:fill="none" fo:padding-top="0.129cm" fo:padding-bottom="0.129cm" fo:padding-left="0.254cm" fo:padding-right="0.254cm"/>
    </style:style>
    <style:style style:name="gr5" style:family="graphic" style:parent-style-name="standard">
      <style:graphic-properties draw:stroke="solid" svg:stroke-width="0.008cm" svg:stroke-color="#000000" draw:marker-end="EndMarker_5f_2" draw:marker-end-width="0.276cm" svg:stroke-opacity="100%" draw:stroke-linejoin="round" draw:fill="none" fo:padding-top="0.129cm" fo:padding-bottom="0.129cm" fo:padding-left="0.254cm" fo:padding-right="0.254cm"/>
    </style:style>
    <style:style style:name="gr6" style:family="graphic" style:parent-style-name="standard">
      <style:graphic-properties draw:stroke="none" draw:fill="none" draw:textarea-vertical-align="middle" fo:min-height="0.339cm" fo:padding-top="0.141cm" fo:padding-bottom="0.141cm" fo:padding-left="0.141cm" fo:padding-right="0.141cm"/>
    </style:style>
    <style:style style:name="gr7" style:family="graphic" style:parent-style-name="standard">
      <style:graphic-properties draw:stroke="none" draw:fill="none" draw:textarea-vertical-align="middle" fo:min-height="1.858cm" fo:padding-top="0.071cm" fo:padding-bottom="0.071cm" fo:padding-left="0.071cm" fo:padding-right="0.071cm"/>
    </style:style>
    <style:style style:name="gr8" style:family="graphic" style:parent-style-name="standard">
      <style:graphic-properties draw:stroke="solid" svg:stroke-width="0.008cm" svg:stroke-color="#000000" draw:marker-end="EndMarker_5f_3" draw:marker-end-width="0.276cm" svg:stroke-opacity="100%" draw:stroke-linejoin="round" draw:fill="none" fo:padding-top="0.129cm" fo:padding-bottom="0.129cm" fo:padding-left="0.254cm" fo:padding-right="0.254cm"/>
    </style:style>
    <style:style style:name="gr9" style:family="graphic" style:parent-style-name="standard">
      <style:graphic-properties draw:stroke="solid" svg:stroke-width="0.008cm" svg:stroke-color="#000000" draw:marker-end="EndMarker_5f_4" draw:marker-end-width="0.276cm" svg:stroke-opacity="100%" draw:stroke-linejoin="round" draw:fill="none" fo:padding-top="0.129cm" fo:padding-bottom="0.129cm" fo:padding-left="0.254cm" fo:padding-right="0.254cm"/>
    </style:style>
    <style:style style:name="gr10" style:family="graphic" style:parent-style-name="standard">
      <style:graphic-properties draw:stroke="solid" svg:stroke-width="0.008cm" svg:stroke-color="#000000" draw:marker-end="EndMarker_5f_5" draw:marker-end-width="0.276cm" svg:stroke-opacity="100%" draw:stroke-linejoin="round" draw:fill="none" fo:padding-top="0.129cm" fo:padding-bottom="0.129cm" fo:padding-left="0.254cm" fo:padding-right="0.254cm"/>
    </style:style>
    <style:style style:name="gr11" style:family="graphic" style:parent-style-name="standard">
      <style:graphic-properties draw:stroke="solid" svg:stroke-width="0.008cm" svg:stroke-color="#000000" draw:marker-end="EndMarker_5f_6" draw:marker-end-width="0.276cm" svg:stroke-opacity="100%" draw:stroke-linejoin="round" draw:fill="none" fo:padding-top="0.129cm" fo:padding-bottom="0.129cm" fo:padding-left="0.254cm" fo:padding-right="0.254cm"/>
    </style:style>
    <style:style style:name="gr12" style:family="graphic" style:parent-style-name="standard">
      <style:graphic-properties draw:stroke="solid" svg:stroke-width="0.008cm" svg:stroke-color="#000000" draw:marker-end="EndMarker_5f_7" draw:marker-end-width="0.276cm" svg:stroke-opacity="100%" draw:stroke-linejoin="round" draw:fill="none" fo:padding-top="0.129cm" fo:padding-bottom="0.129cm" fo:padding-left="0.254cm" fo:padding-right="0.254cm"/>
    </style:style>
    <style:style style:name="gr13" style:family="graphic" style:parent-style-name="standard">
      <style:graphic-properties draw:stroke="solid" svg:stroke-width="0.008cm" svg:stroke-color="#000000" draw:marker-end="EndMarker_5f_8" draw:marker-end-width="0.276cm" svg:stroke-opacity="100%" draw:stroke-linejoin="round" draw:fill="none" fo:padding-top="0.129cm" fo:padding-bottom="0.129cm" fo:padding-left="0.254cm" fo:padding-right="0.254cm"/>
    </style:style>
    <style:style style:name="gr14" style:family="graphic" style:parent-style-name="standard">
      <style:graphic-properties draw:stroke="solid" svg:stroke-width="0.008cm" svg:stroke-color="#000000" draw:marker-end="EndMarker_5f_9" draw:marker-end-width="0.276cm" svg:stroke-opacity="100%" draw:stroke-linejoin="round" draw:fill="none" fo:padding-top="0.129cm" fo:padding-bottom="0.129cm" fo:padding-left="0.254cm" fo:padding-right="0.254cm"/>
    </style:style>
    <style:style style:name="gr15" style:family="graphic" style:parent-style-name="standard">
      <style:graphic-properties draw:stroke="solid" svg:stroke-width="0.008cm" svg:stroke-color="#000000" draw:marker-end="EndMarker_5f_10" draw:marker-end-width="0.276cm" svg:stroke-opacity="100%" draw:stroke-linejoin="round" draw:fill="none" fo:padding-top="0.129cm" fo:padding-bottom="0.129cm" fo:padding-left="0.254cm" fo:padding-right="0.254cm"/>
    </style:style>
    <style:style style:name="gr16" style:family="graphic" style:parent-style-name="standard">
      <style:graphic-properties draw:stroke="none" draw:fill="none" draw:textarea-vertical-align="middle" fo:min-height="1.158cm" fo:padding-top="0.071cm" fo:padding-bottom="0.071cm" fo:padding-left="0.071cm" fo:padding-right="0.071cm"/>
    </style:style>
    <style:style style:name="gr17" style:family="graphic" style:parent-style-name="standard">
      <style:graphic-properties draw:stroke="solid" svg:stroke-width="0.008cm" svg:stroke-color="#000000" draw:marker-end="EndMarker_5f_11" draw:marker-end-width="0.276cm" svg:stroke-opacity="100%" draw:stroke-linejoin="round" draw:fill="none" fo:padding-top="0.129cm" fo:padding-bottom="0.129cm" fo:padding-left="0.254cm" fo:padding-right="0.254cm"/>
    </style:style>
    <style:style style:name="gr18" style:family="graphic" style:parent-style-name="standard">
      <style:graphic-properties draw:stroke="solid" svg:stroke-width="0.008cm" svg:stroke-color="#000000" draw:marker-end="EndMarker_5f_12" draw:marker-end-width="0.276cm" svg:stroke-opacity="100%" draw:stroke-linejoin="round" draw:fill="none" fo:padding-top="0.129cm" fo:padding-bottom="0.129cm" fo:padding-left="0.254cm" fo:padding-right="0.254cm"/>
    </style:style>
    <style:style style:name="gr19" style:family="graphic" style:parent-style-name="standard">
      <style:graphic-properties draw:stroke="solid" svg:stroke-width="0.008cm" svg:stroke-color="#000000" draw:marker-end="EndMarker_5f_13" draw:marker-end-width="0.276cm" svg:stroke-opacity="100%" draw:stroke-linejoin="round" draw:fill="none" fo:padding-top="0.129cm" fo:padding-bottom="0.129cm" fo:padding-left="0.254cm" fo:padding-right="0.254cm"/>
    </style:style>
    <style:style style:name="gr20" style:family="graphic" style:parent-style-name="standard">
      <style:graphic-properties draw:stroke="solid" svg:stroke-width="0.008cm" svg:stroke-color="#000000" draw:marker-end="EndMarker_5f_14" draw:marker-end-width="0.276cm" svg:stroke-opacity="100%" draw:stroke-linejoin="round" draw:fill="none" fo:padding-top="0.129cm" fo:padding-bottom="0.129cm" fo:padding-left="0.254cm" fo:padding-right="0.254cm"/>
    </style:style>
    <style:style style:name="gr21" style:family="graphic" style:parent-style-name="standard">
      <style:graphic-properties draw:stroke="solid" svg:stroke-width="0.008cm" svg:stroke-color="#000000" draw:marker-end="EndMarker_5f_15" draw:marker-end-width="0.276cm" svg:stroke-opacity="100%" draw:stroke-linejoin="round" draw:fill="none" fo:padding-top="0.129cm" fo:padding-bottom="0.129cm" fo:padding-left="0.254cm" fo:padding-right="0.254cm"/>
    </style:style>
    <style:style style:name="gr22" style:family="graphic" style:parent-style-name="standard">
      <style:graphic-properties draw:stroke="solid" svg:stroke-width="0.008cm" svg:stroke-color="#000000" draw:marker-end="EndMarker_5f_16" draw:marker-end-width="0.276cm" svg:stroke-opacity="100%" draw:stroke-linejoin="round" draw:fill="none" fo:padding-top="0.129cm" fo:padding-bottom="0.129cm" fo:padding-left="0.254cm" fo:padding-right="0.254cm"/>
    </style:style>
    <style:style style:name="gr23" style:family="graphic" style:parent-style-name="standard">
      <style:graphic-properties draw:stroke="solid" svg:stroke-width="0.008cm" svg:stroke-color="#000000" draw:marker-end="EndMarker_5f_17" draw:marker-end-width="0.276cm" svg:stroke-opacity="100%" draw:stroke-linejoin="round" draw:fill="none" fo:padding-top="0.129cm" fo:padding-bottom="0.129cm" fo:padding-left="0.254cm" fo:padding-right="0.254cm"/>
    </style:style>
    <style:style style:name="gr24" style:family="graphic" style:parent-style-name="standard">
      <style:graphic-properties draw:stroke="solid" svg:stroke-width="0.008cm" svg:stroke-color="#000000" draw:marker-end="EndMarker_5f_18" draw:marker-end-width="0.276cm" svg:stroke-opacity="100%" draw:stroke-linejoin="round" draw:fill="none" fo:padding-top="0.129cm" fo:padding-bottom="0.129cm" fo:padding-left="0.254cm" fo:padding-right="0.254cm"/>
    </style:style>
    <style:style style:name="gr25" style:family="graphic" style:parent-style-name="standard">
      <style:graphic-properties draw:stroke="none" draw:fill="none" draw:textarea-vertical-align="middle" fo:min-height="1.108cm" fo:padding-top="0.071cm" fo:padding-bottom="0.071cm" fo:padding-left="0.071cm" fo:padding-right="0.071cm"/>
    </style:style>
    <style:style style:name="gr26" style:family="graphic" style:parent-style-name="standard">
      <style:graphic-properties draw:stroke="solid" svg:stroke-width="0.008cm" svg:stroke-color="#000000" draw:marker-end="EndMarker_5f_19" draw:marker-end-width="0.276cm" svg:stroke-opacity="100%" draw:stroke-linejoin="round" draw:fill="none" fo:padding-top="0.129cm" fo:padding-bottom="0.129cm" fo:padding-left="0.254cm" fo:padding-right="0.254cm"/>
    </style:style>
    <style:style style:name="gr27" style:family="graphic" style:parent-style-name="standard">
      <style:graphic-properties draw:stroke="solid" svg:stroke-width="0.008cm" svg:stroke-color="#000000" draw:marker-end="EndMarker_5f_20" draw:marker-end-width="0.276cm" svg:stroke-opacity="100%" draw:stroke-linejoin="round" draw:fill="none" fo:padding-top="0.129cm" fo:padding-bottom="0.129cm" fo:padding-left="0.254cm" fo:padding-right="0.254cm"/>
    </style:style>
    <style:style style:name="gr28" style:family="graphic" style:parent-style-name="standard">
      <style:graphic-properties draw:stroke="solid" svg:stroke-width="0.008cm" svg:stroke-color="#000000" draw:marker-end="EndMarker_5f_21" draw:marker-end-width="0.276cm" svg:stroke-opacity="100%" draw:stroke-linejoin="round" draw:fill="none" fo:padding-top="0.129cm" fo:padding-bottom="0.129cm" fo:padding-left="0.254cm" fo:padding-right="0.254cm"/>
    </style:style>
    <style:style style:name="gr29" style:family="graphic" style:parent-style-name="standard">
      <style:graphic-properties draw:stroke="solid" svg:stroke-width="0.008cm" svg:stroke-color="#000000" draw:marker-end="EndMarker_5f_22" draw:marker-end-width="0.276cm" svg:stroke-opacity="100%" draw:stroke-linejoin="round" draw:fill="none" fo:padding-top="0.129cm" fo:padding-bottom="0.129cm" fo:padding-left="0.254cm" fo:padding-right="0.254cm"/>
    </style:style>
    <style:style style:name="gr30" style:family="graphic" style:parent-style-name="standard">
      <style:graphic-properties draw:stroke="solid" svg:stroke-width="0.008cm" svg:stroke-color="#000000" draw:marker-end="EndMarker_5f_23" draw:marker-end-width="0.276cm" svg:stroke-opacity="100%" draw:stroke-linejoin="round" draw:fill="none" fo:padding-top="0.129cm" fo:padding-bottom="0.129cm" fo:padding-left="0.254cm" fo:padding-right="0.254cm"/>
    </style:style>
    <style:style style:name="gr31" style:family="graphic" style:parent-style-name="standard">
      <style:graphic-properties draw:stroke="solid" svg:stroke-width="0.008cm" svg:stroke-color="#000000" draw:marker-end="EndMarker_5f_24" draw:marker-end-width="0.276cm" svg:stroke-opacity="100%" draw:stroke-linejoin="round" draw:fill="none" fo:padding-top="0.129cm" fo:padding-bottom="0.129cm" fo:padding-left="0.254cm" fo:padding-right="0.254cm"/>
    </style:style>
    <style:style style:name="gr32" style:family="graphic" style:parent-style-name="standard">
      <style:graphic-properties draw:stroke="solid" svg:stroke-width="0.008cm" svg:stroke-color="#000000" draw:marker-start="StartMarker_5f_1" draw:marker-start-width="0.276cm" draw:marker-end="EndMarker_5f_25" draw:marker-end-width="0.276cm" svg:stroke-opacity="100%" draw:stroke-linejoin="round" draw:fill="none" fo:padding-top="0.129cm" fo:padding-bottom="0.129cm" fo:padding-left="0.254cm" fo:padding-right="0.254cm"/>
    </style:style>
    <style:style style:name="gr33" style:family="graphic" style:parent-style-name="standard">
      <style:graphic-properties draw:stroke="solid" svg:stroke-width="0.008cm" svg:stroke-color="#000000" draw:marker-end="EndMarker_5f_26" draw:marker-end-width="0.276cm" svg:stroke-opacity="100%" draw:stroke-linejoin="round" draw:fill="none" fo:padding-top="0.129cm" fo:padding-bottom="0.129cm" fo:padding-left="0.254cm" fo:padding-right="0.254cm"/>
    </style:style>
    <style:style style:name="gr34" style:family="graphic" style:parent-style-name="standard">
      <style:graphic-properties draw:stroke="solid" svg:stroke-width="0.008cm" svg:stroke-color="#000000" draw:marker-end="EndMarker_5f_27" draw:marker-end-width="0.276cm" svg:stroke-opacity="100%" draw:stroke-linejoin="round" draw:fill="none" fo:padding-top="0.129cm" fo:padding-bottom="0.129cm" fo:padding-left="0.254cm" fo:padding-right="0.254cm"/>
    </style:style>
    <style:style style:name="gr35" style:family="graphic" style:parent-style-name="standard">
      <style:graphic-properties draw:stroke="solid" svg:stroke-width="0.008cm" svg:stroke-color="#000000" draw:marker-end="EndMarker_5f_28" draw:marker-end-width="0.276cm" svg:stroke-opacity="100%" draw:stroke-linejoin="round" draw:fill="none" fo:padding-top="0.129cm" fo:padding-bottom="0.129cm" fo:padding-left="0.254cm" fo:padding-right="0.254cm"/>
    </style:style>
    <style:style style:name="gr36" style:family="graphic" style:parent-style-name="standard">
      <style:graphic-properties draw:stroke="solid" svg:stroke-width="0.008cm" svg:stroke-color="#000000" draw:marker-end="EndMarker_5f_29" draw:marker-end-width="0.276cm" svg:stroke-opacity="100%" draw:stroke-linejoin="round" draw:fill="none" fo:padding-top="0.129cm" fo:padding-bottom="0.129cm" fo:padding-left="0.254cm" fo:padding-right="0.254cm"/>
    </style:style>
    <style:style style:name="gr37" style:family="graphic" style:parent-style-name="standard">
      <style:graphic-properties draw:stroke="solid" svg:stroke-width="0.008cm" svg:stroke-color="#000000" draw:marker-end="EndMarker_5f_30" draw:marker-end-width="0.276cm" svg:stroke-opacity="100%" draw:stroke-linejoin="round" draw:fill="none" fo:padding-top="0.129cm" fo:padding-bottom="0.129cm" fo:padding-left="0.254cm" fo:padding-right="0.254cm"/>
    </style:style>
    <style:style style:name="gr38" style:family="graphic" style:parent-style-name="standard">
      <style:graphic-properties draw:stroke="solid" svg:stroke-width="0.008cm" svg:stroke-color="#000000" draw:marker-end="EndMarker_5f_31" draw:marker-end-width="0.276cm" svg:stroke-opacity="100%" draw:stroke-linejoin="round" draw:fill="none" fo:padding-top="0.129cm" fo:padding-bottom="0.129cm" fo:padding-left="0.254cm" fo:padding-right="0.254cm"/>
    </style:style>
    <style:style style:name="gr39" style:family="graphic" style:parent-style-name="standard">
      <style:graphic-properties draw:stroke="solid" svg:stroke-width="0.008cm" svg:stroke-color="#000000" draw:marker-end="EndMarker_5f_32" draw:marker-end-width="0.276cm" svg:stroke-opacity="100%" draw:stroke-linejoin="round" draw:fill="none" fo:padding-top="0.129cm" fo:padding-bottom="0.129cm" fo:padding-left="0.254cm" fo:padding-right="0.254cm"/>
    </style:style>
    <style:style style:name="gr40" style:family="graphic" style:parent-style-name="standard">
      <style:graphic-properties draw:stroke="solid" svg:stroke-width="0.008cm" svg:stroke-color="#000000" draw:marker-end="EndMarker_5f_33" draw:marker-end-width="0.276cm" svg:stroke-opacity="100%" draw:stroke-linejoin="round" draw:fill="none" fo:padding-top="0.129cm" fo:padding-bottom="0.129cm" fo:padding-left="0.254cm" fo:padding-right="0.254cm"/>
    </style:style>
    <style:style style:name="gr41" style:family="graphic" style:parent-style-name="standard">
      <style:graphic-properties draw:stroke="solid" svg:stroke-width="0.008cm" svg:stroke-color="#000000" draw:marker-end="EndMarker_5f_34" draw:marker-end-width="0.276cm" svg:stroke-opacity="100%" draw:stroke-linejoin="round" draw:fill="none" fo:padding-top="0.129cm" fo:padding-bottom="0.129cm" fo:padding-left="0.254cm" fo:padding-right="0.254cm"/>
    </style:style>
    <style:style style:name="gr42" style:family="graphic" style:parent-style-name="standard">
      <style:graphic-properties draw:stroke="solid" svg:stroke-width="0.008cm" svg:stroke-color="#000000" draw:marker-end="EndMarker_5f_35" draw:marker-end-width="0.276cm" svg:stroke-opacity="100%" draw:stroke-linejoin="round" draw:fill="none" fo:padding-top="0.129cm" fo:padding-bottom="0.129cm" fo:padding-left="0.254cm" fo:padding-right="0.254cm"/>
    </style:style>
    <style:style style:name="gr43" style:family="graphic" style:parent-style-name="standard">
      <style:graphic-properties draw:stroke="solid" svg:stroke-width="0.008cm" svg:stroke-color="#000000" draw:marker-end="EndMarker_5f_36" draw:marker-end-width="0.276cm" svg:stroke-opacity="100%" draw:stroke-linejoin="round" draw:fill="none" fo:padding-top="0.129cm" fo:padding-bottom="0.129cm" fo:padding-left="0.254cm" fo:padding-right="0.254cm"/>
    </style:style>
    <style:style style:name="gr44" style:family="graphic" style:parent-style-name="standard">
      <style:graphic-properties draw:stroke="solid" svg:stroke-width="0.008cm" svg:stroke-color="#000000" draw:marker-end="EndMarker_5f_37" draw:marker-end-width="0.276cm" svg:stroke-opacity="100%" draw:stroke-linejoin="round" draw:fill="none" fo:padding-top="0.129cm" fo:padding-bottom="0.129cm" fo:padding-left="0.254cm" fo:padding-right="0.254cm"/>
    </style:style>
    <style:style style:name="gr45" style:family="graphic" style:parent-style-name="standard">
      <style:graphic-properties draw:stroke="solid" svg:stroke-width="0.008cm" svg:stroke-color="#000000" draw:marker-start="StartMarker_5f_2" draw:marker-start-width="0.276cm" draw:marker-end="EndMarker_5f_38" draw:marker-end-width="0.276cm" svg:stroke-opacity="100%" draw:stroke-linejoin="round" draw:fill="none" fo:padding-top="0.129cm" fo:padding-bottom="0.129cm" fo:padding-left="0.254cm" fo:padding-right="0.254cm"/>
    </style:style>
    <style:style style:name="gr46" style:family="graphic" style:parent-style-name="standard">
      <style:graphic-properties draw:stroke="solid" svg:stroke-width="0.008cm" svg:stroke-color="#000000" draw:marker-start="StartMarker_5f_3" draw:marker-start-width="0.276cm" draw:marker-end="EndMarker_5f_39" draw:marker-end-width="0.276cm" svg:stroke-opacity="100%" draw:stroke-linejoin="round" draw:fill="none" fo:padding-top="0.129cm" fo:padding-bottom="0.129cm" fo:padding-left="0.254cm" fo:padding-right="0.254cm"/>
    </style:style>
    <style:style style:name="gr47" style:family="graphic" style:parent-style-name="standard">
      <style:graphic-properties draw:stroke="none" draw:fill="none" draw:textarea-vertical-align="middle" fo:min-height="1.558cm" fo:padding-top="0.071cm" fo:padding-bottom="0.071cm" fo:padding-left="0.071cm" fo:padding-right="0.071cm"/>
    </style:style>
    <style:style style:name="gr48" style:family="graphic" style:parent-style-name="standard">
      <style:graphic-properties draw:stroke="none" draw:fill="none" draw:textarea-vertical-align="middle" fo:min-height="1.408cm" fo:padding-top="0.071cm" fo:padding-bottom="0.071cm" fo:padding-left="0.071cm" fo:padding-right="0.071cm"/>
    </style:style>
    <style:style style:name="gr49" style:family="graphic" style:parent-style-name="standard">
      <style:graphic-properties draw:stroke="none" draw:fill="none" draw:textarea-vertical-align="middle" fo:min-height="1.258cm" fo:padding-top="0.071cm" fo:padding-bottom="0.071cm" fo:padding-left="0.071cm" fo:padding-right="0.071cm"/>
    </style:style>
    <style:style style:name="gr50" style:family="graphic" style:parent-style-name="standard">
      <style:graphic-properties draw:stroke="none" draw:fill="none" draw:textarea-vertical-align="middle" fo:min-height="2.558cm" fo:padding-top="0.071cm" fo:padding-bottom="0.071cm" fo:padding-left="0.071cm" fo:padding-right="0.071cm"/>
    </style:style>
    <style:style style:name="gr51" style:family="graphic" style:parent-style-name="standard">
      <style:graphic-properties draw:stroke="solid" svg:stroke-width="0.008cm" svg:stroke-color="#000000" draw:marker-end="EndMarker_5f_40" draw:marker-end-width="0.276cm" svg:stroke-opacity="100%" draw:stroke-linejoin="round" draw:fill="none" fo:padding-top="0.129cm" fo:padding-bottom="0.129cm" fo:padding-left="0.254cm" fo:padding-right="0.254cm"/>
    </style:style>
    <style:style style:name="gr52" style:family="graphic" style:parent-style-name="standard">
      <style:graphic-properties draw:stroke="none" draw:fill="none" draw:textarea-vertical-align="middle" fo:min-height="1.284cm" fo:padding-top="0.071cm" fo:padding-bottom="0.071cm" fo:padding-left="0.071cm" fo:padding-right="0.071cm"/>
    </style:style>
    <style:style style:name="gr53" style:family="graphic" style:parent-style-name="standard">
      <style:graphic-properties draw:stroke="none" draw:fill="none" draw:textarea-vertical-align="middle" fo:min-height="1.333cm" fo:padding-top="0.071cm" fo:padding-bottom="0.071cm" fo:padding-left="0.071cm" fo:padding-right="0.071cm"/>
    </style:style>
    <style:style style:name="gr54" style:family="graphic" style:parent-style-name="standard">
      <style:graphic-properties draw:stroke="solid" svg:stroke-width="0.008cm" svg:stroke-color="#000000" draw:marker-end="EndMarker_5f_41" draw:marker-end-width="0.276cm" svg:stroke-opacity="100%" draw:stroke-linejoin="round" draw:fill="none" fo:padding-top="0.129cm" fo:padding-bottom="0.129cm" fo:padding-left="0.254cm" fo:padding-right="0.254cm"/>
    </style:style>
    <style:style style:name="gr55" style:family="graphic" style:parent-style-name="standard">
      <style:graphic-properties draw:stroke="none" draw:fill="none" draw:textarea-vertical-align="middle" fo:min-height="2.658cm" fo:padding-top="0.071cm" fo:padding-bottom="0.071cm" fo:padding-left="0.071cm" fo:padding-right="0.071cm"/>
    </style:style>
    <style:style style:name="gr56" style:family="graphic" style:parent-style-name="standard">
      <style:graphic-properties draw:stroke="solid" svg:stroke-width="0.008cm" svg:stroke-color="#000000" draw:marker-end="EndMarker_5f_42" draw:marker-end-width="0.276cm" svg:stroke-opacity="100%" draw:stroke-linejoin="round" draw:fill="none" fo:padding-top="0.129cm" fo:padding-bottom="0.129cm" fo:padding-left="0.254cm" fo:padding-right="0.254cm"/>
    </style:style>
    <style:style style:name="gr57" style:family="graphic" style:parent-style-name="standard">
      <style:graphic-properties draw:stroke="none" draw:fill="none" draw:textarea-vertical-align="middle" fo:min-height="1.658cm" fo:padding-top="0.071cm" fo:padding-bottom="0.071cm" fo:padding-left="0.071cm" fo:padding-right="0.071cm"/>
    </style:style>
    <style:style style:name="gr58" style:family="graphic" style:parent-style-name="standard">
      <style:graphic-properties draw:stroke="solid" svg:stroke-width="0.008cm" svg:stroke-color="#000000" draw:marker-end="EndMarker_5f_43" draw:marker-end-width="0.276cm" svg:stroke-opacity="100%" draw:stroke-linejoin="round" draw:fill="none" fo:padding-top="0.129cm" fo:padding-bottom="0.129cm" fo:padding-left="0.254cm" fo:padding-right="0.254cm"/>
    </style:style>
    <style:style style:name="gr59" style:family="graphic" style:parent-style-name="standard">
      <style:graphic-properties draw:stroke="solid" svg:stroke-width="0.008cm" svg:stroke-color="#000000" draw:marker-end="EndMarker_5f_44" draw:marker-end-width="0.276cm" svg:stroke-opacity="100%" draw:stroke-linejoin="round" draw:fill="none" fo:padding-top="0.129cm" fo:padding-bottom="0.129cm" fo:padding-left="0.254cm" fo:padding-right="0.254cm"/>
    </style:style>
    <style:style style:name="gr60" style:family="graphic" style:parent-style-name="standard">
      <style:graphic-properties draw:stroke="solid" svg:stroke-width="0.008cm" svg:stroke-color="#000000" draw:marker-end="EndMarker_5f_45" draw:marker-end-width="0.276cm" svg:stroke-opacity="100%" draw:stroke-linejoin="round" draw:fill="none" fo:padding-top="0.129cm" fo:padding-bottom="0.129cm" fo:padding-left="0.254cm" fo:padding-right="0.254cm"/>
    </style:style>
    <style:style style:name="gr61" style:family="graphic" style:parent-style-name="standard">
      <style:graphic-properties draw:stroke="none" draw:marker-end="EndMarker_5f_46" draw:marker-end-width="0.276cm" draw:fill="solid" draw:fill-color="#ffffff" draw:shadow="hidden"/>
    </style:style>
    <style:style style:name="gr62" style:family="graphic" style:parent-style-name="standard">
      <style:graphic-properties draw:stroke="solid" svg:stroke-width="0.008cm" svg:stroke-color="#000000" draw:marker-end="EndMarker_5f_47" draw:marker-end-width="0.276cm" svg:stroke-opacity="100%" draw:stroke-linejoin="round" draw:fill="none" fo:padding-top="0.129cm" fo:padding-bottom="0.129cm" fo:padding-left="0.254cm" fo:padding-right="0.254cm"/>
    </style:style>
    <style:style style:name="gr63" style:family="graphic" style:parent-style-name="standard">
      <style:graphic-properties draw:stroke="solid" svg:stroke-width="0.008cm" svg:stroke-color="#000000" draw:marker-end="EndMarker_5f_48" draw:marker-end-width="0.276cm" svg:stroke-opacity="100%" draw:stroke-linejoin="round" draw:fill="none" fo:padding-top="0.129cm" fo:padding-bottom="0.129cm" fo:padding-left="0.254cm" fo:padding-right="0.254cm"/>
    </style:style>
    <style:style style:name="gr64" style:family="graphic" style:parent-style-name="standard">
      <style:graphic-properties draw:stroke="solid" svg:stroke-width="0.008cm" svg:stroke-color="#000000" draw:marker-end="EndMarker_5f_49" draw:marker-end-width="0.276cm" svg:stroke-opacity="100%" draw:stroke-linejoin="round" draw:fill="none" fo:padding-top="0.129cm" fo:padding-bottom="0.129cm" fo:padding-left="0.254cm" fo:padding-right="0.254cm"/>
    </style:style>
    <style:style style:name="gr65" style:family="graphic" style:parent-style-name="standard">
      <style:graphic-properties draw:stroke="solid" svg:stroke-width="0.025cm" svg:stroke-color="#000000" svg:stroke-opacity="100%" draw:stroke-linejoin="round" draw:fill="none" fo:padding-top="0.137cm" fo:padding-bottom="0.137cm" fo:padding-left="0.262cm" fo:padding-right="0.262cm"/>
    </style:style>
    <style:style style:name="gr66" style:family="graphic" style:parent-style-name="standard">
      <style:graphic-properties draw:stroke="solid" svg:stroke-width="0.008cm" svg:stroke-color="#000000" draw:marker-end="EndMarker_5f_50" draw:marker-end-width="0.276cm" svg:stroke-opacity="100%" draw:stroke-linejoin="round" draw:fill="none" fo:padding-top="0.129cm" fo:padding-bottom="0.129cm" fo:padding-left="0.254cm" fo:padding-right="0.254cm"/>
    </style:style>
    <style:style style:name="gr67" style:family="graphic" style:parent-style-name="standard">
      <style:graphic-properties draw:stroke="solid" svg:stroke-width="0.008cm" svg:stroke-color="#000000" draw:marker-end="EndMarker_5f_51" draw:marker-end-width="0.276cm" svg:stroke-opacity="100%" draw:stroke-linejoin="round" draw:fill="none" fo:padding-top="0.129cm" fo:padding-bottom="0.129cm" fo:padding-left="0.254cm" fo:padding-right="0.254cm"/>
    </style:style>
    <style:style style:name="gr68" style:family="graphic" style:parent-style-name="standard">
      <style:graphic-properties draw:stroke="solid" svg:stroke-width="0.008cm" svg:stroke-color="#000000" draw:marker-end="EndMarker_5f_52" draw:marker-end-width="0.276cm" svg:stroke-opacity="100%" draw:stroke-linejoin="round" draw:fill="none" fo:padding-top="0.129cm" fo:padding-bottom="0.129cm" fo:padding-left="0.254cm" fo:padding-right="0.254cm"/>
    </style:style>
    <style:style style:name="gr69" style:family="graphic" style:parent-style-name="standard">
      <style:graphic-properties draw:stroke="solid" svg:stroke-width="0.008cm" svg:stroke-color="#000000" draw:marker-end="EndMarker_5f_53" draw:marker-end-width="0.276cm" svg:stroke-opacity="100%" draw:stroke-linejoin="round" draw:fill="none" fo:padding-top="0.129cm" fo:padding-bottom="0.129cm" fo:padding-left="0.254cm" fo:padding-right="0.254cm"/>
    </style:style>
    <style:style style:name="gr70" style:family="graphic" style:parent-style-name="standard">
      <style:graphic-properties draw:stroke="solid" svg:stroke-width="0.008cm" svg:stroke-color="#000000" draw:marker-end="EndMarker_5f_54" draw:marker-end-width="0.276cm" svg:stroke-opacity="100%" draw:stroke-linejoin="round" draw:fill="none" fo:padding-top="0.129cm" fo:padding-bottom="0.129cm" fo:padding-left="0.254cm" fo:padding-right="0.254cm"/>
    </style:style>
    <style:style style:name="gr71" style:family="graphic" style:parent-style-name="standard">
      <style:graphic-properties draw:stroke="none" draw:fill="none" draw:textarea-vertical-align="middle" fo:min-height="3.058cm" fo:padding-top="0.071cm" fo:padding-bottom="0.071cm" fo:padding-left="0.071cm" fo:padding-right="0.071cm"/>
    </style:style>
    <style:style style:name="gr72" style:family="graphic" style:parent-style-name="standard">
      <style:graphic-properties draw:stroke="none" draw:fill="none" draw:textarea-vertical-align="middle" fo:min-height="1.458cm" fo:padding-top="0.071cm" fo:padding-bottom="0.071cm" fo:padding-left="0.071cm" fo:padding-right="0.071cm"/>
    </style:style>
    <style:style style:name="gr73" style:family="graphic" style:parent-style-name="standard">
      <style:graphic-properties draw:stroke="none" draw:fill="none" draw:textarea-vertical-align="middle" fo:min-height="21.158cm" fo:padding-top="0.071cm" fo:padding-bottom="0.071cm" fo:padding-left="0.071cm" fo:padding-right="0.071cm"/>
    </style:style>
    <style:style style:name="gr74" style:family="graphic" style:parent-style-name="standard">
      <style:graphic-properties draw:stroke="solid" svg:stroke-width="0.008cm" svg:stroke-color="#000000" draw:marker-end="EndMarker_5f_55" draw:marker-end-width="0.276cm" svg:stroke-opacity="100%" draw:stroke-linejoin="round" draw:fill="none" fo:padding-top="0.129cm" fo:padding-bottom="0.129cm" fo:padding-left="0.254cm" fo:padding-right="0.254cm"/>
    </style:style>
    <style:style style:name="gr75" style:family="graphic" style:parent-style-name="standard">
      <style:graphic-properties draw:stroke="solid" svg:stroke-width="0.008cm" svg:stroke-color="#000000" draw:marker-end="EndMarker_5f_56" draw:marker-end-width="0.276cm" svg:stroke-opacity="100%" draw:stroke-linejoin="round" draw:fill="none" fo:padding-top="0.129cm" fo:padding-bottom="0.129cm" fo:padding-left="0.254cm" fo:padding-right="0.254cm"/>
    </style:style>
    <style:style style:name="gr76" style:family="graphic" style:parent-style-name="standard">
      <style:graphic-properties draw:stroke="solid" svg:stroke-width="0.008cm" svg:stroke-color="#000000" draw:marker-end="EndMarker_5f_57" draw:marker-end-width="0.276cm" svg:stroke-opacity="100%" draw:stroke-linejoin="round" draw:fill="none" fo:padding-top="0.129cm" fo:padding-bottom="0.129cm" fo:padding-left="0.254cm" fo:padding-right="0.254cm"/>
    </style:style>
    <style:style style:name="gr77" style:family="graphic" style:parent-style-name="standard">
      <style:graphic-properties draw:stroke="solid" svg:stroke-width="0.008cm" svg:stroke-color="#000000" draw:marker-end="EndMarker_5f_58" draw:marker-end-width="0.276cm" svg:stroke-opacity="100%" draw:stroke-linejoin="round" draw:fill="none" fo:padding-top="0.129cm" fo:padding-bottom="0.129cm" fo:padding-left="0.254cm" fo:padding-right="0.254cm"/>
    </style:style>
    <style:style style:name="gr78" style:family="graphic" style:parent-style-name="standard">
      <style:graphic-properties draw:stroke="solid" svg:stroke-width="0.008cm" svg:stroke-color="#000000" draw:marker-end="EndMarker_5f_59" draw:marker-end-width="0.276cm" svg:stroke-opacity="100%" draw:stroke-linejoin="round" draw:fill="none" fo:padding-top="0.129cm" fo:padding-bottom="0.129cm" fo:padding-left="0.254cm" fo:padding-right="0.254cm"/>
    </style:style>
    <style:style style:name="gr79" style:family="graphic" style:parent-style-name="standard">
      <style:graphic-properties draw:stroke="solid" svg:stroke-width="0.008cm" svg:stroke-color="#000000" draw:marker-end="EndMarker_5f_60" draw:marker-end-width="0.276cm" svg:stroke-opacity="100%" draw:stroke-linejoin="round" draw:fill="none" fo:padding-top="0.129cm" fo:padding-bottom="0.129cm" fo:padding-left="0.254cm" fo:padding-right="0.254cm"/>
    </style:style>
    <style:style style:name="gr80" style:family="graphic" style:parent-style-name="standard">
      <style:graphic-properties draw:stroke="solid" svg:stroke-width="0.008cm" svg:stroke-color="#000000" draw:marker-start="StartMarker_5f_4" draw:marker-start-width="0.276cm" draw:marker-end="EndMarker_5f_61" draw:marker-end-width="0.276cm" svg:stroke-opacity="100%" draw:stroke-linejoin="round" draw:fill="none" fo:padding-top="0.129cm" fo:padding-bottom="0.129cm" fo:padding-left="0.254cm" fo:padding-right="0.254cm"/>
    </style:style>
    <style:style style:name="gr81" style:family="graphic" style:parent-style-name="standard">
      <style:graphic-properties draw:stroke="solid" svg:stroke-width="0.008cm" svg:stroke-color="#000000" draw:marker-start="StartMarker_5f_5" draw:marker-start-width="0.276cm" draw:marker-end="EndMarker_5f_62" draw:marker-end-width="0.276cm" svg:stroke-opacity="100%" draw:stroke-linejoin="round" draw:fill="none" fo:padding-top="0.129cm" fo:padding-bottom="0.129cm" fo:padding-left="0.254cm" fo:padding-right="0.254cm"/>
    </style:style>
    <style:style style:name="gr82" style:family="graphic" style:parent-style-name="standard">
      <style:graphic-properties draw:stroke="solid" svg:stroke-width="0.008cm" svg:stroke-color="#000000" draw:marker-end="EndMarker_5f_63" draw:marker-end-width="0.276cm" svg:stroke-opacity="100%" draw:stroke-linejoin="round" draw:fill="none" fo:padding-top="0.129cm" fo:padding-bottom="0.129cm" fo:padding-left="0.254cm" fo:padding-right="0.254cm"/>
    </style:style>
    <style:style style:name="gr83" style:family="graphic" style:parent-style-name="standard">
      <style:graphic-properties draw:stroke="solid" svg:stroke-width="0.008cm" svg:stroke-color="#000000" draw:marker-end="EndMarker_5f_64" draw:marker-end-width="0.276cm" svg:stroke-opacity="100%" draw:stroke-linejoin="round" draw:fill="none" fo:padding-top="0.129cm" fo:padding-bottom="0.129cm" fo:padding-left="0.254cm" fo:padding-right="0.254cm"/>
    </style:style>
    <style:style style:name="gr84" style:family="graphic" style:parent-style-name="standard">
      <style:graphic-properties draw:stroke="solid" svg:stroke-width="0.008cm" svg:stroke-color="#000000" draw:marker-end="EndMarker_5f_65" draw:marker-end-width="0.276cm" svg:stroke-opacity="100%" draw:stroke-linejoin="round" draw:fill="none" fo:padding-top="0.129cm" fo:padding-bottom="0.129cm" fo:padding-left="0.254cm" fo:padding-right="0.254cm"/>
    </style:style>
    <style:style style:name="gr85" style:family="graphic" style:parent-style-name="standard">
      <style:graphic-properties draw:stroke="solid" svg:stroke-width="0.008cm" svg:stroke-color="#000000" draw:marker-end="EndMarker_5f_66" draw:marker-end-width="0.276cm" svg:stroke-opacity="100%" draw:stroke-linejoin="round" draw:fill="none" fo:padding-top="0.129cm" fo:padding-bottom="0.129cm" fo:padding-left="0.254cm" fo:padding-right="0.254cm"/>
    </style:style>
    <style:style style:name="gr86" style:family="graphic" style:parent-style-name="standard">
      <style:graphic-properties draw:stroke="solid" svg:stroke-width="0.008cm" svg:stroke-color="#000000" draw:marker-end="EndMarker_5f_67" draw:marker-end-width="0.276cm" svg:stroke-opacity="100%" draw:stroke-linejoin="round" draw:fill="none" fo:padding-top="0.129cm" fo:padding-bottom="0.129cm" fo:padding-left="0.254cm" fo:padding-right="0.254cm"/>
    </style:style>
    <style:style style:name="gr87" style:family="graphic" style:parent-style-name="standard">
      <style:graphic-properties draw:stroke="solid" svg:stroke-width="0.008cm" svg:stroke-color="#000000" draw:marker-start="StartMarker_5f_6" draw:marker-start-width="0.276cm" draw:marker-end="EndMarker_5f_68" draw:marker-end-width="0.276cm" svg:stroke-opacity="100%" draw:stroke-linejoin="round" draw:fill="none" fo:padding-top="0.129cm" fo:padding-bottom="0.129cm" fo:padding-left="0.254cm" fo:padding-right="0.254cm"/>
    </style:style>
    <style:style style:name="gr88" style:family="graphic" style:parent-style-name="standard">
      <style:graphic-properties draw:stroke="solid" svg:stroke-width="0.008cm" svg:stroke-color="#000000" draw:marker-start="StartMarker_5f_7" draw:marker-start-width="0.276cm" draw:marker-end="EndMarker_5f_69" draw:marker-end-width="0.276cm" svg:stroke-opacity="100%" draw:stroke-linejoin="round" draw:fill="none" fo:padding-top="0.129cm" fo:padding-bottom="0.129cm" fo:padding-left="0.254cm" fo:padding-right="0.254cm"/>
    </style:style>
    <style:style style:name="gr89" style:family="graphic" style:parent-style-name="standard">
      <style:graphic-properties draw:stroke="solid" svg:stroke-width="0.008cm" svg:stroke-color="#000000" draw:marker-start="StartMarker_5f_8" draw:marker-start-width="0.276cm" draw:marker-end="EndMarker_5f_70" draw:marker-end-width="0.276cm" svg:stroke-opacity="100%" draw:stroke-linejoin="round" draw:fill="none" fo:padding-top="0.129cm" fo:padding-bottom="0.129cm" fo:padding-left="0.254cm" fo:padding-right="0.254cm"/>
    </style:style>
    <style:style style:name="gr90" style:family="graphic" style:parent-style-name="standard">
      <style:graphic-properties draw:stroke="solid" svg:stroke-width="0.008cm" svg:stroke-color="#000000" draw:marker-end="EndMarker_5f_71" draw:marker-end-width="0.276cm" svg:stroke-opacity="100%" draw:stroke-linejoin="round" draw:fill="none" fo:padding-top="0.129cm" fo:padding-bottom="0.129cm" fo:padding-left="0.254cm" fo:padding-right="0.254cm"/>
    </style:style>
    <style:style style:name="gr91" style:family="graphic" style:parent-style-name="standard">
      <style:graphic-properties draw:stroke="solid" svg:stroke-width="0.008cm" svg:stroke-color="#000000" draw:marker-end="EndMarker_5f_72" draw:marker-end-width="0.276cm" svg:stroke-opacity="100%" draw:stroke-linejoin="round" draw:fill="none" fo:padding-top="0.129cm" fo:padding-bottom="0.129cm" fo:padding-left="0.254cm" fo:padding-right="0.254cm"/>
    </style:style>
    <style:style style:name="gr92" style:family="graphic" style:parent-style-name="standard">
      <style:graphic-properties draw:stroke="solid" svg:stroke-width="0.008cm" svg:stroke-color="#000000" draw:marker-end="EndMarker_5f_73" draw:marker-end-width="0.276cm" svg:stroke-opacity="100%" draw:stroke-linejoin="round" draw:fill="none" fo:padding-top="0.129cm" fo:padding-bottom="0.129cm" fo:padding-left="0.254cm" fo:padding-right="0.254cm"/>
    </style:style>
    <style:style style:name="gr93" style:family="graphic" style:parent-style-name="standard">
      <style:graphic-properties draw:stroke="solid" svg:stroke-width="0.008cm" svg:stroke-color="#000000" draw:marker-end="EndMarker_5f_74" draw:marker-end-width="0.276cm" svg:stroke-opacity="100%" draw:stroke-linejoin="round" draw:fill="none" fo:padding-top="0.129cm" fo:padding-bottom="0.129cm" fo:padding-left="0.254cm" fo:padding-right="0.254cm"/>
    </style:style>
    <style:style style:name="gr94" style:family="graphic" style:parent-style-name="standard">
      <style:graphic-properties draw:stroke="solid" svg:stroke-width="0.008cm" svg:stroke-color="#000000" draw:marker-end="EndMarker_5f_75" draw:marker-end-width="0.276cm" svg:stroke-opacity="100%" draw:stroke-linejoin="round" draw:fill="none" fo:padding-top="0.129cm" fo:padding-bottom="0.129cm" fo:padding-left="0.254cm" fo:padding-right="0.254cm"/>
    </style:style>
    <style:style style:name="gr95" style:family="graphic" style:parent-style-name="standard">
      <style:graphic-properties draw:stroke="solid" svg:stroke-width="0.008cm" svg:stroke-color="#000000" draw:marker-end="EndMarker_5f_76" draw:marker-end-width="0.276cm" svg:stroke-opacity="100%" draw:stroke-linejoin="round" draw:fill="none" fo:padding-top="0.129cm" fo:padding-bottom="0.129cm" fo:padding-left="0.254cm" fo:padding-right="0.254cm"/>
    </style:style>
    <style:style style:name="gr96" style:family="graphic" style:parent-style-name="standard">
      <style:graphic-properties draw:stroke="solid" svg:stroke-width="0.008cm" svg:stroke-color="#000000" draw:marker-start="StartMarker_5f_9" draw:marker-start-width="0.276cm" svg:stroke-opacity="100%" draw:stroke-linejoin="round" draw:fill="none" fo:padding-top="0.129cm" fo:padding-bottom="0.129cm" fo:padding-left="0.254cm" fo:padding-right="0.254cm"/>
    </style:style>
    <style:style style:name="gr97" style:family="graphic" style:parent-style-name="standard">
      <style:graphic-properties draw:stroke="none" draw:fill="none" draw:textarea-vertical-align="middle" fo:min-height="0.645cm" fo:padding-top="0.071cm" fo:padding-bottom="0.071cm" fo:padding-left="0.071cm" fo:padding-right="0.071cm"/>
    </style:style>
    <style:style style:name="gr98" style:family="graphic" style:parent-style-name="standard">
      <style:graphic-properties draw:stroke="none" draw:fill="none" draw:textarea-vertical-align="middle" fo:min-height="0.558cm" fo:padding-top="0.071cm" fo:padding-bottom="0.071cm" fo:padding-left="0.071cm" fo:padding-right="0.071cm"/>
    </style:style>
    <style:style style:name="gr99" style:family="graphic" style:parent-style-name="standard">
      <style:graphic-properties draw:stroke="none" draw:fill="none" draw:textarea-vertical-align="middle" fo:min-height="0.983cm" fo:padding-top="0.071cm" fo:padding-bottom="0.071cm" fo:padding-left="0.071cm" fo:padding-right="0.071cm"/>
    </style:style>
    <style:style style:name="gr100" style:family="graphic" style:parent-style-name="standard">
      <style:graphic-properties draw:stroke="solid" svg:stroke-width="0.008cm" svg:stroke-color="#000000" draw:marker-end="EndMarker_5f_77" draw:marker-end-width="0.276cm" svg:stroke-opacity="100%" draw:stroke-linejoin="round" draw:fill="none" fo:padding-top="0.129cm" fo:padding-bottom="0.129cm" fo:padding-left="0.254cm" fo:padding-right="0.254cm"/>
    </style:style>
    <style:style style:name="gr101" style:family="graphic" style:parent-style-name="standard">
      <style:graphic-properties draw:stroke="solid" svg:stroke-width="0.008cm" svg:stroke-color="#000000" draw:marker-end="EndMarker_5f_78" draw:marker-end-width="0.276cm" svg:stroke-opacity="100%" draw:stroke-linejoin="round" draw:fill="none" fo:padding-top="0.129cm" fo:padding-bottom="0.129cm" fo:padding-left="0.254cm" fo:padding-right="0.254cm"/>
    </style:style>
    <style:style style:name="gr102" style:family="graphic" style:parent-style-name="standard">
      <style:graphic-properties draw:stroke="solid" svg:stroke-width="0.008cm" svg:stroke-color="#000000" draw:marker-end="EndMarker_5f_79" draw:marker-end-width="0.276cm" svg:stroke-opacity="100%" draw:stroke-linejoin="round" draw:fill="none" fo:padding-top="0.129cm" fo:padding-bottom="0.129cm" fo:padding-left="0.254cm" fo:padding-right="0.254cm"/>
    </style:style>
    <style:style style:name="gr103" style:family="graphic" style:parent-style-name="standard">
      <style:graphic-properties draw:stroke="none" draw:fill="none" draw:textarea-vertical-align="middle" fo:min-height="0.658cm" fo:padding-top="0.071cm" fo:padding-bottom="0.071cm" fo:padding-left="0.071cm" fo:padding-right="0.071cm"/>
    </style:style>
    <style:style style:name="gr104" style:family="graphic" style:parent-style-name="standard">
      <style:graphic-properties draw:stroke="none" draw:fill="none" draw:textarea-vertical-align="middle" fo:min-height="0.279cm" fo:padding-top="0.071cm" fo:padding-bottom="0.071cm" fo:padding-left="0.071cm" fo:padding-right="0.071cm"/>
    </style:style>
    <style:style style:name="gr105" style:family="graphic" style:parent-style-name="standard">
      <style:graphic-properties draw:stroke="none" draw:fill="none" draw:textarea-vertical-align="middle" fo:min-height="0.533cm" fo:padding-top="0.071cm" fo:padding-bottom="0.071cm" fo:padding-left="0.071cm" fo:padding-right="0.071cm"/>
    </style:style>
    <style:style style:name="gr106" style:family="graphic" style:parent-style-name="standard">
      <style:graphic-properties draw:stroke="solid" svg:stroke-width="0.008cm" svg:stroke-color="#000000" draw:marker-end="EndMarker_5f_80" draw:marker-end-width="0.276cm" svg:stroke-opacity="100%" draw:stroke-linejoin="round" draw:fill="none" fo:padding-top="0.129cm" fo:padding-bottom="0.129cm" fo:padding-left="0.254cm" fo:padding-right="0.254cm"/>
    </style:style>
    <style:style style:name="gr107" style:family="graphic" style:parent-style-name="standard">
      <style:graphic-properties draw:stroke="solid" svg:stroke-width="0.008cm" svg:stroke-color="#000000" draw:marker-end="EndMarker_5f_81" draw:marker-end-width="0.276cm" svg:stroke-opacity="100%" draw:stroke-linejoin="round" draw:fill="none" fo:padding-top="0.129cm" fo:padding-bottom="0.129cm" fo:padding-left="0.254cm" fo:padding-right="0.254cm"/>
    </style:style>
    <style:style style:name="gr108" style:family="graphic" style:parent-style-name="standard">
      <style:graphic-properties draw:stroke="solid" svg:stroke-width="0.008cm" svg:stroke-color="#000000" draw:marker-end="EndMarker_5f_82" draw:marker-end-width="0.276cm" svg:stroke-opacity="100%" draw:stroke-linejoin="round" draw:fill="none" fo:padding-top="0.129cm" fo:padding-bottom="0.129cm" fo:padding-left="0.254cm" fo:padding-right="0.254cm"/>
    </style:style>
    <style:style style:name="gr109" style:family="graphic" style:parent-style-name="standard">
      <style:graphic-properties draw:stroke="none" draw:marker-end="EndMarker_5f_83" draw:marker-end-width="0.276cm" draw:fill="solid" draw:fill-color="#ffffff" draw:shadow="hidden"/>
    </style:style>
    <style:style style:name="gr110" style:family="graphic" style:parent-style-name="standard">
      <style:graphic-properties draw:stroke="solid" svg:stroke-width="0.008cm" svg:stroke-color="#000000" draw:marker-end="EndMarker_5f_84" draw:marker-end-width="0.276cm" svg:stroke-opacity="100%" draw:stroke-linejoin="round" draw:fill="none" fo:padding-top="0.129cm" fo:padding-bottom="0.129cm" fo:padding-left="0.254cm" fo:padding-right="0.254cm"/>
    </style:style>
    <style:style style:name="gr111" style:family="graphic" style:parent-style-name="standard">
      <style:graphic-properties draw:stroke="solid" svg:stroke-width="0.008cm" svg:stroke-color="#000000" draw:marker-end="EndMarker_5f_85" draw:marker-end-width="0.276cm" svg:stroke-opacity="100%" draw:stroke-linejoin="round" draw:fill="none" fo:padding-top="0.129cm" fo:padding-bottom="0.129cm" fo:padding-left="0.254cm" fo:padding-right="0.254cm"/>
    </style:style>
    <style:style style:name="gr112" style:family="graphic" style:parent-style-name="standard">
      <style:graphic-properties draw:stroke="solid" svg:stroke-width="0.008cm" svg:stroke-color="#000000" draw:marker-end="EndMarker_5f_86" draw:marker-end-width="0.276cm" svg:stroke-opacity="100%" draw:stroke-linejoin="round" draw:fill="none" fo:padding-top="0.129cm" fo:padding-bottom="0.129cm" fo:padding-left="0.254cm" fo:padding-right="0.254cm"/>
    </style:style>
    <style:style style:name="gr113" style:family="graphic" style:parent-style-name="standard">
      <style:graphic-properties draw:stroke="solid" svg:stroke-width="0.008cm" svg:stroke-color="#000000" draw:marker-end="EndMarker_5f_87" draw:marker-end-width="0.276cm" svg:stroke-opacity="100%" draw:stroke-linejoin="round" draw:fill="none" fo:padding-top="0.129cm" fo:padding-bottom="0.129cm" fo:padding-left="0.254cm" fo:padding-right="0.254cm"/>
    </style:style>
    <style:style style:name="gr114" style:family="graphic" style:parent-style-name="standard">
      <style:graphic-properties draw:stroke="solid" svg:stroke-width="0.008cm" svg:stroke-color="#000000" draw:marker-end="EndMarker_5f_88" draw:marker-end-width="0.276cm" svg:stroke-opacity="100%" draw:stroke-linejoin="round" draw:fill="none" fo:padding-top="0.129cm" fo:padding-bottom="0.129cm" fo:padding-left="0.254cm" fo:padding-right="0.254cm"/>
    </style:style>
    <style:style style:name="gr115" style:family="graphic" style:parent-style-name="standard">
      <style:graphic-properties draw:stroke="solid" svg:stroke-width="0.008cm" svg:stroke-color="#000000" draw:marker-end="EndMarker_5f_89" draw:marker-end-width="0.276cm" svg:stroke-opacity="100%" draw:stroke-linejoin="round" draw:fill="none" fo:padding-top="0.129cm" fo:padding-bottom="0.129cm" fo:padding-left="0.254cm" fo:padding-right="0.254cm"/>
    </style:style>
    <style:style style:name="gr116" style:family="graphic" style:parent-style-name="standard">
      <style:graphic-properties draw:stroke="none" draw:fill="none" draw:textarea-vertical-align="middle" fo:min-height="5.558cm" fo:padding-top="0.071cm" fo:padding-bottom="0.071cm" fo:padding-left="0.071cm" fo:padding-right="0.071cm"/>
    </style:style>
    <style:style style:name="gr117" style:family="graphic" style:parent-style-name="standard">
      <style:graphic-properties draw:stroke="none" draw:fill="none" draw:textarea-vertical-align="middle" fo:min-height="1.958cm" fo:padding-top="0.071cm" fo:padding-bottom="0.071cm" fo:padding-left="0.071cm" fo:padding-right="0.071cm"/>
    </style:style>
    <style:style style:name="gr118" style:family="graphic" style:parent-style-name="standard">
      <style:graphic-properties draw:stroke="none" draw:fill="none" draw:textarea-vertical-align="middle" fo:min-height="2.058cm" fo:padding-top="0.071cm" fo:padding-bottom="0.071cm" fo:padding-left="0.071cm" fo:padding-right="0.071cm"/>
    </style:style>
    <style:style style:name="gr119" style:family="graphic" style:parent-style-name="standard">
      <style:graphic-properties draw:stroke="solid" draw:shadow="hidden" draw:visible-area-left="0cm" draw:visible-area-top="0cm" draw:visible-area-width="5cm" draw:visible-area-height="5cm" draw:ole-draw-aspect="1"/>
    </style:style>
    <style:style style:name="gr120" style:family="graphic" style:parent-style-name="standard">
      <style:graphic-properties draw:stroke="none" draw:fill="none" draw:textarea-vertical-align="middle" fo:min-height="1.058cm" fo:padding-top="0.071cm" fo:padding-bottom="0.071cm" fo:padding-left="0.071cm" fo:padding-right="0.071cm"/>
    </style:style>
    <style:style style:name="gr121" style:family="graphic" style:parent-style-name="standard">
      <style:graphic-properties draw:stroke="none" draw:fill="none" draw:textarea-vertical-align="middle" fo:min-height="1.17cm" fo:padding-top="0.071cm" fo:padding-bottom="0.071cm" fo:padding-left="0.071cm" fo:padding-right="0.071cm"/>
    </style:style>
    <style:style style:name="gr122" style:family="graphic" style:parent-style-name="standard">
      <style:graphic-properties draw:stroke="solid" svg:stroke-width="0.008cm" svg:stroke-color="#000000" draw:marker-end="EndMarker_5f_90" draw:marker-end-width="0.276cm" svg:stroke-opacity="100%" draw:stroke-linejoin="round" draw:fill="none" fo:padding-top="0.129cm" fo:padding-bottom="0.129cm" fo:padding-left="0.254cm" fo:padding-right="0.254cm"/>
    </style:style>
    <style:style style:name="gr123" style:family="graphic" style:parent-style-name="standard">
      <style:graphic-properties draw:stroke="solid" svg:stroke-width="0.008cm" svg:stroke-color="#000000" draw:marker-end="EndMarker_5f_91" draw:marker-end-width="0.276cm" svg:stroke-opacity="100%" draw:stroke-linejoin="round" draw:fill="none" fo:padding-top="0.129cm" fo:padding-bottom="0.129cm" fo:padding-left="0.254cm" fo:padding-right="0.254cm"/>
    </style:style>
    <style:style style:name="gr124" style:family="graphic" style:parent-style-name="standard">
      <style:graphic-properties draw:stroke="none" draw:fill="none" draw:textarea-vertical-align="middle" fo:min-height="0.339cm" fo:padding-top="0.141cm" fo:padding-bottom="0.141cm" fo:padding-left="0.141cm" fo:padding-right="0.141cm"/>
    </style:style>
    <style:style style:name="gr125" style:family="graphic" style:parent-style-name="standard">
      <style:graphic-properties draw:stroke="solid" svg:stroke-width="0.008cm" svg:stroke-color="#000000" draw:marker-end="EndMarker_5f_92" draw:marker-end-width="0.276cm" svg:stroke-opacity="100%" draw:stroke-linejoin="round" draw:fill="none" fo:padding-top="0.129cm" fo:padding-bottom="0.129cm" fo:padding-left="0.254cm" fo:padding-right="0.254cm"/>
    </style:style>
    <style:style style:name="gr126" style:family="graphic" style:parent-style-name="standard">
      <style:graphic-properties draw:stroke="solid" svg:stroke-width="0.008cm" svg:stroke-color="#000000" draw:marker-end="EndMarker_5f_93" draw:marker-end-width="0.276cm" svg:stroke-opacity="100%" draw:stroke-linejoin="round" draw:fill="none" fo:padding-top="0.129cm" fo:padding-bottom="0.129cm" fo:padding-left="0.254cm" fo:padding-right="0.254cm"/>
    </style:style>
    <style:style style:name="gr127" style:family="graphic" style:parent-style-name="standard">
      <style:graphic-properties draw:stroke="solid" svg:stroke-width="0.008cm" svg:stroke-color="#000000" draw:marker-end="EndMarker_5f_94" draw:marker-end-width="0.276cm" svg:stroke-opacity="100%" draw:stroke-linejoin="round" draw:fill="none" fo:padding-top="0.129cm" fo:padding-bottom="0.129cm" fo:padding-left="0.254cm" fo:padding-right="0.254cm"/>
    </style:style>
    <style:style style:name="gr128" style:family="graphic" style:parent-style-name="standard">
      <style:graphic-properties draw:stroke="solid" svg:stroke-width="0.008cm" svg:stroke-color="#000000" draw:marker-end="EndMarker_5f_95" draw:marker-end-width="0.276cm" svg:stroke-opacity="100%" draw:stroke-linejoin="round" draw:fill="none" fo:padding-top="0.129cm" fo:padding-bottom="0.129cm" fo:padding-left="0.254cm" fo:padding-right="0.254cm"/>
    </style:style>
    <style:style style:name="gr129" style:family="graphic" style:parent-style-name="standard">
      <style:graphic-properties draw:stroke="solid" svg:stroke-width="0.008cm" svg:stroke-color="#000000" draw:marker-end="EndMarker_5f_96" draw:marker-end-width="0.276cm" svg:stroke-opacity="100%" draw:stroke-linejoin="round" draw:fill="none" fo:padding-top="0.129cm" fo:padding-bottom="0.129cm" fo:padding-left="0.254cm" fo:padding-right="0.254cm"/>
    </style:style>
    <style:style style:name="gr130" style:family="graphic" style:parent-style-name="standard">
      <style:graphic-properties draw:stroke="solid" svg:stroke-width="0.008cm" svg:stroke-color="#000000" draw:marker-end="EndMarker_5f_97" draw:marker-end-width="0.276cm" svg:stroke-opacity="100%" draw:stroke-linejoin="round" draw:fill="none" fo:padding-top="0.129cm" fo:padding-bottom="0.129cm" fo:padding-left="0.254cm" fo:padding-right="0.254cm"/>
    </style:style>
    <style:style style:name="gr131" style:family="graphic" style:parent-style-name="standard">
      <style:graphic-properties draw:stroke="solid" svg:stroke-width="0.008cm" svg:stroke-color="#000000" draw:marker-end="EndMarker_5f_98" draw:marker-end-width="0.276cm" svg:stroke-opacity="100%" draw:stroke-linejoin="round" draw:fill="none" fo:padding-top="0.129cm" fo:padding-bottom="0.129cm" fo:padding-left="0.254cm" fo:padding-right="0.254cm"/>
    </style:style>
    <style:style style:name="gr132" style:family="graphic" style:parent-style-name="standard">
      <style:graphic-properties draw:stroke="solid" svg:stroke-width="0.008cm" svg:stroke-color="#000000" draw:marker-end="EndMarker_5f_99" draw:marker-end-width="0.276cm" svg:stroke-opacity="100%" draw:stroke-linejoin="round" draw:fill="none" fo:padding-top="0.129cm" fo:padding-bottom="0.129cm" fo:padding-left="0.254cm" fo:padding-right="0.254cm"/>
    </style:style>
    <style:style style:name="gr133" style:family="graphic" style:parent-style-name="standard">
      <style:graphic-properties draw:stroke="solid" svg:stroke-width="0.008cm" svg:stroke-color="#000000" draw:marker-end="EndMarker_5f_100" draw:marker-end-width="0.276cm" svg:stroke-opacity="100%" draw:stroke-linejoin="round" draw:fill="none" fo:padding-top="0.129cm" fo:padding-bottom="0.129cm" fo:padding-left="0.254cm" fo:padding-right="0.254cm"/>
    </style:style>
    <style:style style:name="gr134" style:family="graphic" style:parent-style-name="standard">
      <style:graphic-properties draw:stroke="solid" svg:stroke-width="0.008cm" svg:stroke-color="#000000" draw:marker-end="EndMarker_5f_101" draw:marker-end-width="0.276cm" svg:stroke-opacity="100%" draw:stroke-linejoin="round" draw:fill="none" fo:padding-top="0.129cm" fo:padding-bottom="0.129cm" fo:padding-left="0.254cm" fo:padding-right="0.254cm"/>
    </style:style>
    <style:style style:name="gr135" style:family="graphic" style:parent-style-name="standard">
      <style:graphic-properties draw:stroke="solid" svg:stroke-width="0.008cm" svg:stroke-color="#000000" draw:marker-end="EndMarker_5f_102" draw:marker-end-width="0.276cm" svg:stroke-opacity="100%" draw:stroke-linejoin="round" draw:fill="none" fo:padding-top="0.129cm" fo:padding-bottom="0.129cm" fo:padding-left="0.254cm" fo:padding-right="0.254cm"/>
    </style:style>
    <style:style style:name="gr136" style:family="graphic" style:parent-style-name="standard">
      <style:graphic-properties draw:stroke="solid" svg:stroke-width="0.008cm" svg:stroke-color="#000000" draw:marker-end="EndMarker_5f_103" draw:marker-end-width="0.276cm" svg:stroke-opacity="100%" draw:stroke-linejoin="round" draw:fill="none" fo:padding-top="0.129cm" fo:padding-bottom="0.129cm" fo:padding-left="0.254cm" fo:padding-right="0.254cm"/>
    </style:style>
    <style:style style:name="gr137" style:family="graphic" style:parent-style-name="standard">
      <style:graphic-properties draw:stroke="solid" svg:stroke-width="0.008cm" svg:stroke-color="#000000" draw:marker-end="EndMarker_5f_104" draw:marker-end-width="0.276cm" svg:stroke-opacity="100%" draw:stroke-linejoin="round" draw:fill="none" fo:padding-top="0.129cm" fo:padding-bottom="0.129cm" fo:padding-left="0.254cm" fo:padding-right="0.254cm"/>
    </style:style>
    <style:style style:name="gr138" style:family="graphic" style:parent-style-name="standard">
      <style:graphic-properties draw:stroke="solid" svg:stroke-width="0.008cm" svg:stroke-color="#000000" draw:marker-end="EndMarker_5f_105" draw:marker-end-width="0.276cm" svg:stroke-opacity="100%" draw:stroke-linejoin="round" draw:fill="none" fo:padding-top="0.129cm" fo:padding-bottom="0.129cm" fo:padding-left="0.254cm" fo:padding-right="0.254cm"/>
    </style:style>
    <style:style style:name="gr139" style:family="graphic" style:parent-style-name="standard">
      <style:graphic-properties draw:stroke="solid" svg:stroke-width="0.008cm" svg:stroke-color="#000000" draw:marker-end="EndMarker_5f_106" draw:marker-end-width="0.276cm" svg:stroke-opacity="100%" draw:stroke-linejoin="round" draw:fill="none" fo:padding-top="0.129cm" fo:padding-bottom="0.129cm" fo:padding-left="0.254cm" fo:padding-right="0.254cm"/>
    </style:style>
    <style:style style:name="gr140" style:family="graphic" style:parent-style-name="standard">
      <style:graphic-properties draw:stroke="solid" svg:stroke-width="0.008cm" svg:stroke-color="#000000" draw:marker-end="EndMarker_5f_107" draw:marker-end-width="0.276cm" svg:stroke-opacity="100%" draw:stroke-linejoin="round" draw:fill="none" fo:padding-top="0.129cm" fo:padding-bottom="0.129cm" fo:padding-left="0.254cm" fo:padding-right="0.254cm"/>
    </style:style>
    <style:style style:name="gr141" style:family="graphic" style:parent-style-name="standard">
      <style:graphic-properties draw:stroke="solid" svg:stroke-width="0.008cm" svg:stroke-color="#000000" draw:marker-end="EndMarker_5f_108" draw:marker-end-width="0.276cm" svg:stroke-opacity="100%" draw:stroke-linejoin="round" draw:fill="none" fo:padding-top="0.129cm" fo:padding-bottom="0.129cm" fo:padding-left="0.254cm" fo:padding-right="0.254cm"/>
    </style:style>
    <style:style style:name="gr142" style:family="graphic" style:parent-style-name="standard">
      <style:graphic-properties draw:stroke="none" draw:fill="none" draw:textarea-vertical-align="middle" fo:min-height="0.958cm" fo:padding-top="0.071cm" fo:padding-bottom="0.071cm" fo:padding-left="0.071cm" fo:padding-right="0.071cm"/>
    </style:style>
    <style:style style:name="gr143" style:family="graphic" style:parent-style-name="standard">
      <style:graphic-properties draw:stroke="solid" svg:stroke-width="0.008cm" svg:stroke-color="#000000" draw:marker-end="EndMarker_5f_109" draw:marker-end-width="0.276cm" svg:stroke-opacity="100%" draw:stroke-linejoin="round" draw:fill="none" fo:padding-top="0.129cm" fo:padding-bottom="0.129cm" fo:padding-left="0.254cm" fo:padding-right="0.254cm"/>
    </style:style>
    <style:style style:name="gr144" style:family="graphic" style:parent-style-name="standard">
      <style:graphic-properties draw:stroke="solid" svg:stroke-width="0.008cm" svg:stroke-color="#000000" draw:marker-end="EndMarker_5f_110" draw:marker-end-width="0.276cm" svg:stroke-opacity="100%" draw:stroke-linejoin="round" draw:fill="none" fo:padding-top="0.129cm" fo:padding-bottom="0.129cm" fo:padding-left="0.254cm" fo:padding-right="0.254cm"/>
    </style:style>
    <style:style style:name="P1" style:family="paragraph">
      <style:paragraph-properties fo:margin-left="0cm" fo:margin-right="0cm" fo:margin-top="0cm" fo:margin-bottom="0cm" fo:line-height="120%" fo:text-align="center" fo:text-indent="0cm"/>
    </style:style>
    <style:style style:name="P2" style:family="paragraph">
      <style:paragraph-properties fo:margin-left="0cm" fo:margin-right="0cm" fo:margin-top="0cm" fo:margin-bottom="0cm" fo:line-height="120%" fo:text-align="start" fo:text-indent="0cm"/>
    </style:style>
    <style:style style:name="P3" style:family="paragraph">
      <style:paragraph-properties fo:margin-left="0.635cm" fo:margin-right="0cm" fo:margin-top="0cm" fo:margin-bottom="0cm" fo:line-height="120%" fo:text-align="center" fo:text-indent="0cm"/>
    </style:style>
    <style:style style:name="T1" style:family="text">
      <style:text-properties fo:color="#000000" style:font-name="Arial1" fo:font-size="8pt" style:font-name-asian="Arial1" style:font-size-asian="8pt" style:font-name-complex="Arial1" style:font-size-complex="8pt"/>
    </style:style>
    <style:style style:name="T2" style:family="text">
      <style:text-properties fo:color="#000000" style:font-name="Arial1" fo:font-size="10pt" fo:font-weight="bold" style:font-name-asian="Arial1" style:font-size-asian="10pt" style:font-weight-asian="bold" style:font-name-complex="Arial1" style:font-size-complex="10pt" style:font-weight-complex="bold"/>
    </style:style>
    <style:style style:name="T3" style:family="text">
      <style:text-properties fo:color="#000000" style:font-name="Arial1" fo:font-size="18pt" style:font-name-asian="Arial1" style:font-size-asian="18pt" style:font-name-complex="Arial1" style:font-size-complex="18pt"/>
    </style:style>
    <style:style style:name="T4" style:family="text">
      <style:text-properties fo:color="#000000" style:font-name="Arial1" fo:font-size="12pt" fo:font-weight="bold" style:font-name-asian="Arial1" style:font-size-asian="12pt" style:font-weight-asian="bold" style:font-name-complex="Arial1" style:font-size-complex="12pt" style:font-weight-complex="bold"/>
    </style:style>
    <style:style style:name="T5" style:family="text">
      <style:text-properties fo:color="#000000" style:font-name="Arial1" fo:font-size="14pt" fo:font-weight="bold" style:font-name-asian="Arial1" style:font-size-asian="14pt" style:font-weight-asian="bold" style:font-name-complex="Arial1" style:font-size-complex="14pt" style:font-weight-complex="bold"/>
    </style:style>
    <style:style style:name="T6" style:family="text">
      <style:text-properties fo:color="#000000" style:font-name="Arial1" fo:font-size="12pt" style:font-name-asian="Arial1" style:font-size-asian="12pt" style:font-name-complex="Arial1" style:font-size-complex="12pt"/>
    </style:style>
    <style:style style:name="T7" style:family="text">
      <style:text-properties fo:color="#000000" style:font-name="Arial1" fo:font-size="18pt" fo:font-weight="bold" style:font-name-asian="Arial1" style:font-size-asian="18pt" style:font-weight-asian="bold" style:font-name-complex="Arial1"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USB device Read/write" draw:style-name="dp1" draw:master-page-name="Default">
        <office:forms form:automatic-focus="false" form:apply-design-mode="false"/>
        <draw:g>
          <draw:g>
            <draw:polygon draw:style-name="gr1" draw:layer="layout" svg:width="2.5cm" svg:height="1.5cm" svg:x="3.5cm" svg:y="4.94cm" svg:viewBox="0 0 2501 1501" draw:points="0,1501 2501,1501 2501,0 0,0">
              <text:p/>
            </draw:polygon>
            <draw:polygon draw:style-name="gr2" draw:layer="layout" svg:width="2.5cm" svg:height="1.5cm" svg:x="3.5cm" svg:y="4.94cm" svg:viewBox="0 0 2501 1501" draw:points="0,1501 2501,1501 2501,0 0,0">
              <text:p/>
            </draw:polygon>
          </draw:g>
          <draw:frame draw:style-name="gr3" draw:layer="layout" svg:width="2.5cm" svg:height="1.5cm" svg:x="3.5cm" svg:y="4.94cm">
            <draw:text-box>
              <text:p text:style-name="P1"><text:span text:style-name="T1">Read()</text:span></text:p>
            </draw:text-box>
          </draw:frame>
        </draw:g>
        <draw:line draw:style-name="gr4" draw:layer="layout" svg:x1="4.75cm" svg:y1="3.94cm" svg:x2="4.75cm" svg:y2="4.939cm">
          <text:p/>
        </draw:line>
        <draw:g>
          <draw:polyline draw:style-name="gr5" draw:layer="layout" svg:width="0cm" svg:height="2.128cm" svg:x="4.7cm" svg:y="6.44cm" svg:viewBox="0 0 0 2129" draw:points="0,0 0,1064 0,1064 0,2129">
            <text:p/>
          </draw:polyline>
          <draw:frame draw:style-name="gr6" draw:layer="layout" svg:width="1.411cm" svg:height="1.397cm" svg:x="3.994cm" svg:y="6.807cm">
            <draw:text-box>
              <text:p/>
            </draw:text-box>
          </draw:frame>
        </draw:g>
        <draw:g>
          <draw:g>
            <draw:path draw:style-name="gr1" draw:layer="layout" svg:width="2.5cm" svg:height="2.001cm" svg:x="3.5cm" svg:y="11.19cm" svg:viewBox="0 0 2501 2002" svg:d="M0 250v1502c0 46 52 85 168 125 115 40 258 68 457 91 200 24 395 34 626 34 230 0 425-10 625-34 199-23 342-51 457-91 116-40 168-79 168-125v-1502c0-46-52-85-168-125-115-40-258-68-457-91-200-24-395-34-626-34-230 0-425 10-625 34-199 23-342 51-457 91-116 40-168 79-168 125z">
              <text:p/>
            </draw:path>
            <draw:path draw:style-name="gr2" draw:layer="layout" svg:width="2.5cm" svg:height="2.001cm" svg:x="3.5cm" svg:y="11.19cm" svg:viewBox="0 0 2501 2002" svg:d="M0 250v1502c0 46 52 85 168 125 115 40 258 68 457 91 200 24 395 34 626 34 230 0 425-10 625-34 199-23 342-51 457-91 116-40 168-79 168-125v-1502c0-46-52-85-168-125-115-40-258-68-457-91-200-24-395-34-626-34-230 0-425 10-625 34-199 23-342 51-457 91-116 40-168 79-168 125zM0 250c0 46 52 85 168 125 115 40 258 69 457 92 200 23 395 33 626 33 230 0 425-10 625-33 199-23 342-52 457-92 116-40 168-79 168-125M0 375c0 46 52 86 168 125 115 40 258 69 457 92 200 23 395 34 626 34 230 0 425-11 625-34 199-23 342-52 457-92 116-39 168-79 168-125">
              <text:p/>
            </draw:path>
          </draw:g>
          <draw:frame draw:style-name="gr7" draw:layer="layout" svg:width="2.5cm" svg:height="2cm" svg:x="3.5cm" svg:y="11.19cm">
            <draw:text-box>
              <text:p text:style-name="P1"><text:span text:style-name="T1">Read Buffer Queue</text:span></text:p>
            </draw:text-box>
          </draw:frame>
        </draw:g>
        <draw:polyline draw:style-name="gr8" draw:layer="layout" svg:width="0.55cm" svg:height="2.5cm" svg:x="3cm" svg:y="9.69cm" svg:viewBox="0 0 551 2501" draw:points="551,0 551,1000 0,1000 0,2501 501,2501">
          <text:p/>
        </draw:polyline>
        <draw:polyline draw:style-name="gr9" draw:layer="layout" svg:width="0.077cm" svg:height="0.146cm" svg:x="9.4cm" svg:y="10.84cm" svg:viewBox="0 0 78 147" draw:points="0,0 0,147 78,147">
          <text:p/>
        </draw:polyline>
        <draw:g>
          <draw:g>
            <draw:path draw:style-name="gr1" draw:layer="layout" svg:width="2.5cm" svg:height="2.001cm" svg:x="13.025cm" svg:y="11.874cm" svg:viewBox="0 0 2501 2002" svg:d="M0 249v1503c0 46 52 85 168 125 115 40 258 68 457 91 200 24 395 34 626 34 230 0 425-10 625-34 199-23 342-51 457-91 116-40 168-79 168-125v-1503c0-46-52-85-168-124-115-40-258-69-457-92-200-23-395-33-626-33-230 0-425 10-625 33-199 23-342 52-457 92-116 39-168 78-168 124z">
              <text:p/>
            </draw:path>
            <draw:path draw:style-name="gr2" draw:layer="layout" svg:width="2.5cm" svg:height="2.001cm" svg:x="13.025cm" svg:y="11.874cm" svg:viewBox="0 0 2501 2002" svg:d="M0 249v1503c0 46 52 85 168 125 115 40 258 68 457 91 200 24 395 34 626 34 230 0 425-10 625-34 199-23 342-51 457-91 116-40 168-79 168-125v-1503c0-46-52-85-168-124-115-40-258-69-457-92-200-23-395-33-626-33-230 0-425 10-625 33-199 23-342 52-457 92-116 39-168 78-168 124zM0 249c0 46 52 85 168 125 115 40 258 69 457 92 200 23 395 33 626 33 230 0 425-10 625-33 199-23 342-52 457-92 116-40 168-79 168-125M0 375c0 46 52 86 168 126 115 39 258 68 457 91 200 23 395 34 626 34 230 0 425-11 625-34 199-23 342-52 457-91 116-40 168-80 168-126">
              <text:p/>
            </draw:path>
          </draw:g>
          <draw:frame draw:style-name="gr7" draw:layer="layout" svg:width="2.5cm" svg:height="2cm" svg:x="13.025cm" svg:y="11.874cm">
            <draw:text-box>
              <text:p text:style-name="P1"><text:span text:style-name="T1">Read Buffer Return Queue</text:span></text:p>
            </draw:text-box>
          </draw:frame>
        </draw:g>
        <draw:g>
          <draw:polyline draw:style-name="gr10" draw:layer="layout" svg:width="0.526cm" svg:height="0.48cm" svg:x="14.275cm" svg:y="11.394cm" svg:viewBox="0 0 527 481" draw:points="527,0 0,0 0,481">
            <text:p/>
          </draw:polyline>
          <draw:frame draw:style-name="gr6" draw:layer="layout" svg:width="1.411cm" svg:height="1.397cm" svg:x="13.593cm" svg:y="10.695cm">
            <draw:text-box>
              <text:p/>
            </draw:text-box>
          </draw:frame>
        </draw:g>
        <draw:polyline draw:style-name="gr11" draw:layer="layout" svg:width="0.526cm" svg:height="0.934cm" svg:x="14.275cm" svg:y="10.94cm" svg:viewBox="0 0 527 935" draw:points="0,935 0,454 527,454 527,0">
          <text:p/>
        </draw:polyline>
        <draw:g>
          <draw:g>
            <draw:polygon draw:style-name="gr1" draw:layer="layout" svg:width="2.5cm" svg:height="1.5cm" svg:x="13.551cm" svg:y="4.46cm" svg:viewBox="0 0 2501 1501" draw:points="0,1501 2501,1501 2501,0 0,0">
              <text:p/>
            </draw:polygon>
            <draw:polygon draw:style-name="gr2" draw:layer="layout" svg:width="2.5cm" svg:height="1.5cm" svg:x="13.551cm" svg:y="4.46cm" svg:viewBox="0 0 2501 1501" draw:points="0,1501 2501,1501 2501,0 0,0">
              <text:p/>
            </draw:polygon>
          </draw:g>
          <draw:frame draw:style-name="gr3" draw:layer="layout" svg:width="2.5cm" svg:height="1.5cm" svg:x="13.551cm" svg:y="4.46cm">
            <draw:text-box>
              <text:p text:style-name="P1"><text:span text:style-name="T1">USB device DMA ISR NCIP</text:span></text:p>
            </draw:text-box>
          </draw:frame>
        </draw:g>
        <draw:line draw:style-name="gr12" draw:layer="layout" svg:x1="6cm" svg:y1="3.19cm" svg:x2="8.172cm" svg:y2="3.19cm">
          <text:p/>
        </draw:line>
        <draw:line draw:style-name="gr13" draw:layer="layout" svg:x1="8.172cm" svg:y1="3.19cm" svg:x2="6cm" svg:y2="3.19cm">
          <text:p/>
        </draw:line>
        <draw:polyline draw:style-name="gr14" draw:layer="layout" svg:width="4.129cm" svg:height="1.27cm" svg:x="9.423cm" svg:y="3.94cm" svg:viewBox="0 0 4130 1271" draw:points="0,0 0,1271 4130,1271">
          <text:p/>
        </draw:polyline>
        <draw:polyline draw:style-name="gr15" draw:layer="layout" svg:width="4.129cm" svg:height="1.27cm" svg:x="9.423cm" svg:y="3.94cm" svg:viewBox="0 0 4130 1271" draw:points="4130,1271 0,1271 0,0">
          <text:p/>
        </draw:polyline>
        <draw:frame draw:style-name="gr16" draw:layer="layout" svg:width="9.8cm" svg:height="1.3cm" svg:x="4.2cm" svg:y="13.94cm">
          <draw:text-box>
            <text:p text:style-name="P1"><text:span text:style-name="T2">USB Device Write operation</text:span></text:p>
          </draw:text-box>
        </draw:frame>
        <draw:line draw:style-name="gr17" draw:layer="layout" svg:x1="9.5cm" svg:y1="7.74cm" svg:x2="9.5cm" svg:y2="8.719cm">
          <text:p/>
        </draw:line>
        <draw:line draw:style-name="gr18" draw:layer="layout" svg:x1="14.801cm" svg:y1="5.96cm" svg:x2="14.801cm" svg:y2="6.939cm">
          <text:p/>
        </draw:line>
        <draw:polyline draw:style-name="gr19" draw:layer="layout" svg:width="0cm" svg:height="0.999cm" svg:x="14.801cm" svg:y="8.44cm" svg:viewBox="0 0 0 1000" draw:points="0,0 0,500 0,500 0,1000">
          <text:p/>
        </draw:polyline>
        <draw:polyline draw:style-name="gr20" draw:layer="layout" svg:width="0.801cm" svg:height="0.5cm" svg:x="12cm" svg:y="7.19cm" svg:viewBox="0 0 802 501" draw:points="802,501 802,0 0,0">
          <text:p/>
        </draw:polyline>
        <draw:line draw:style-name="gr21" draw:layer="layout" svg:x1="14.801cm" svg:y1="9.44cm" svg:x2="14.801cm" svg:y2="8.44cm">
          <text:p/>
        </draw:line>
        <draw:line draw:style-name="gr22" draw:layer="layout" svg:x1="14.801cm" svg:y1="6.939cm" svg:x2="14.801cm" svg:y2="5.96cm">
          <text:p/>
        </draw:line>
        <draw:g>
          <draw:g>
            <draw:polygon draw:style-name="gr1" draw:layer="layout" svg:width="2.5cm" svg:height="1.5cm" svg:x="4.109cm" svg:y="17.886cm" svg:viewBox="0 0 2501 1501" draw:points="0,1501 2501,1501 2501,0 0,0">
              <text:p/>
            </draw:polygon>
            <draw:polygon draw:style-name="gr2" draw:layer="layout" svg:width="2.5cm" svg:height="1.5cm" svg:x="4.109cm" svg:y="17.886cm" svg:viewBox="0 0 2501 1501" draw:points="0,1501 2501,1501 2501,0 0,0">
              <text:p/>
            </draw:polygon>
          </draw:g>
          <draw:frame draw:style-name="gr3" draw:layer="layout" svg:width="2.5cm" svg:height="1.5cm" svg:x="4.109cm" svg:y="17.886cm">
            <draw:text-box>
              <text:p text:style-name="P1"><text:span text:style-name="T1">Write()</text:span></text:p>
            </draw:text-box>
          </draw:frame>
        </draw:g>
        <draw:line draw:style-name="gr23" draw:layer="layout" svg:x1="5.359cm" svg:y1="16.886cm" svg:x2="5.359cm" svg:y2="17.885cm">
          <text:p/>
        </draw:line>
        <draw:g>
          <draw:polyline draw:style-name="gr24" draw:layer="layout" svg:width="0.959cm" svg:height="1.28cm" svg:x="4.4cm" svg:y="19.386cm" svg:viewBox="0 0 960 1281" draw:points="960,0 960,751 0,751 0,1281">
            <text:p/>
          </draw:polyline>
          <draw:frame draw:style-name="gr6" draw:layer="layout" svg:width="1.411cm" svg:height="1.397cm" svg:x="4.284cm" svg:y="19.437cm">
            <draw:text-box>
              <text:p/>
            </draw:text-box>
          </draw:frame>
        </draw:g>
        <draw:g>
          <draw:g>
            <draw:path draw:style-name="gr1" draw:layer="layout" svg:width="2.5cm" svg:height="2cm" svg:x="4.109cm" svg:y="24.136cm" svg:viewBox="0 0 2501 2001" svg:d="M0 250v1502c0 46 52 85 168 124 115 40 258 69 457 92 200 23 395 33 626 33 230 0 425-10 625-33 199-23 342-52 457-92 116-39 168-78 168-124v-1502c0-46-52-85-168-125-115-40-258-68-457-91-200-24-395-34-626-34-230 0-425 10-625 34-199 23-342 51-457 91-116 40-168 79-168 125z">
              <text:p/>
            </draw:path>
            <draw:path draw:style-name="gr2" draw:layer="layout" svg:width="2.5cm" svg:height="2cm" svg:x="4.109cm" svg:y="24.136cm" svg:viewBox="0 0 2501 2001" svg:d="M0 250v1502c0 46 52 85 168 124 115 40 258 69 457 92 200 23 395 33 626 33 230 0 425-10 625-33 199-23 342-52 457-92 116-39 168-78 168-124v-1502c0-46-52-85-168-125-115-40-258-68-457-91-200-24-395-34-626-34-230 0-425 10-625 34-199 23-342 51-457 91-116 40-168 79-168 125zM0 250c0 46 52 85 168 125 115 40 258 69 457 92 200 23 395 33 626 33 230 0 425-10 625-33 199-23 342-52 457-92 116-40 168-79 168-125M0 375c0 46 52 85 168 125 115 40 258 68 457 91 200 23 395 34 626 34 230 0 425-11 625-34 199-23 342-51 457-91 116-40 168-79 168-125">
              <text:p/>
            </draw:path>
          </draw:g>
          <draw:frame draw:style-name="gr25" draw:layer="layout" svg:width="2.5cm" svg:height="1.25cm" svg:x="4.109cm" svg:y="24.886cm">
            <draw:text-box>
              <text:p text:style-name="P1"><text:span text:style-name="T1">Write Buffer Queue</text:span></text:p>
            </draw:text-box>
          </draw:frame>
        </draw:g>
        <draw:polyline draw:style-name="gr26" draw:layer="layout" svg:width="0.51cm" svg:height="2.92cm" svg:x="3.6cm" svg:y="22.215cm" svg:viewBox="0 0 511 2921" draw:points="0,0 0,2921 511,2921">
          <text:p/>
        </draw:polyline>
        <draw:polygon draw:style-name="gr27" draw:layer="layout" svg:width="0cm" svg:height="0cm" svg:x="9.993cm" svg:y="23.895cm" svg:viewBox="0 0 0 0" draw:points="0,0">
          <text:p/>
        </draw:polygon>
        <draw:g>
          <draw:g>
            <draw:path draw:style-name="gr1" draw:layer="layout" svg:width="2.5cm" svg:height="2cm" svg:x="14.161cm" svg:y="24.066cm" svg:viewBox="0 0 2501 2001" svg:d="M0 250v1502c0 46 52 85 168 124 115 40 258 69 457 92 200 23 395 33 626 33 230 0 425-10 625-33 199-23 342-52 457-92 116-39 168-78 168-124v-1502c0-46-52-85-168-125-115-40-258-68-457-91-200-24-395-34-626-34-230 0-425 10-625 34-199 23-342 51-457 91-116 40-168 79-168 125z">
              <text:p/>
            </draw:path>
            <draw:path draw:style-name="gr2" draw:layer="layout" svg:width="2.5cm" svg:height="2cm" svg:x="14.161cm" svg:y="24.066cm" svg:viewBox="0 0 2501 2001" svg:d="M0 250v1502c0 46 52 85 168 124 115 40 258 69 457 92 200 23 395 33 626 33 230 0 425-10 625-33 199-23 342-52 457-92 116-39 168-78 168-124v-1502c0-46-52-85-168-125-115-40-258-68-457-91-200-24-395-34-626-34-230 0-425 10-625 34-199 23-342 51-457 91-116 40-168 79-168 125zM0 250c0 46 52 85 168 125 115 40 258 68 457 91 200 23 395 34 626 34 230 0 425-11 625-34 199-23 342-51 457-91 116-40 168-79 168-125M0 375c0 46 52 85 168 125 115 40 258 68 457 91 200 23 395 34 626 34 230 0 425-11 625-34 199-23 342-51 457-91 116-40 168-79 168-125">
              <text:p/>
            </draw:path>
          </draw:g>
          <draw:frame draw:style-name="gr25" draw:layer="layout" svg:width="2.5cm" svg:height="1.25cm" svg:x="14.161cm" svg:y="24.816cm">
            <draw:text-box>
              <text:p text:style-name="P1"><text:span text:style-name="T1">Write Buffer Return Queue</text:span></text:p>
            </draw:text-box>
          </draw:frame>
        </draw:g>
        <draw:g>
          <draw:line draw:style-name="gr28" draw:layer="layout" svg:x1="15.411cm" svg:y1="22.365cm" svg:x2="15.411cm" svg:y2="24.065cm">
            <text:p/>
          </draw:line>
          <draw:frame draw:style-name="gr6" draw:layer="layout" svg:width="1.411cm" svg:height="1.397cm" svg:x="14.705cm" svg:y="22.517cm">
            <draw:text-box>
              <text:p/>
            </draw:text-box>
          </draw:frame>
        </draw:g>
        <draw:line draw:style-name="gr29" draw:layer="layout" svg:x1="15.411cm" svg:y1="24.065cm" svg:x2="15.411cm" svg:y2="22.365cm">
          <text:p/>
        </draw:line>
        <draw:g>
          <draw:g>
            <draw:polygon draw:style-name="gr1" draw:layer="layout" svg:width="2.5cm" svg:height="1.5cm" svg:x="14.161cm" svg:y="16.415cm" svg:viewBox="0 0 2501 1501" draw:points="0,1501 2501,1501 2501,0 0,0">
              <text:p/>
            </draw:polygon>
            <draw:polygon draw:style-name="gr2" draw:layer="layout" svg:width="2.5cm" svg:height="1.5cm" svg:x="14.161cm" svg:y="16.415cm" svg:viewBox="0 0 2501 1501" draw:points="0,1501 2501,1501 2501,0 0,0">
              <text:p/>
            </draw:polygon>
          </draw:g>
          <draw:frame draw:style-name="gr3" draw:layer="layout" svg:width="2.5cm" svg:height="1.5cm" svg:x="14.161cm" svg:y="16.415cm">
            <draw:text-box>
              <text:p text:style-name="P1"><text:span text:style-name="T1">USB device DMA ISR NCIP</text:span></text:p>
            </draw:text-box>
          </draw:frame>
        </draw:g>
        <draw:line draw:style-name="gr30" draw:layer="layout" svg:x1="6.609cm" svg:y1="16.136cm" svg:x2="8.781cm" svg:y2="16.136cm">
          <text:p/>
        </draw:line>
        <draw:line draw:style-name="gr31" draw:layer="layout" svg:x1="8.5cm" svg:y1="16.136cm" svg:x2="6.8cm" svg:y2="16.136cm">
          <text:p/>
        </draw:line>
        <draw:polyline draw:style-name="gr32" draw:layer="layout" svg:width="2.629cm" svg:height="1.025cm" svg:x="11.532cm" svg:y="16.14cm" svg:viewBox="0 0 2630 1026" draw:points="0,0 1868,0 1868,1026 2630,1026">
          <text:p/>
        </draw:polyline>
        <draw:line draw:style-name="gr33" draw:layer="layout" svg:x1="10cm" svg:y1="20.115cm" svg:x2="10cm" svg:y2="21.514cm">
          <text:p/>
        </draw:line>
        <draw:line draw:style-name="gr34" draw:layer="layout" svg:x1="15.411cm" svg:y1="17.915cm" svg:x2="15.411cm" svg:y2="18.64cm">
          <text:p/>
        </draw:line>
        <draw:line draw:style-name="gr35" draw:layer="layout" svg:x1="15.411cm" svg:y1="20.14cm" svg:x2="15.411cm" svg:y2="20.865cm">
          <text:p/>
        </draw:line>
        <draw:polyline draw:style-name="gr36" draw:layer="layout" svg:width="0.84cm" svg:height="0.25cm" svg:x="12.571cm" svg:y="19.39cm" svg:viewBox="0 0 841 251" draw:points="841,0 841,251 0,251">
          <text:p/>
        </draw:polyline>
        <draw:line draw:style-name="gr37" draw:layer="layout" svg:x1="15.411cm" svg:y1="20.865cm" svg:x2="15.411cm" svg:y2="20.14cm">
          <text:p/>
        </draw:line>
        <draw:line draw:style-name="gr38" draw:layer="layout" svg:x1="15.411cm" svg:y1="18.64cm" svg:x2="15.411cm" svg:y2="17.915cm">
          <text:p/>
        </draw:line>
        <draw:frame draw:style-name="gr16" draw:layer="layout" svg:width="9.8cm" svg:height="1.3cm" svg:x="3.9cm" svg:y="0.44cm">
          <draw:text-box>
            <text:p text:style-name="P1"><text:span text:style-name="T2">USB Device Read operation</text:span></text:p>
          </draw:text-box>
        </draw:frame>
        <draw:polyline draw:style-name="gr39" draw:layer="layout" svg:width="1.283cm" svg:height="0.005cm" svg:x="6.609cm" svg:y="25.136cm" svg:viewBox="0 0 1284 6" draw:points="0,0 750,0 750,6 1284,6">
          <text:p/>
        </draw:polyline>
        <draw:polyline draw:style-name="gr40" draw:layer="layout" svg:width="1.283cm" svg:height="0.005cm" svg:x="6.609cm" svg:y="25.136cm" svg:viewBox="0 0 1284 6" draw:points="1284,6 1284,0 0,0">
          <text:p/>
        </draw:polyline>
        <draw:polyline draw:style-name="gr41" draw:layer="layout" svg:width="1.594cm" svg:height="0.354cm" svg:x="5.9cm" svg:y="19.386cm" svg:viewBox="0 0 1595 355" draw:points="0,0 0,355 1595,355">
          <text:p/>
        </draw:polyline>
        <draw:polyline draw:style-name="gr42" draw:layer="layout" svg:width="1.323cm" svg:height="0.25cm" svg:x="6cm" svg:y="11.94cm" svg:viewBox="0 0 1324 251" draw:points="0,251 750,251 750,0 1324,0">
          <text:p/>
        </draw:polyline>
        <draw:polyline draw:style-name="gr43" draw:layer="layout" svg:width="1.323cm" svg:height="0.25cm" svg:x="6cm" svg:y="11.94cm" svg:viewBox="0 0 1324 251" draw:points="1324,0 750,0 750,251 0,251">
          <text:p/>
        </draw:polyline>
        <draw:polyline draw:style-name="gr44" draw:layer="layout" svg:width="1.723cm" svg:height="0.75cm" svg:x="5.2cm" svg:y="6.44cm" svg:viewBox="0 0 1724 751" draw:points="0,0 0,751 1724,751">
          <text:p/>
        </draw:polyline>
        <draw:polyline draw:style-name="gr45" draw:layer="layout" svg:width="1.625cm" svg:height="0.534cm" svg:x="11.4cm" svg:y="12.34cm" svg:viewBox="0 0 1626 535" draw:points="1626,535 875,535 875,0 0,0">
          <text:p/>
        </draw:polyline>
        <draw:g>
          <draw:line draw:style-name="gr46" draw:layer="layout" svg:x1="14.161cm" svg:y1="25.067cm" svg:x2="11.981cm" svg:y2="25.04cm">
            <text:p/>
          </draw:line>
          <draw:frame draw:style-name="gr6" draw:layer="layout" svg:width="1.411cm" svg:height="1.397cm" svg:x="12.365cm" svg:y="24.355cm">
            <draw:text-box>
              <text:p/>
            </draw:text-box>
          </draw:frame>
        </draw:g>
        <draw:g>
          <draw:g>
            <draw:polygon draw:style-name="gr1" draw:layer="layout" svg:width="2.8cm" svg:height="1.7cm" svg:x="3.2cm" svg:y="2.14cm" svg:viewBox="0 0 2801 1701" draw:points="0,1701 2801,1701 2801,0 0,0">
              <text:p/>
            </draw:polygon>
            <draw:polygon draw:style-name="gr2" draw:layer="layout" svg:width="2.8cm" svg:height="1.7cm" svg:x="3.2cm" svg:y="2.14cm" svg:viewBox="0 0 2801 1701" draw:points="0,1701 2801,1701 2801,0 0,0">
              <text:p/>
            </draw:polygon>
          </draw:g>
          <draw:frame draw:style-name="gr47" draw:layer="layout" svg:width="2.8cm" svg:height="1.7cm" svg:x="3.2cm" svg:y="2.14cm">
            <draw:text-box>
              <text:p text:style-name="P1"><text:span text:style-name="T1">User application</text:span></text:p>
            </draw:text-box>
          </draw:frame>
        </draw:g>
        <draw:g>
          <draw:g>
            <draw:polygon draw:style-name="gr1" draw:layer="layout" svg:width="3cm" svg:height="1.7cm" svg:x="8.2cm" svg:y="2.24cm" svg:viewBox="0 0 3001 1701" draw:points="0,1701 3001,1701 3001,0 0,0">
              <text:p/>
            </draw:polygon>
            <draw:polygon draw:style-name="gr2" draw:layer="layout" svg:width="3cm" svg:height="1.7cm" svg:x="8.2cm" svg:y="2.24cm" svg:viewBox="0 0 3001 1701" draw:points="0,1701 3001,1701 3001,0 0,0">
              <text:p/>
            </draw:polygon>
          </draw:g>
          <draw:frame draw:style-name="gr47" draw:layer="layout" svg:width="3cm" svg:height="1.7cm" svg:x="8.2cm" svg:y="2.24cm">
            <draw:text-box>
              <text:p text:style-name="P1"><text:span text:style-name="T1">Read callback()</text:span></text:p>
            </draw:text-box>
          </draw:frame>
        </draw:g>
        <draw:g>
          <draw:g>
            <draw:polygon draw:style-name="gr1" draw:layer="layout" svg:width="5.1cm" svg:height="1.7cm" svg:x="1cm" svg:y="8.57cm" svg:viewBox="0 0 5101 1701" draw:points="0,1701 5101,1701 5101,0 0,0">
              <text:p/>
            </draw:polygon>
            <draw:polygon draw:style-name="gr2" draw:layer="layout" svg:width="5.1cm" svg:height="1.7cm" svg:x="1cm" svg:y="8.57cm" svg:viewBox="0 0 5101 1701" draw:points="0,1701 5101,1701 5101,0 0,0">
              <text:p/>
            </draw:polygon>
          </draw:g>
          <draw:frame draw:style-name="gr47" draw:layer="layout" svg:width="5.1cm" svg:height="1.7cm" svg:x="1cm" svg:y="8.57cm">
            <draw:text-box>
              <text:p text:style-name="P1"><text:span text:style-name="T1">Push buffer into Read Queue</text:span><text:span text:style-name="T1"><text:line-break/></text:span><text:span text:style-name="T1">Func: MCUsbSetDataBuffer</text:span></text:p>
            </draw:text-box>
          </draw:frame>
        </draw:g>
        <draw:g>
          <draw:g>
            <draw:polygon draw:style-name="gr1" draw:layer="layout" svg:width="4.2cm" svg:height="1.5cm" svg:x="12.701cm" svg:y="6.94cm" svg:viewBox="0 0 4201 1501" draw:points="0,1501 4201,1501 4201,0 0,0">
              <text:p/>
            </draw:polygon>
            <draw:polygon draw:style-name="gr2" draw:layer="layout" svg:width="4.2cm" svg:height="1.5cm" svg:x="12.701cm" svg:y="6.94cm" svg:viewBox="0 0 4201 1501" draw:points="0,1501 4201,1501 4201,0 0,0">
              <text:p/>
            </draw:polygon>
          </draw:g>
          <draw:frame draw:style-name="gr3" draw:layer="layout" svg:width="4.2cm" svg:height="1.5cm" svg:x="12.701cm" svg:y="6.94cm">
            <draw:text-box>
              <text:p text:style-name="P1"><text:span text:style-name="T1">MCUsbProcessDMADesc()</text:span></text:p>
            </draw:text-box>
          </draw:frame>
        </draw:g>
        <draw:g>
          <draw:g>
            <draw:polygon draw:style-name="gr1" draw:layer="layout" svg:width="5.063cm" svg:height="1.55cm" svg:x="6.973cm" svg:y="6.315cm" svg:viewBox="0 0 5064 1551" draw:points="0,1551 5064,1551 5064,0 0,0">
              <text:p/>
            </draw:polygon>
            <draw:polygon draw:style-name="gr2" draw:layer="layout" svg:width="5.063cm" svg:height="1.55cm" svg:x="6.973cm" svg:y="6.315cm" svg:viewBox="0 0 5064 1551" draw:points="0,1551 5064,1551 5064,0 0,0">
              <text:p/>
            </draw:polygon>
          </draw:g>
          <draw:frame draw:style-name="gr48" draw:layer="layout" svg:width="5.063cm" svg:height="1.55cm" svg:x="6.973cm" svg:y="6.315cm">
            <draw:text-box>
              <text:p text:style-name="P1"><text:span text:style-name="T1">MCUsbActivateDmaChannel()</text:span></text:p>
            </draw:text-box>
          </draw:frame>
        </draw:g>
        <draw:g>
          <draw:g>
            <draw:polygon draw:style-name="gr1" draw:layer="layout" svg:width="4.6cm" svg:height="1.5cm" svg:x="12.501cm" svg:y="9.42cm" svg:viewBox="0 0 4601 1501" draw:points="0,1501 4601,1501 4601,0 0,0">
              <text:p/>
            </draw:polygon>
            <draw:polygon draw:style-name="gr2" draw:layer="layout" svg:width="4.6cm" svg:height="1.5cm" svg:x="12.501cm" svg:y="9.42cm" svg:viewBox="0 0 4601 1501" draw:points="0,1501 4601,1501 4601,0 0,0">
              <text:p/>
            </draw:polygon>
          </draw:g>
          <draw:frame draw:style-name="gr3" draw:layer="layout" svg:width="4.6cm" svg:height="1.5cm" svg:x="12.501cm" svg:y="9.42cm">
            <draw:text-box>
              <text:p text:style-name="P1"><text:span text:style-name="T1">Pop data from Read Buffer Return Queue</text:span></text:p>
            </draw:text-box>
          </draw:frame>
        </draw:g>
        <draw:g>
          <draw:g>
            <draw:polygon draw:style-name="gr1" draw:layer="layout" svg:width="4.4cm" svg:height="1.4cm" svg:x="7.305cm" svg:y="8.77cm" svg:viewBox="0 0 4401 1401" draw:points="0,1401 4401,1401 4401,0 0,0">
              <text:p/>
            </draw:polygon>
            <draw:polygon draw:style-name="gr2" draw:layer="layout" svg:width="4.4cm" svg:height="1.4cm" svg:x="7.305cm" svg:y="8.77cm" svg:viewBox="0 0 4401 1401" draw:points="0,1401 4401,1401 4401,0 0,0">
              <text:p/>
            </draw:polygon>
          </draw:g>
          <draw:frame draw:style-name="gr49" draw:layer="layout" svg:width="4.4cm" svg:height="1.4cm" svg:x="7.305cm" svg:y="8.77cm">
            <draw:text-box>
              <text:p text:style-name="P1"><text:span text:style-name="T1">DMA Buffer Descriptor Manager</text:span><text:span text:style-name="T1"><text:line-break/></text:span><text:span text:style-name="T1">Func: MCUsbFillDmaDesc()</text:span></text:p>
            </draw:text-box>
          </draw:frame>
        </draw:g>
        <draw:g>
          <draw:g>
            <draw:polygon draw:style-name="gr1" draw:layer="layout" svg:width="3.977cm" svg:height="2.7cm" svg:x="7.423cm" svg:y="10.84cm" svg:viewBox="0 0 3978 2701" draw:points="0,2701 3978,2701 3978,0 0,0">
              <text:p/>
            </draw:polygon>
            <draw:polygon draw:style-name="gr2" draw:layer="layout" svg:width="3.977cm" svg:height="2.7cm" svg:x="7.423cm" svg:y="10.84cm" svg:viewBox="0 0 3978 2701" draw:points="0,2701 3978,2701 3978,0 0,0">
              <text:p/>
            </draw:polygon>
          </draw:g>
          <draw:frame draw:style-name="gr50" draw:layer="layout" svg:width="3.977cm" svg:height="2.7cm" svg:x="7.423cm" svg:y="10.84cm">
            <draw:text-box>
              <text:p text:style-name="P1"><text:span text:style-name="T1">Pop buffer from Read Buffer Queue, Push buffer into the Read Buffer Return Queue and assign the buffer to DMA buffer descriptors </text:span></text:p>
            </draw:text-box>
          </draw:frame>
        </draw:g>
        <draw:polyline draw:style-name="gr51" draw:layer="layout" svg:width="0cm" svg:height="0.669cm" svg:x="9.5cm" svg:y="10.17cm" svg:viewBox="0 0 0 670" draw:points="0,0 0,489 0,489 0,670">
          <text:p/>
        </draw:polyline>
        <draw:g>
          <draw:g>
            <draw:polygon draw:style-name="gr1" draw:layer="layout" svg:width="2.8cm" svg:height="1.7cm" svg:x="3.959cm" svg:y="15.285cm" svg:viewBox="0 0 2801 1701" draw:points="0,1701 2801,1701 2801,0 0,0">
              <text:p/>
            </draw:polygon>
            <draw:polygon draw:style-name="gr2" draw:layer="layout" svg:width="2.8cm" svg:height="1.7cm" svg:x="3.959cm" svg:y="15.285cm" svg:viewBox="0 0 2801 1701" draw:points="0,1701 2801,1701 2801,0 0,0">
              <text:p/>
            </draw:polygon>
          </draw:g>
          <draw:frame draw:style-name="gr47" draw:layer="layout" svg:width="2.8cm" svg:height="1.7cm" svg:x="3.959cm" svg:y="15.285cm">
            <draw:text-box>
              <text:p text:style-name="P1"><text:span text:style-name="T1">User application</text:span></text:p>
            </draw:text-box>
          </draw:frame>
        </draw:g>
        <draw:g>
          <draw:g>
            <draw:polygon draw:style-name="gr1" draw:layer="layout" svg:width="3cm" svg:height="1.7cm" svg:x="8.532cm" svg:y="15.285cm" svg:viewBox="0 0 3001 1701" draw:points="0,1701 3001,1701 3001,0 0,0">
              <text:p/>
            </draw:polygon>
            <draw:polygon draw:style-name="gr2" draw:layer="layout" svg:width="3cm" svg:height="1.7cm" svg:x="8.532cm" svg:y="15.285cm" svg:viewBox="0 0 3001 1701" draw:points="0,1701 3001,1701 3001,0 0,0">
              <text:p/>
            </draw:polygon>
          </draw:g>
          <draw:frame draw:style-name="gr47" draw:layer="layout" svg:width="3cm" svg:height="1.7cm" svg:x="8.532cm" svg:y="15.285cm">
            <draw:text-box>
              <text:p text:style-name="P1"><text:span text:style-name="T1">Read callback()</text:span></text:p>
            </draw:text-box>
          </draw:frame>
        </draw:g>
        <draw:g>
          <draw:g>
            <draw:polygon draw:style-name="gr1" draw:layer="layout" svg:width="5.063cm" svg:height="1.55cm" svg:x="7.501cm" svg:y="18.565cm" svg:viewBox="0 0 5064 1551" draw:points="0,1551 5064,1551 5064,0 0,0">
              <text:p/>
            </draw:polygon>
            <draw:polygon draw:style-name="gr2" draw:layer="layout" svg:width="5.063cm" svg:height="1.55cm" svg:x="7.501cm" svg:y="18.565cm" svg:viewBox="0 0 5064 1551" draw:points="0,1551 5064,1551 5064,0 0,0">
              <text:p/>
            </draw:polygon>
          </draw:g>
          <draw:frame draw:style-name="gr48" draw:layer="layout" svg:width="5.063cm" svg:height="1.55cm" svg:x="7.501cm" svg:y="18.565cm">
            <draw:text-box>
              <text:p text:style-name="P1"><text:span text:style-name="T1">MCUsbActivateDmaChannel()</text:span></text:p>
            </draw:text-box>
          </draw:frame>
        </draw:g>
        <draw:g>
          <draw:g>
            <draw:polygon draw:style-name="gr1" draw:layer="layout" svg:width="4.2cm" svg:height="1.5cm" svg:x="13.311cm" svg:y="18.59cm" svg:viewBox="0 0 4201 1501" draw:points="0,1501 4201,1501 4201,0 0,0">
              <text:p/>
            </draw:polygon>
            <draw:polygon draw:style-name="gr2" draw:layer="layout" svg:width="4.2cm" svg:height="1.5cm" svg:x="13.311cm" svg:y="18.59cm" svg:viewBox="0 0 4201 1501" draw:points="0,1501 4201,1501 4201,0 0,0">
              <text:p/>
            </draw:polygon>
          </draw:g>
          <draw:frame draw:style-name="gr3" draw:layer="layout" svg:width="4.2cm" svg:height="1.5cm" svg:x="13.311cm" svg:y="18.59cm">
            <draw:text-box>
              <text:p text:style-name="P1"><text:span text:style-name="T1">MCUsbProcessDMADesc()</text:span></text:p>
            </draw:text-box>
          </draw:frame>
        </draw:g>
        <draw:g>
          <draw:g>
            <draw:polygon draw:style-name="gr1" draw:layer="layout" svg:width="4.2cm" svg:height="1.426cm" svg:x="13.311cm" svg:y="20.84cm" svg:viewBox="0 0 4201 1427" draw:points="0,1427 4201,1427 4201,0 0,0">
              <text:p/>
            </draw:polygon>
            <draw:polygon draw:style-name="gr2" draw:layer="layout" svg:width="4.2cm" svg:height="1.426cm" svg:x="13.311cm" svg:y="20.84cm" svg:viewBox="0 0 4201 1427" draw:points="0,1427 4201,1427 4201,0 0,0">
              <text:p/>
            </draw:polygon>
          </draw:g>
          <draw:frame draw:style-name="gr52" draw:layer="layout" svg:width="4.2cm" svg:height="1.426cm" svg:x="13.311cm" svg:y="20.84cm">
            <draw:text-box>
              <text:p text:style-name="P1"><text:span text:style-name="T1">Pop data from Write Buffer Return Queue</text:span></text:p>
            </draw:text-box>
          </draw:frame>
        </draw:g>
        <draw:g>
          <draw:g>
            <draw:polygon draw:style-name="gr1" draw:layer="layout" svg:width="5.1cm" svg:height="1.475cm" svg:x="2.1cm" svg:y="20.74cm" svg:viewBox="0 0 5101 1476" draw:points="0,1476 5101,1476 5101,0 0,0">
              <text:p/>
            </draw:polygon>
            <draw:polygon draw:style-name="gr2" draw:layer="layout" svg:width="5.1cm" svg:height="1.475cm" svg:x="2.1cm" svg:y="20.74cm" svg:viewBox="0 0 5101 1476" draw:points="0,1476 5101,1476 5101,0 0,0">
              <text:p/>
            </draw:polygon>
          </draw:g>
          <draw:frame draw:style-name="gr53" draw:layer="layout" svg:width="5.1cm" svg:height="1.475cm" svg:x="2.1cm" svg:y="20.74cm">
            <draw:text-box>
              <text:p text:style-name="P1"><text:span text:style-name="T1">Push buffer into Write Queue</text:span><text:span text:style-name="T1"><text:line-break/></text:span><text:span text:style-name="T1">Func: MCUsbSetDataBuffer</text:span></text:p>
            </draw:text-box>
          </draw:frame>
        </draw:g>
        <draw:g>
          <draw:g>
            <draw:polygon draw:style-name="gr1" draw:layer="layout" svg:width="4.4cm" svg:height="1.4cm" svg:x="7.793cm" svg:y="21.515cm" svg:viewBox="0 0 4401 1401" draw:points="0,1401 4401,1401 4401,0 0,0">
              <text:p/>
            </draw:polygon>
            <draw:polygon draw:style-name="gr2" draw:layer="layout" svg:width="4.4cm" svg:height="1.4cm" svg:x="7.793cm" svg:y="21.515cm" svg:viewBox="0 0 4401 1401" draw:points="0,1401 4401,1401 4401,0 0,0">
              <text:p/>
            </draw:polygon>
          </draw:g>
          <draw:frame draw:style-name="gr49" draw:layer="layout" svg:width="4.4cm" svg:height="1.4cm" svg:x="7.793cm" svg:y="21.515cm">
            <draw:text-box>
              <text:p text:style-name="P1"><text:span text:style-name="T1">DMA Buffer Descriptor Manager</text:span><text:span text:style-name="T1"><text:line-break/></text:span><text:span text:style-name="T1">Func: MCUsbFillDmaDesc()</text:span></text:p>
            </draw:text-box>
          </draw:frame>
        </draw:g>
        <draw:polyline draw:style-name="gr54" draw:layer="layout" svg:width="0.065cm" svg:height="0.582cm" svg:x="9.994cm" svg:y="23.615cm" svg:viewBox="0 0 66 583" draw:points="0,0 0,583 66,583">
          <text:p/>
        </draw:polyline>
        <draw:g>
          <draw:g>
            <draw:polygon draw:style-name="gr1" draw:layer="layout" svg:width="3.977cm" svg:height="2.8cm" svg:x="8.004cm" svg:y="23.74cm" svg:viewBox="0 0 3978 2801" draw:points="0,2801 3978,2801 3978,0 0,0">
              <text:p/>
            </draw:polygon>
            <draw:polygon draw:style-name="gr2" draw:layer="layout" svg:width="3.977cm" svg:height="2.8cm" svg:x="8.004cm" svg:y="23.74cm" svg:viewBox="0 0 3978 2801" draw:points="0,2801 3978,2801 3978,0 0,0">
              <text:p/>
            </draw:polygon>
          </draw:g>
          <draw:frame draw:style-name="gr55" draw:layer="layout" svg:width="3.977cm" svg:height="2.8cm" svg:x="8.004cm" svg:y="23.74cm">
            <draw:text-box>
              <text:p text:style-name="P1"><text:span text:style-name="T1">Pop buffer from Write Buffer Queue, Push buffer into the Write Buffer Return Queue and assign the buffer to DMA buffer descriptors </text:span></text:p>
            </draw:text-box>
          </draw:frame>
        </draw:g>
        <draw:line draw:style-name="gr56" draw:layer="layout" svg:x1="10.006cm" svg:y1="22.914cm" svg:x2="10cm" svg:y2="23.742cm">
          <text:p/>
        </draw:line>
      </draw:page>
      <draw:page draw:name="USB application sequence" draw:style-name="dp1" draw:master-page-name="Default">
        <office:forms form:automatic-focus="false" form:apply-design-mode="false"/>
        <draw:g>
          <draw:g>
            <draw:polygon draw:style-name="gr1" draw:layer="layout" svg:width="4cm" svg:height="1.5cm" svg:x="4.376cm" svg:y="7.701cm" svg:viewBox="0 0 4001 1501" draw:points="0,1501 4001,1501 4001,0 0,0">
              <text:p/>
            </draw:polygon>
            <draw:polygon draw:style-name="gr2" draw:layer="layout" svg:width="4cm" svg:height="1.5cm" svg:x="4.376cm" svg:y="7.701cm" svg:viewBox="0 0 4001 1501" draw:points="0,1501 4001,1501 4001,0 0,0">
              <text:p/>
            </draw:polygon>
          </draw:g>
          <draw:frame draw:style-name="gr3" draw:layer="layout" svg:width="4cm" svg:height="1.5cm" svg:x="4.376cm" svg:y="7.701cm">
            <draw:text-box>
              <text:p text:style-name="P1"><text:span text:style-name="T1">USB device application Start</text:span></text:p>
            </draw:text-box>
          </draw:frame>
        </draw:g>
        <draw:g>
          <draw:g>
            <draw:polygon draw:style-name="gr1" draw:layer="layout" svg:width="3.8cm" svg:height="1.8cm" svg:x="4.576cm" svg:y="10.401cm" svg:viewBox="0 0 3801 1801" draw:points="0,1801 3801,1801 3801,0 0,0">
              <text:p/>
            </draw:polygon>
            <draw:polygon draw:style-name="gr2" draw:layer="layout" svg:width="3.8cm" svg:height="1.8cm" svg:x="4.576cm" svg:y="10.401cm" svg:viewBox="0 0 3801 1801" draw:points="0,1801 3801,1801 3801,0 0,0">
              <text:p/>
            </draw:polygon>
          </draw:g>
          <draw:frame draw:style-name="gr57" draw:layer="layout" svg:width="3.8cm" svg:height="1.8cm" svg:x="4.576cm" svg:y="10.401cm">
            <draw:text-box>
              <text:p text:style-name="P1"><text:span text:style-name="T1">Call open() to open needed USB device channels</text:span></text:p>
            </draw:text-box>
          </draw:frame>
        </draw:g>
        <draw:line draw:style-name="gr58" draw:layer="layout" svg:x1="6.376cm" svg:y1="9.201cm" svg:x2="6.376cm" svg:y2="10.401cm">
          <text:p/>
        </draw:line>
        <draw:g>
          <draw:g>
            <draw:polygon draw:style-name="gr1" draw:layer="layout" svg:width="3.8cm" svg:height="1.8cm" svg:x="4.576cm" svg:y="13.221cm" svg:viewBox="0 0 3801 1801" draw:points="0,1801 3801,1801 3801,0 0,0">
              <text:p/>
            </draw:polygon>
            <draw:polygon draw:style-name="gr2" draw:layer="layout" svg:width="3.8cm" svg:height="1.8cm" svg:x="4.576cm" svg:y="13.221cm" svg:viewBox="0 0 3801 1801" draw:points="0,1801 3801,1801 3801,0 0,0">
              <text:p/>
            </draw:polygon>
          </draw:g>
          <draw:frame draw:style-name="gr57" draw:layer="layout" svg:width="3.8cm" svg:height="1.8cm" svg:x="4.576cm" svg:y="13.221cm">
            <draw:text-box>
              <text:p text:style-name="P1"><text:span text:style-name="T1">Call buildIoctlStruct() to setup all USB configurations for the USB enumeration.</text:span></text:p>
            </draw:text-box>
          </draw:frame>
        </draw:g>
        <draw:line draw:style-name="gr59" draw:layer="layout" svg:x1="6.376cm" svg:y1="12.201cm" svg:x2="6.376cm" svg:y2="13.221cm">
          <text:p/>
        </draw:line>
        <draw:g>
          <draw:g>
            <draw:polygon draw:style-name="gr1" draw:layer="layout" svg:width="3.8cm" svg:height="1.8cm" svg:x="4.576cm" svg:y="15.831cm" svg:viewBox="0 0 3801 1801" draw:points="0,1801 3801,1801 3801,0 0,0">
              <text:p/>
            </draw:polygon>
            <draw:polygon draw:style-name="gr2" draw:layer="layout" svg:width="3.8cm" svg:height="1.8cm" svg:x="4.576cm" svg:y="15.831cm" svg:viewBox="0 0 3801 1801" draw:points="0,1801 3801,1801 3801,0 0,0">
              <text:p/>
            </draw:polygon>
          </draw:g>
          <draw:frame draw:style-name="gr57" draw:layer="layout" svg:width="3.8cm" svg:height="1.8cm" svg:x="4.576cm" svg:y="15.831cm">
            <draw:text-box>
              <text:p text:style-name="P1"><text:span text:style-name="T1">Call setUsbIpReg() to setup all USB device IP registers.</text:span></text:p>
            </draw:text-box>
          </draw:frame>
        </draw:g>
        <draw:line draw:style-name="gr60" draw:layer="layout" svg:x1="6.376cm" svg:y1="15.021cm" svg:x2="6.376cm" svg:y2="15.831cm">
          <text:p/>
        </draw:line>
        <draw:g>
          <draw:g>
            <draw:polygon draw:style-name="gr61" draw:layer="layout" svg:width="3.8cm" svg:height="1.8cm" svg:x="4.576cm" svg:y="18.441cm" svg:viewBox="0 0 3801 1801" draw:points="0,1801 3801,1801 3801,0 0,0">
              <text:p/>
            </draw:polygon>
            <draw:polygon draw:style-name="gr62" draw:layer="layout" svg:width="3.8cm" svg:height="1.8cm" svg:x="4.576cm" svg:y="18.441cm" svg:viewBox="0 0 3801 1801" draw:points="0,1801 3801,1801 3801,0 0,0">
              <text:p/>
            </draw:polygon>
          </draw:g>
          <draw:frame draw:style-name="gr57" draw:layer="layout" svg:width="3.8cm" svg:height="1.8cm" svg:x="4.576cm" svg:y="18.441cm">
            <draw:text-box>
              <text:p text:style-name="P1"><text:span text:style-name="T1">Call ioctl() to set USB speed and device ID</text:span></text:p>
            </draw:text-box>
          </draw:frame>
        </draw:g>
        <draw:line draw:style-name="gr63" draw:layer="layout" svg:x1="6.376cm" svg:y1="17.631cm" svg:x2="6.376cm" svg:y2="18.44cm">
          <text:p/>
        </draw:line>
        <draw:g>
          <draw:g>
            <draw:polygon draw:style-name="gr1" draw:layer="layout" svg:width="3.8cm" svg:height="1.8cm" svg:x="11.187cm" svg:y="7.221cm" svg:viewBox="0 0 3801 1801" draw:points="0,1801 3801,1801 3801,0 0,0">
              <text:p/>
            </draw:polygon>
            <draw:polygon draw:style-name="gr2" draw:layer="layout" svg:width="3.8cm" svg:height="1.8cm" svg:x="11.187cm" svg:y="7.221cm" svg:viewBox="0 0 3801 1801" draw:points="0,1801 3801,1801 3801,0 0,0">
              <text:p/>
            </draw:polygon>
          </draw:g>
          <draw:frame draw:style-name="gr57" draw:layer="layout" svg:width="3.8cm" svg:height="1.8cm" svg:x="11.187cm" svg:y="7.221cm">
            <draw:text-box>
              <text:p text:style-name="P1"><text:span text:style-name="T1">Call ioctl() to set up all callback functions for read, write and USB-IN requests.</text:span></text:p>
            </draw:text-box>
          </draw:frame>
        </draw:g>
        <draw:polyline draw:style-name="gr64" draw:layer="layout" svg:width="3.2cm" svg:height="12.905cm" svg:x="9.876cm" svg:y="6.616cm" svg:viewBox="0 0 3201 12906" draw:points="0,12906 0,0 3201,0 3201,604">
          <text:p/>
        </draw:polyline>
        <draw:g>
          <draw:line draw:style-name="gr65" draw:layer="layout" svg:x1="9.876cm" svg:y1="19.521cm" svg:x2="8.376cm" svg:y2="19.521cm">
            <text:p/>
          </draw:line>
          <draw:frame draw:style-name="gr6" draw:layer="layout" svg:width="1.411cm" svg:height="1.397cm" svg:x="8.421cm" svg:y="18.823cm">
            <draw:text-box>
              <text:p/>
            </draw:text-box>
          </draw:frame>
        </draw:g>
        <draw:g>
          <draw:g>
            <draw:polygon draw:style-name="gr1" draw:layer="layout" svg:width="3.8cm" svg:height="1.8cm" svg:x="11.187cm" svg:y="10.004cm" svg:viewBox="0 0 3801 1801" draw:points="0,1801 3801,1801 3801,0 0,0">
              <text:p/>
            </draw:polygon>
            <draw:polygon draw:style-name="gr2" draw:layer="layout" svg:width="3.8cm" svg:height="1.8cm" svg:x="11.187cm" svg:y="10.004cm" svg:viewBox="0 0 3801 1801" draw:points="0,1801 3801,1801 3801,0 0,0">
              <text:p/>
            </draw:polygon>
          </draw:g>
          <draw:frame draw:style-name="gr57" draw:layer="layout" svg:width="3.8cm" svg:height="1.8cm" svg:x="11.187cm" svg:y="10.004cm">
            <draw:text-box>
              <text:p text:style-name="P1"><text:span text:style-name="T1">Create DMA buffers for read and write functions.</text:span></text:p>
            </draw:text-box>
          </draw:frame>
        </draw:g>
        <draw:line draw:style-name="gr66" draw:layer="layout" svg:x1="12.976cm" svg:y1="9.021cm" svg:x2="12.988cm" svg:y2="10.004cm">
          <text:p/>
        </draw:line>
        <draw:g>
          <draw:g>
            <draw:polygon draw:style-name="gr1" draw:layer="layout" svg:width="3.8cm" svg:height="1.8cm" svg:x="11.187cm" svg:y="12.786cm" svg:viewBox="0 0 3801 1801" draw:points="0,1801 3801,1801 3801,0 0,0">
              <text:p/>
            </draw:polygon>
            <draw:polygon draw:style-name="gr2" draw:layer="layout" svg:width="3.8cm" svg:height="1.8cm" svg:x="11.187cm" svg:y="12.786cm" svg:viewBox="0 0 3801 1801" draw:points="0,1801 3801,1801 3801,0 0,0">
              <text:p/>
            </draw:polygon>
          </draw:g>
          <draw:frame draw:style-name="gr57" draw:layer="layout" svg:width="3.8cm" svg:height="1.8cm" svg:x="11.187cm" svg:y="12.786cm">
            <draw:text-box>
              <text:p text:style-name="P1"><text:span text:style-name="T1">Call read() and/or write() to passing buffers to driver.</text:span></text:p>
            </draw:text-box>
          </draw:frame>
        </draw:g>
        <draw:line draw:style-name="gr67" draw:layer="layout" svg:x1="12.976cm" svg:y1="11.804cm" svg:x2="12.976cm" svg:y2="12.786cm">
          <text:p/>
        </draw:line>
        <draw:g>
          <draw:g>
            <draw:polygon draw:style-name="gr1" draw:layer="layout" svg:width="3.8cm" svg:height="1.8cm" svg:x="11.187cm" svg:y="15.569cm" svg:viewBox="0 0 3801 1801" draw:points="0,1801 3801,1801 3801,0 0,0">
              <text:p/>
            </draw:polygon>
            <draw:polygon draw:style-name="gr2" draw:layer="layout" svg:width="3.8cm" svg:height="1.8cm" svg:x="11.187cm" svg:y="15.569cm" svg:viewBox="0 0 3801 1801" draw:points="0,1801 3801,1801 3801,0 0,0">
              <text:p/>
            </draw:polygon>
          </draw:g>
          <draw:frame draw:style-name="gr57" draw:layer="layout" svg:width="3.8cm" svg:height="1.8cm" svg:x="11.187cm" svg:y="15.569cm">
            <draw:text-box>
              <text:p text:style-name="P1"><text:span text:style-name="T1">Install Isr function and Turn on the USB connection.</text:span></text:p>
            </draw:text-box>
          </draw:frame>
        </draw:g>
        <draw:line draw:style-name="gr68" draw:layer="layout" svg:x1="13.076cm" svg:y1="14.586cm" svg:x2="13.076cm" svg:y2="15.568cm">
          <text:p/>
        </draw:line>
        <draw:g>
          <draw:g>
            <draw:polygon draw:style-name="gr1" draw:layer="layout" svg:width="3.8cm" svg:height="1.8cm" svg:x="11.187cm" svg:y="18.351cm" svg:viewBox="0 0 3801 1801" draw:points="0,1801 3801,1801 3801,0 0,0">
              <text:p/>
            </draw:polygon>
            <draw:polygon draw:style-name="gr2" draw:layer="layout" svg:width="3.8cm" svg:height="1.8cm" svg:x="11.187cm" svg:y="18.351cm" svg:viewBox="0 0 3801 1801" draw:points="0,1801 3801,1801 3801,0 0,0">
              <text:p/>
            </draw:polygon>
          </draw:g>
          <draw:frame draw:style-name="gr57" draw:layer="layout" svg:width="3.8cm" svg:height="1.8cm" svg:x="11.187cm" svg:y="18.351cm">
            <draw:text-box>
              <text:p text:style-name="P1"><text:span text:style-name="T1">Process callback functions and feed more buffers to driver using read() or write().</text:span></text:p>
            </draw:text-box>
          </draw:frame>
        </draw:g>
        <draw:line draw:style-name="gr69" draw:layer="layout" svg:x1="13.076cm" svg:y1="17.369cm" svg:x2="13.076cm" svg:y2="18.351cm">
          <text:p/>
        </draw:line>
        <draw:g>
          <draw:polyline draw:style-name="gr2" draw:layer="layout" svg:width="3.5cm" svg:height="1.07cm" svg:x="13.076cm" svg:y="20.151cm" svg:viewBox="0 0 3501 1071" draw:points="0,0 0,1071 3501,1071">
            <text:p/>
          </draw:polyline>
          <draw:frame draw:style-name="gr6" draw:layer="layout" svg:width="1.411cm" svg:height="1.397cm" svg:x="13.586cm" svg:y="20.523cm">
            <draw:text-box>
              <text:p/>
            </draw:text-box>
          </draw:frame>
        </draw:g>
        <draw:polyline draw:style-name="gr70" draw:layer="layout" svg:width="1.589cm" svg:height="2cm" svg:x="14.987cm" svg:y="19.221cm" svg:viewBox="0 0 1590 2001" draw:points="1590,2001 1590,0 0,0">
          <text:p/>
        </draw:polyline>
        <draw:frame draw:style-name="gr71" draw:layer="layout" svg:width="16.4cm" svg:height="3.2cm" svg:x="2.5cm" svg:y="1.44cm">
          <draw:text-box>
            <text:p text:style-name="P1"><text:span text:style-name="T3">USB device application programming sequence.</text:span></text:p>
          </draw:text-box>
        </draw:frame>
        <draw:g>
          <draw:g>
            <draw:polygon draw:style-name="gr1" draw:layer="layout" svg:width="12cm" svg:height="1.6cm" svg:x="4.6cm" svg:y="3.74cm" svg:viewBox="0 0 12001 1601" draw:points="0,1601 12001,1601 12001,0 0,0">
              <text:p/>
            </draw:polygon>
            <draw:polygon draw:style-name="gr2" draw:layer="layout" svg:width="12cm" svg:height="1.6cm" svg:x="4.6cm" svg:y="3.74cm" svg:viewBox="0 0 12001 1601" draw:points="0,1601 12001,1601 12001,0 0,0">
              <text:p/>
            </draw:polygon>
          </draw:g>
          <draw:frame draw:style-name="gr72" draw:layer="layout" svg:width="12cm" svg:height="1.6cm" svg:x="4.6cm" svg:y="3.74cm">
            <draw:text-box>
              <text:p text:style-name="P1"><text:span text:style-name="T4">Please refer to the NAUsbDevApp example in the</text:span><text:span text:style-name="T4"><text:line-break/></text:span><text:span text:style-name="T4">src/examples directory</text:span></text:p>
            </draw:text-box>
          </draw:frame>
        </draw:g>
      </draw:page>
      <draw:page draw:name="Important note" draw:style-name="dp1" draw:master-page-name="Default">
        <office:forms form:automatic-focus="false" form:apply-design-mode="false"/>
        <draw:frame draw:style-name="gr73" draw:layer="layout" svg:width="15.8cm" svg:height="23.523cm" svg:x="3.4cm" svg:y="2.429cm">
          <draw:text-box>
            <text:p text:style-name="P1"><text:span text:style-name="T5">Important information about the USB device driver</text:span><text:span text:style-name="T6"><text:line-break/></text:span><text:span text:style-name="T6"/></text:p>
            <text:p text:style-name="P2"><text:span text:style-name="T6">1. Timer #3 is used by the USB device to generate an interrupt signal</text:span><text:span text:style-name="T6"><text:line-break/></text:span><text:span text:style-name="T6"> when DMA timeout situation happens. </text:span><text:span text:style-name="T6"><text:line-break/></text:span><text:span text:style-name="T6"><text:line-break/></text:span><text:span text:style-name="T6">2. Applications use read() and write() functions to pass buffers to the</text:span><text:span text:style-name="T6"><text:line-break/></text:span><text:span text:style-name="T6"> device driver and the device driver passes the buffers back to the</text:span><text:span text:style-name="T6"><text:line-break/></text:span><text:span text:style-name="T6"> applications through corresponding callback function. All three callback</text:span><text:span text:style-name="T6"><text:line-break/></text:span><text:span text:style-name="T6"> functions are call in an ISR context. As the result, application should </text:span><text:span text:style-name="T6"><text:line-break/></text:span><text:span text:style-name="T6"> return from the callback function as soon as possible.</text:span><text:span text:style-name="T6"><text:line-break/></text:span><text:span text:style-name="T6"><text:line-break/></text:span><text:span text:style-name="T6">3. Application should not access buffers which have been passed to the</text:span><text:span text:style-name="T6"><text:line-break/></text:span><text:span text:style-name="T6"> driver using the read() and write() function call. Instead, buffers can</text:span><text:span text:style-name="T6"><text:line-break/></text:span><text:span text:style-name="T6"> be accessed after they are returned through the callback functions.</text:span><text:span text:style-name="T6"><text:line-break/></text:span><text:span text:style-name="T6"><text:line-break/></text:span><text:span text:style-name="T6">4. USB enumeration are done by the lower level driver. The application</text:span><text:span text:style-name="T6"><text:line-break/></text:span><text:span text:style-name="T6"> is responsible for setting all data structures used by the driver with </text:span><text:span text:style-name="T6"><text:line-break/></text:span><text:span text:style-name="T6"> correct information using ioctl() function. Please refer to the application</text:span><text:span text:style-name="T6"><text:line-break/></text:span><text:span text:style-name="T6"> programming sequence and the nausbdevapp example. </text:span><text:span text:style-name="T6"><text:line-break/></text:span><text:span text:style-name="T6"><text:line-break/></text:span><text:span text:style-name="T6">5. Using USB_SET_DMA_LOADING_IN_BATCH flag with ioctl() </text:span><text:span text:style-name="T6"><text:line-break/></text:span><text:span text:style-name="T6"> This flag enables the loading of the DMA buffer descriptor as soon as</text:span><text:span text:style-name="T6"><text:line-break/></text:span><text:span text:style-name="T6"> data buffer is available and should be set in a heavy USB data traffic</text:span><text:span text:style-name="T6"><text:line-break/></text:span><text:span text:style-name="T6"> situations, such as USB printing.</text:span><text:span text:style-name="T6"><text:line-break/></text:span><text:span text:style-name="T6"> </text:span><text:span text:style-name="T6"><text:line-break/></text:span><text:span text:style-name="T6"> When this option is enabled, the loading of the DMA buffer descriptor</text:span><text:span text:style-name="T6"><text:line-break/></text:span><text:span text:style-name="T6"> starts when the number of available buffers reaches</text:span><text:span text:style-name="T6"><text:line-break/></text:span><text:span text:style-name="T6"> USB_MINIMUM_BUFFER_BEFORE_LOADING value. As the result, </text:span><text:span text:style-name="T6"><text:line-break/></text:span><text:span text:style-name="T6"> the DMA buffer descriptor array may have a constant number of </text:span><text:span text:style-name="T6"><text:line-break/></text:span><text:span text:style-name="T6"> descriptors and the driver require the application to maintain its available</text:span><text:span text:style-name="T6"><text:line-break/></text:span><text:span text:style-name="T6"> buffers to be &gt;= USB_MINIMUM_BUFFER_BEFORE_LOADING.</text:span><text:span text:style-name="T6"><text:line-break/></text:span><text:span text:style-name="T6"><text:line-break/></text:span><text:span text:style-name="T6"> When this option is not enabled, the loading of the DMA buffer </text:span><text:span text:style-name="T6"><text:line-break/></text:span><text:span text:style-name="T6"> descriptor starts as soon as a buffer is available. As a result, </text:span><text:span text:style-name="T6"><text:line-break/></text:span><text:span text:style-name="T6"> the DMA buffer descriptor array can have any value between 1 to </text:span><text:span text:style-name="T6"><text:line-break/></text:span><text:span text:style-name="T6"> the MAX_USB_DMA_EP_BUFFER_DESCRIPTOR.</text:span><text:span text:style-name="T6"><text:line-break/></text:span><text:span text:style-name="T6"><text:line-break/></text:span><text:span text:style-name="T6">6. USB interrupt is part of the BBUS interrupts. When DMA buffers are closed</text:span><text:span text:style-name="T6"><text:line-break/></text:span><text:span text:style-name="T6"> for any reasons, or when any of the USB fifos generate an interrupt, the</text:span><text:span text:style-name="T6"><text:line-break/></text:span><text:span text:style-name="T6"> usbDmaIsr will be called. The USB device Isr state diagram is shown in the</text:span><text:span text:style-name="T6"><text:line-break/></text:span><text:span text:style-name="T6"> USB device Interrupt state diagram. </text:span></text:p>
          </draw:text-box>
        </draw:frame>
      </draw:page>
      <draw:page draw:name="I2C Device Read/Write operation" draw:style-name="dp1" draw:master-page-name="Default">
        <office:forms form:automatic-focus="false" form:apply-design-mode="false"/>
        <draw:g>
          <draw:g>
            <draw:polygon draw:style-name="gr1" draw:layer="layout" svg:width="2.5cm" svg:height="1.5cm" svg:x="5.02cm" svg:y="4.565cm" svg:viewBox="0 0 2501 1501" draw:points="0,1501 2501,1501 2501,0 0,0">
              <text:p/>
            </draw:polygon>
            <draw:polygon draw:style-name="gr2" draw:layer="layout" svg:width="2.5cm" svg:height="1.5cm" svg:x="5.02cm" svg:y="4.565cm" svg:viewBox="0 0 2501 1501" draw:points="0,1501 2501,1501 2501,0 0,0">
              <text:p/>
            </draw:polygon>
          </draw:g>
          <draw:frame draw:style-name="gr3" draw:layer="layout" svg:width="2.5cm" svg:height="1.5cm" svg:x="5.02cm" svg:y="4.565cm">
            <draw:text-box>
              <text:p text:style-name="P1"><text:span text:style-name="T1">Read()</text:span></text:p>
            </draw:text-box>
          </draw:frame>
        </draw:g>
        <draw:line draw:style-name="gr74" draw:layer="layout" svg:x1="6.27cm" svg:y1="3.565cm" svg:x2="6.27cm" svg:y2="4.564cm">
          <text:p/>
        </draw:line>
        <draw:g>
          <draw:line draw:style-name="gr75" draw:layer="layout" svg:x1="6.22cm" svg:y1="6.065cm" svg:x2="6.22cm" svg:y2="8.194cm">
            <text:p/>
          </draw:line>
          <draw:frame draw:style-name="gr6" draw:layer="layout" svg:width="1.411cm" svg:height="1.397cm" svg:x="5.514cm" svg:y="6.431cm">
            <draw:text-box>
              <text:p/>
            </draw:text-box>
          </draw:frame>
        </draw:g>
        <draw:g>
          <draw:g>
            <draw:path draw:style-name="gr1" draw:layer="layout" svg:width="2.5cm" svg:height="2.001cm" svg:x="5.02cm" svg:y="10.815cm" svg:viewBox="0 0 2501 2002" svg:d="M0 250v1502c0 46 52 85 168 125 115 40 258 68 457 91 200 24 395 34 626 34 230 0 425-10 625-34 199-23 342-51 457-91 116-40 168-79 168-125v-1502c0-46-52-85-168-125-115-40-258-68-457-91-200-24-395-34-626-34-230 0-425 10-625 34-199 23-342 51-457 91-116 40-168 79-168 125z">
              <text:p/>
            </draw:path>
            <draw:path draw:style-name="gr2" draw:layer="layout" svg:width="2.5cm" svg:height="2.001cm" svg:x="5.02cm" svg:y="10.815cm" svg:viewBox="0 0 2501 2002" svg:d="M0 250v1502c0 46 52 85 168 125 115 40 258 68 457 91 200 24 395 34 626 34 230 0 425-10 625-34 199-23 342-51 457-91 116-40 168-79 168-125v-1502c0-46-52-85-168-125-115-40-258-68-457-91-200-24-395-34-626-34-230 0-425 10-625 34-199 23-342 51-457 91-116 40-168 79-168 125zM0 250c0 46 52 85 168 125 115 40 258 68 457 91 200 23 395 34 626 34 230 0 425-11 625-34 199-23 342-51 457-91 116-40 168-79 168-125M0 375c0 46 52 85 168 125 115 40 258 68 457 91 200 23 395 34 626 34 230 0 425-11 625-34 199-23 342-51 457-91 116-40 168-79 168-125">
              <text:p/>
            </draw:path>
          </draw:g>
          <draw:frame draw:style-name="gr25" draw:layer="layout" svg:width="2.5cm" svg:height="1.25cm" svg:x="5.02cm" svg:y="11.565cm">
            <draw:text-box>
              <text:p text:style-name="P1"><text:span text:style-name="T1">Read Buffer Queue. Default: up to six Msg</text:span></text:p>
            </draw:text-box>
          </draw:frame>
        </draw:g>
        <draw:polyline draw:style-name="gr76" draw:layer="layout" svg:width="0.55cm" svg:height="2.5cm" svg:x="4.52cm" svg:y="9.315cm" svg:viewBox="0 0 551 2501" draw:points="551,0 551,1000 0,1000 0,2501 501,2501">
          <text:p/>
        </draw:polyline>
        <draw:polyline draw:style-name="gr77" draw:layer="layout" svg:width="0.077cm" svg:height="0.146cm" svg:x="10.92cm" svg:y="10.465cm" svg:viewBox="0 0 78 147" draw:points="0,0 0,147 78,147">
          <text:p/>
        </draw:polyline>
        <draw:line draw:style-name="gr78" draw:layer="layout" svg:x1="7.52cm" svg:y1="2.815cm" svg:x2="9.692cm" svg:y2="2.815cm">
          <text:p/>
        </draw:line>
        <draw:line draw:style-name="gr79" draw:layer="layout" svg:x1="9.692cm" svg:y1="2.815cm" svg:x2="7.52cm" svg:y2="2.815cm">
          <text:p/>
        </draw:line>
        <draw:g>
          <draw:polyline draw:style-name="gr80" draw:layer="layout" svg:width="1.514cm" svg:height="0cm" svg:x="13.556cm" svg:y="6.94cm" svg:viewBox="0 0 1515 0" draw:points="1515,0 1244,0 1244,0 0,0">
            <text:p/>
          </draw:polyline>
          <draw:frame draw:style-name="gr6" draw:layer="layout" svg:width="1.411cm" svg:height="1.397cm" svg:x="13.608cm" svg:y="6.242cm">
            <draw:text-box>
              <text:p/>
            </draw:text-box>
          </draw:frame>
        </draw:g>
        <draw:frame draw:style-name="gr16" draw:layer="layout" svg:width="9.8cm" svg:height="1.3cm" svg:x="5.72cm" svg:y="13.565cm">
          <draw:text-box>
            <text:p text:style-name="P1"><text:span text:style-name="T2">I2C Device Write operation</text:span></text:p>
          </draw:text-box>
        </draw:frame>
        <draw:g>
          <draw:polyline draw:style-name="gr81" draw:layer="layout" svg:width="0cm" svg:height="2.282cm" svg:x="10.7cm" svg:y="7.515cm" svg:viewBox="0 0 0 2283" draw:points="0,0 0,1304 0,1304 0,2283">
            <text:p/>
          </draw:polyline>
          <draw:frame draw:style-name="gr6" draw:layer="layout" svg:width="1.411cm" svg:height="1.397cm" svg:x="9.994cm" svg:y="7.958cm">
            <draw:text-box>
              <text:p/>
            </draw:text-box>
          </draw:frame>
        </draw:g>
        <draw:g>
          <draw:g>
            <draw:polygon draw:style-name="gr1" draw:layer="layout" svg:width="2.5cm" svg:height="1.5cm" svg:x="5.629cm" svg:y="17.511cm" svg:viewBox="0 0 2501 1501" draw:points="0,1501 2501,1501 2501,0 0,0">
              <text:p/>
            </draw:polygon>
            <draw:polygon draw:style-name="gr2" draw:layer="layout" svg:width="2.5cm" svg:height="1.5cm" svg:x="5.629cm" svg:y="17.511cm" svg:viewBox="0 0 2501 1501" draw:points="0,1501 2501,1501 2501,0 0,0">
              <text:p/>
            </draw:polygon>
          </draw:g>
          <draw:frame draw:style-name="gr3" draw:layer="layout" svg:width="2.5cm" svg:height="1.5cm" svg:x="5.629cm" svg:y="17.511cm">
            <draw:text-box>
              <text:p text:style-name="P1"><text:span text:style-name="T1">Write()</text:span></text:p>
            </draw:text-box>
          </draw:frame>
        </draw:g>
        <draw:line draw:style-name="gr82" draw:layer="layout" svg:x1="6.879cm" svg:y1="16.511cm" svg:x2="6.879cm" svg:y2="17.51cm">
          <text:p/>
        </draw:line>
        <draw:g>
          <draw:polyline draw:style-name="gr83" draw:layer="layout" svg:width="0.959cm" svg:height="1.28cm" svg:x="5.92cm" svg:y="19.011cm" svg:viewBox="0 0 960 1281" draw:points="960,0 960,751 0,751 0,1281">
            <text:p/>
          </draw:polyline>
          <draw:frame draw:style-name="gr6" draw:layer="layout" svg:width="1.411cm" svg:height="1.397cm" svg:x="5.804cm" svg:y="19.062cm">
            <draw:text-box>
              <text:p/>
            </draw:text-box>
          </draw:frame>
        </draw:g>
        <draw:g>
          <draw:g>
            <draw:path draw:style-name="gr1" draw:layer="layout" svg:width="2.5cm" svg:height="2cm" svg:x="5.629cm" svg:y="23.761cm" svg:viewBox="0 0 2501 2001" svg:d="M0 250v1501c0 46 52 85 168 125 115 40 258 68 457 91 200 24 395 34 626 34 230 0 425-10 625-34 199-23 342-51 457-91 116-40 168-79 168-125v-1501c0-46-52-85-168-125-115-40-258-68-457-91-200-24-395-34-626-34-230 0-425 10-625 34-199 23-342 51-457 91-116 40-168 79-168 125z">
              <text:p/>
            </draw:path>
            <draw:path draw:style-name="gr2" draw:layer="layout" svg:width="2.5cm" svg:height="2cm" svg:x="5.629cm" svg:y="23.761cm" svg:viewBox="0 0 2501 2001" svg:d="M0 250v1501c0 46 52 85 168 125 115 40 258 68 457 91 200 24 395 34 626 34 230 0 425-10 625-34 199-23 342-51 457-91 116-40 168-79 168-125v-1501c0-46-52-85-168-125-115-40-258-68-457-91-200-24-395-34-626-34-230 0-425 10-625 34-199 23-342 51-457 91-116 40-168 79-168 125zM0 250c0 46 52 85 168 125 115 40 258 69 457 92 200 23 395 33 626 33 230 0 425-10 625-33 199-23 342-52 457-92 116-40 168-79 168-125M0 375c0 46 52 85 168 125 115 40 258 69 457 92 200 23 395 33 626 33 230 0 425-10 625-33 199-23 342-52 457-92 116-40 168-79 168-125">
              <text:p/>
            </draw:path>
          </draw:g>
          <draw:frame draw:style-name="gr25" draw:layer="layout" svg:width="2.5cm" svg:height="1.25cm" svg:x="5.629cm" svg:y="24.51cm">
            <draw:text-box>
              <text:p text:style-name="P1"><text:span text:style-name="T1">Write Buffer Queue. Default: up to 6 Msg</text:span></text:p>
            </draw:text-box>
          </draw:frame>
        </draw:g>
        <draw:polyline draw:style-name="gr84" draw:layer="layout" svg:width="0.51cm" svg:height="2.77cm" svg:x="5.12cm" svg:y="21.99cm" svg:viewBox="0 0 511 2771" draw:points="0,0 0,2771 511,2771">
          <text:p/>
        </draw:polyline>
        <draw:polygon draw:style-name="gr85" draw:layer="layout" svg:width="0cm" svg:height="0cm" svg:x="11.513cm" svg:y="23.519cm" svg:viewBox="0 0 0 0" draw:points="0,0">
          <text:p/>
        </draw:polygon>
        <draw:g>
          <draw:g>
            <draw:polygon draw:style-name="gr1" draw:layer="layout" svg:width="2.5cm" svg:height="1.5cm" svg:x="15.071cm" svg:y="10.315cm" svg:viewBox="0 0 2501 1501" draw:points="0,1501 2501,1501 2501,0 0,0">
              <text:p/>
            </draw:polygon>
            <draw:polygon draw:style-name="gr2" draw:layer="layout" svg:width="2.5cm" svg:height="1.5cm" svg:x="15.071cm" svg:y="10.315cm" svg:viewBox="0 0 2501 1501" draw:points="0,1501 2501,1501 2501,0 0,0">
              <text:p/>
            </draw:polygon>
          </draw:g>
          <draw:frame draw:style-name="gr3" draw:layer="layout" svg:width="2.5cm" svg:height="1.5cm" svg:x="15.071cm" svg:y="10.315cm">
            <draw:text-box>
              <text:p text:style-name="P1"><text:span text:style-name="T1">I2C device ISR</text:span><text:span text:style-name="T1"><text:line-break/></text:span><text:span text:style-name="T1">MCI2cInterrupt()</text:span></text:p>
            </draw:text-box>
          </draw:frame>
        </draw:g>
        <draw:line draw:style-name="gr86" draw:layer="layout" svg:x1="8.129cm" svg:y1="15.761cm" svg:x2="10.301cm" svg:y2="15.761cm">
          <text:p/>
        </draw:line>
        <draw:line draw:style-name="gr87" draw:layer="layout" svg:x1="10.02cm" svg:y1="15.761cm" svg:x2="8.32cm" svg:y2="15.761cm">
          <text:p/>
        </draw:line>
        <draw:polyline draw:style-name="gr88" draw:layer="layout" svg:width="0cm" svg:height="3.623cm" svg:x="11.4cm" svg:y="19.74cm" svg:viewBox="0 0 0 3624" draw:points="0,0 0,699 0,699 0,3624">
          <text:p/>
        </draw:polyline>
        <draw:g>
          <draw:polyline draw:style-name="gr89" draw:layer="layout" svg:width="2.231cm" svg:height="0.095cm" svg:x="14.09cm" svg:y="19.24cm" svg:viewBox="0 0 2232 96" draw:points="2232,96 2011,0 0,0">
            <text:p/>
          </draw:polyline>
          <draw:frame draw:style-name="gr6" draw:layer="layout" svg:width="1.411cm" svg:height="1.397cm" svg:x="14.51cm" svg:y="18.542cm">
            <draw:text-box>
              <text:p/>
            </draw:text-box>
          </draw:frame>
        </draw:g>
        <draw:polyline draw:style-name="gr90" draw:layer="layout" svg:width="1.283cm" svg:height="0.005cm" svg:x="8.129cm" svg:y="24.761cm" svg:viewBox="0 0 1284 6" draw:points="0,0 750,0 750,6 1284,6">
          <text:p/>
        </draw:polyline>
        <draw:line draw:style-name="gr91" draw:layer="layout" svg:x1="9.413cm" svg:y1="24.767cm" svg:x2="8.129cm" svg:y2="24.761cm">
          <text:p/>
        </draw:line>
        <draw:polyline draw:style-name="gr92" draw:layer="layout" svg:width="1.594cm" svg:height="0.354cm" svg:x="7.42cm" svg:y="19.011cm" svg:viewBox="0 0 1595 355" draw:points="0,0 0,355 1595,355">
          <text:p/>
        </draw:polyline>
        <draw:polyline draw:style-name="gr93" draw:layer="layout" svg:width="1.323cm" svg:height="0.25cm" svg:x="7.52cm" svg:y="11.565cm" svg:viewBox="0 0 1324 251" draw:points="0,251 750,251 750,0 1324,0">
          <text:p/>
        </draw:polyline>
        <draw:polyline draw:style-name="gr94" draw:layer="layout" svg:width="1.323cm" svg:height="0.25cm" svg:x="7.52cm" svg:y="11.565cm" svg:viewBox="0 0 1324 251" draw:points="1324,0 750,0 750,251 0,251">
          <text:p/>
        </draw:polyline>
        <draw:polyline draw:style-name="gr95" draw:layer="layout" svg:width="1.723cm" svg:height="0.75cm" svg:x="6.72cm" svg:y="6.065cm" svg:viewBox="0 0 1724 751" draw:points="0,0 0,751 1724,751">
          <text:p/>
        </draw:polyline>
        <draw:g>
          <draw:g>
            <draw:polygon draw:style-name="gr1" draw:layer="layout" svg:width="2.8cm" svg:height="1.7cm" svg:x="4.72cm" svg:y="1.765cm" svg:viewBox="0 0 2801 1701" draw:points="0,1701 2801,1701 2801,0 0,0">
              <text:p/>
            </draw:polygon>
            <draw:polygon draw:style-name="gr2" draw:layer="layout" svg:width="2.8cm" svg:height="1.7cm" svg:x="4.72cm" svg:y="1.765cm" svg:viewBox="0 0 2801 1701" draw:points="0,1701 2801,1701 2801,0 0,0">
              <text:p/>
            </draw:polygon>
          </draw:g>
          <draw:frame draw:style-name="gr47" draw:layer="layout" svg:width="2.8cm" svg:height="1.7cm" svg:x="4.72cm" svg:y="1.765cm">
            <draw:text-box>
              <text:p text:style-name="P1"><text:span text:style-name="T1">User application</text:span></text:p>
            </draw:text-box>
          </draw:frame>
        </draw:g>
        <draw:g>
          <draw:g>
            <draw:polygon draw:style-name="gr1" draw:layer="layout" svg:width="3cm" svg:height="1.7cm" svg:x="9.72cm" svg:y="1.865cm" svg:viewBox="0 0 3001 1701" draw:points="0,1701 3001,1701 3001,0 0,0">
              <text:p/>
            </draw:polygon>
            <draw:polygon draw:style-name="gr2" draw:layer="layout" svg:width="3cm" svg:height="1.7cm" svg:x="9.72cm" svg:y="1.865cm" svg:viewBox="0 0 3001 1701" draw:points="0,1701 3001,1701 3001,0 0,0">
              <text:p/>
            </draw:polygon>
          </draw:g>
          <draw:frame draw:style-name="gr47" draw:layer="layout" svg:width="3cm" svg:height="1.7cm" svg:x="9.72cm" svg:y="1.865cm">
            <draw:text-box>
              <text:p text:style-name="P1"><text:span text:style-name="T1">Call read callback() to pass the Read Msg back to application.</text:span></text:p>
            </draw:text-box>
          </draw:frame>
        </draw:g>
        <draw:g>
          <draw:g>
            <draw:polygon draw:style-name="gr1" draw:layer="layout" svg:width="5.1cm" svg:height="1.7cm" svg:x="2.52cm" svg:y="8.195cm" svg:viewBox="0 0 5101 1701" draw:points="0,1701 5101,1701 5101,0 0,0">
              <text:p/>
            </draw:polygon>
            <draw:polygon draw:style-name="gr2" draw:layer="layout" svg:width="5.1cm" svg:height="1.7cm" svg:x="2.52cm" svg:y="8.195cm" svg:viewBox="0 0 5101 1701" draw:points="0,1701 5101,1701 5101,0 0,0">
              <text:p/>
            </draw:polygon>
          </draw:g>
          <draw:frame draw:style-name="gr47" draw:layer="layout" svg:width="5.1cm" svg:height="1.7cm" svg:x="2.52cm" svg:y="8.195cm">
            <draw:text-box>
              <text:p text:style-name="P1"><text:span text:style-name="T1">Push buffer into Read Buffer Queue</text:span><text:span text:style-name="T1"><text:line-break/></text:span><text:span text:style-name="T1">Func: MCSetI2cDataBuffer()</text:span></text:p>
            </draw:text-box>
          </draw:frame>
        </draw:g>
        <draw:g>
          <draw:g>
            <draw:polygon draw:style-name="gr1" draw:layer="layout" svg:width="5.063cm" svg:height="1.55cm" svg:x="8.492cm" svg:y="5.965cm" svg:viewBox="0 0 5064 1551" draw:points="0,1551 5064,1551 5064,0 0,0">
              <text:p/>
            </draw:polygon>
            <draw:polygon draw:style-name="gr2" draw:layer="layout" svg:width="5.063cm" svg:height="1.55cm" svg:x="8.492cm" svg:y="5.965cm" svg:viewBox="0 0 5064 1551" draw:points="0,1551 5064,1551 5064,0 0,0">
              <text:p/>
            </draw:polygon>
          </draw:g>
          <draw:frame draw:style-name="gr48" draw:layer="layout" svg:width="5.063cm" svg:height="1.55cm" svg:x="8.492cm" svg:y="5.965cm">
            <draw:text-box>
              <text:p text:style-name="P2"><text:span text:style-name="T1">Host: MCI2cKickStartRx()</text:span><text:span text:style-name="T1"><text:line-break/></text:span><text:span text:style-name="T1"> Slave: MCI2cSlaveKickStart()</text:span></text:p>
            </draw:text-box>
          </draw:frame>
        </draw:g>
        <draw:g>
          <draw:g>
            <draw:polygon draw:style-name="gr1" draw:layer="layout" svg:width="3.977cm" svg:height="2.7cm" svg:x="9.036cm" svg:y="9.799cm" svg:viewBox="0 0 3978 2701" draw:points="0,2701 3978,2701 3978,0 0,0">
              <text:p/>
            </draw:polygon>
            <draw:polygon draw:style-name="gr2" draw:layer="layout" svg:width="3.977cm" svg:height="2.7cm" svg:x="9.036cm" svg:y="9.799cm" svg:viewBox="0 0 3978 2701" draw:points="0,2701 3978,2701 3978,0 0,0">
              <text:p/>
            </draw:polygon>
          </draw:g>
          <draw:frame draw:style-name="gr50" draw:layer="layout" svg:width="3.977cm" svg:height="2.7cm" svg:x="9.036cm" svg:y="9.799cm">
            <draw:text-box>
              <text:p text:style-name="P1"><text:span text:style-name="T1">Pop empty buffer from Read Buffer Queue and save received data to the buffer. </text:span></text:p>
            </draw:text-box>
          </draw:frame>
        </draw:g>
        <draw:g>
          <draw:g>
            <draw:polygon draw:style-name="gr1" draw:layer="layout" svg:width="2.8cm" svg:height="1.7cm" svg:x="5.479cm" svg:y="14.911cm" svg:viewBox="0 0 2801 1701" draw:points="0,1701 2801,1701 2801,0 0,0">
              <text:p/>
            </draw:polygon>
            <draw:polygon draw:style-name="gr2" draw:layer="layout" svg:width="2.8cm" svg:height="1.7cm" svg:x="5.479cm" svg:y="14.911cm" svg:viewBox="0 0 2801 1701" draw:points="0,1701 2801,1701 2801,0 0,0">
              <text:p/>
            </draw:polygon>
          </draw:g>
          <draw:frame draw:style-name="gr47" draw:layer="layout" svg:width="2.8cm" svg:height="1.7cm" svg:x="5.479cm" svg:y="14.911cm">
            <draw:text-box>
              <text:p text:style-name="P1"><text:span text:style-name="T1">User application</text:span></text:p>
            </draw:text-box>
          </draw:frame>
        </draw:g>
        <draw:g>
          <draw:g>
            <draw:polygon draw:style-name="gr1" draw:layer="layout" svg:width="3cm" svg:height="1.7cm" svg:x="10.052cm" svg:y="14.911cm" svg:viewBox="0 0 3001 1701" draw:points="0,1701 3001,1701 3001,0 0,0">
              <text:p/>
            </draw:polygon>
            <draw:polygon draw:style-name="gr2" draw:layer="layout" svg:width="3cm" svg:height="1.7cm" svg:x="10.052cm" svg:y="14.911cm" svg:viewBox="0 0 3001 1701" draw:points="0,1701 3001,1701 3001,0 0,0">
              <text:p/>
            </draw:polygon>
          </draw:g>
          <draw:frame draw:style-name="gr47" draw:layer="layout" svg:width="3cm" svg:height="1.7cm" svg:x="10.052cm" svg:y="14.911cm">
            <draw:text-box>
              <text:p text:style-name="P1"><text:span text:style-name="T1">call Write callback() to send the write Msg back to application.</text:span></text:p>
            </draw:text-box>
          </draw:frame>
        </draw:g>
        <draw:g>
          <draw:g>
            <draw:polygon draw:style-name="gr1" draw:layer="layout" svg:width="5.063cm" svg:height="1.55cm" svg:x="9.02cm" svg:y="18.19cm" svg:viewBox="0 0 5064 1551" draw:points="0,1551 5064,1551 5064,0 0,0">
              <text:p/>
            </draw:polygon>
            <draw:polygon draw:style-name="gr2" draw:layer="layout" svg:width="5.063cm" svg:height="1.55cm" svg:x="9.02cm" svg:y="18.19cm" svg:viewBox="0 0 5064 1551" draw:points="0,1551 5064,1551 5064,0 0,0">
              <text:p/>
            </draw:polygon>
          </draw:g>
          <draw:frame draw:style-name="gr48" draw:layer="layout" svg:width="5.063cm" svg:height="1.55cm" svg:x="9.02cm" svg:y="18.19cm">
            <draw:text-box>
              <text:p text:style-name="P2"><text:span text:style-name="T1">I2C Master:MCI2cKickStartTx</text:span><text:span text:style-name="T1"><text:line-break/></text:span><text:span text:style-name="T1"> I2C Slave: MCI2cPopSlaveTxMsg</text:span></text:p>
            </draw:text-box>
          </draw:frame>
        </draw:g>
        <draw:g>
          <draw:g>
            <draw:polygon draw:style-name="gr1" draw:layer="layout" svg:width="5.1cm" svg:height="1.7cm" svg:x="2.92cm" svg:y="20.29cm" svg:viewBox="0 0 5101 1701" draw:points="0,1701 5101,1701 5101,0 0,0">
              <text:p/>
            </draw:polygon>
            <draw:polygon draw:style-name="gr2" draw:layer="layout" svg:width="5.1cm" svg:height="1.7cm" svg:x="2.92cm" svg:y="20.29cm" svg:viewBox="0 0 5101 1701" draw:points="0,1701 5101,1701 5101,0 0,0">
              <text:p/>
            </draw:polygon>
          </draw:g>
          <draw:frame draw:style-name="gr47" draw:layer="layout" svg:width="5.1cm" svg:height="1.7cm" svg:x="2.92cm" svg:y="20.29cm">
            <draw:text-box>
              <text:p text:style-name="P1"><text:span text:style-name="T1">Push buffer into Write Buffer Queue</text:span><text:span text:style-name="T1"><text:line-break/></text:span><text:span text:style-name="T1">Func: MCSetI2cDataBuffer()</text:span></text:p>
            </draw:text-box>
          </draw:frame>
        </draw:g>
        <draw:g>
          <draw:g>
            <draw:polygon draw:style-name="gr1" draw:layer="layout" svg:width="3.977cm" svg:height="2.8cm" svg:x="9.524cm" svg:y="23.365cm" svg:viewBox="0 0 3978 2801" draw:points="0,2801 3978,2801 3978,0 0,0">
              <text:p/>
            </draw:polygon>
            <draw:polygon draw:style-name="gr2" draw:layer="layout" svg:width="3.977cm" svg:height="2.8cm" svg:x="9.524cm" svg:y="23.365cm" svg:viewBox="0 0 3978 2801" draw:points="0,2801 3978,2801 3978,0 0,0">
              <text:p/>
            </draw:polygon>
          </draw:g>
          <draw:frame draw:style-name="gr55" draw:layer="layout" svg:width="3.977cm" svg:height="2.8cm" svg:x="9.524cm" svg:y="23.365cm">
            <draw:text-box>
              <text:p text:style-name="P1"><text:span text:style-name="T1">Pop buffer from Write Buffer Queue, and write address and/or data to the I2C bus. </text:span></text:p>
            </draw:text-box>
          </draw:frame>
        </draw:g>
        <draw:frame draw:style-name="gr16" draw:layer="layout" svg:width="9.8cm" svg:height="1.3cm" svg:x="6.32cm" svg:y="0.44cm">
          <draw:text-box>
            <text:p text:style-name="P1"><text:span text:style-name="T2">I2C Device Read operation</text:span></text:p>
          </draw:text-box>
        </draw:frame>
        <draw:g>
          <draw:g>
            <draw:polygon draw:style-name="gr1" draw:layer="layout" svg:width="2.5cm" svg:height="1.5cm" svg:x="15.071cm" svg:y="6.19cm" svg:viewBox="0 0 2501 1501" draw:points="0,751 1251,0 2501,751 1251,1501">
              <text:p/>
            </draw:polygon>
            <draw:polygon draw:style-name="gr2" draw:layer="layout" svg:width="2.5cm" svg:height="1.5cm" svg:x="15.071cm" svg:y="6.19cm" svg:viewBox="0 0 2501 1501" draw:points="0,751 1251,0 2501,751 1251,1501">
              <text:p/>
            </draw:polygon>
          </draw:g>
          <draw:frame draw:style-name="gr3" draw:layer="layout" svg:width="2.5cm" svg:height="1.5cm" svg:x="15.071cm" svg:y="6.19cm">
            <draw:text-box>
              <text:p text:style-name="P1"><text:span text:style-name="T1">If Buffer is full</text:span></text:p>
            </draw:text-box>
          </draw:frame>
        </draw:g>
        <draw:g>
          <draw:polyline draw:style-name="gr96" draw:layer="layout" svg:width="3.601cm" svg:height="3.45cm" svg:x="12.72cm" svg:y="2.74cm" svg:viewBox="0 0 3602 3451" draw:points="0,0 3602,0 3602,3451">
            <text:p/>
          </draw:polyline>
          <draw:frame draw:style-name="gr6" draw:layer="layout" svg:width="1.411cm" svg:height="1.397cm" svg:x="15.54cm" svg:y="2.042cm">
            <draw:text-box>
              <text:p/>
            </draw:text-box>
          </draw:frame>
        </draw:g>
        <draw:frame draw:style-name="gr97" draw:layer="layout" svg:width="0.801cm" svg:height="0.787cm" svg:x="7.099cm" svg:y="6.028cm">
          <draw:text-box>
            <text:p text:style-name="P1"><text:span text:style-name="T1">2</text:span></text:p>
          </draw:text-box>
        </draw:frame>
        <draw:frame draw:style-name="gr98" draw:layer="layout" svg:width="0.52cm" svg:height="0.7cm" svg:x="5.7cm" svg:y="6.74cm">
          <draw:text-box>
            <text:p text:style-name="P1"><text:span text:style-name="T1">1</text:span></text:p>
          </draw:text-box>
        </draw:frame>
        <draw:g>
          <draw:g>
            <draw:polygon draw:style-name="gr1" draw:layer="layout" svg:width="2.5cm" svg:height="1.5cm" svg:x="16.321cm" svg:y="18.585cm" svg:viewBox="0 0 2501 1501" draw:points="0,751 1251,0 2501,751 1251,1501">
              <text:p/>
            </draw:polygon>
            <draw:polygon draw:style-name="gr2" draw:layer="layout" svg:width="2.5cm" svg:height="1.5cm" svg:x="16.321cm" svg:y="18.585cm" svg:viewBox="0 0 2501 1501" draw:points="0,751 1251,0 2501,751 1251,1501">
              <text:p/>
            </draw:polygon>
          </draw:g>
          <draw:frame draw:style-name="gr99" draw:layer="layout" svg:width="2.083cm" svg:height="1.125cm" svg:x="16.529cm" svg:y="18.773cm">
            <draw:text-box>
              <text:p text:style-name="P1"><text:span text:style-name="T1">If Buffer is full</text:span></text:p>
            </draw:text-box>
          </draw:frame>
        </draw:g>
        <draw:polyline draw:style-name="gr100" draw:layer="layout" svg:width="4.519cm" svg:height="2.845cm" svg:x="13.052cm" svg:y="15.74cm" svg:viewBox="0 0 4520 2846" draw:points="4520,2846 4520,0 0,0">
          <text:p/>
        </draw:polyline>
        <draw:frame draw:style-name="gr98" draw:layer="layout" svg:width="0.871cm" svg:height="0.7cm" svg:x="16.7cm" svg:y="17.04cm">
          <draw:text-box>
            <text:p text:style-name="P1"><text:span text:style-name="T1">YES</text:span></text:p>
          </draw:text-box>
        </draw:frame>
        <draw:g>
          <draw:g>
            <draw:polygon draw:style-name="gr1" draw:layer="layout" svg:width="2.5cm" svg:height="1.5cm" svg:x="16.321cm" svg:y="21.28cm" svg:viewBox="0 0 2501 1501" draw:points="0,1501 2501,1501 2501,0 0,0">
              <text:p/>
            </draw:polygon>
            <draw:polygon draw:style-name="gr2" draw:layer="layout" svg:width="2.5cm" svg:height="1.5cm" svg:x="16.321cm" svg:y="21.28cm" svg:viewBox="0 0 2501 1501" draw:points="0,1501 2501,1501 2501,0 0,0">
              <text:p/>
            </draw:polygon>
          </draw:g>
          <draw:frame draw:style-name="gr3" draw:layer="layout" svg:width="2.5cm" svg:height="1.5cm" svg:x="16.321cm" svg:y="21.28cm">
            <draw:text-box>
              <text:p text:style-name="P1"><text:span text:style-name="T1">I2C device ISR</text:span><text:span text:style-name="T1"><text:line-break/></text:span><text:span text:style-name="T1">MCI2cInterrupt()</text:span></text:p>
            </draw:text-box>
          </draw:frame>
        </draw:g>
        <draw:polyline draw:style-name="gr101" draw:layer="layout" svg:width="3.121cm" svg:height="2.29cm" svg:x="13.2cm" svg:y="19.74cm" svg:viewBox="0 0 3122 2291" draw:points="3122,2291 0,2291 0,0">
          <text:p/>
        </draw:polyline>
        <draw:g>
          <draw:polyline draw:style-name="gr102" draw:layer="layout" svg:width="4.321cm" svg:height="2.8cm" svg:x="12cm" svg:y="7.515cm" svg:viewBox="0 0 4322 2801" draw:points="4322,2801 4322,1925 0,1925 0,0">
            <text:p/>
          </draw:polyline>
          <draw:frame draw:style-name="gr6" draw:layer="layout" svg:width="1.411cm" svg:height="1.397cm" svg:x="12.93cm" svg:y="8.742cm">
            <draw:text-box>
              <text:p/>
            </draw:text-box>
          </draw:frame>
        </draw:g>
        <draw:frame draw:style-name="gr103" draw:layer="layout" svg:width="0.721cm" svg:height="0.8cm" svg:x="15.6cm" svg:y="3.94cm">
          <draw:text-box>
            <text:p text:style-name="P1"><text:span text:style-name="T1">YES</text:span></text:p>
          </draw:text-box>
        </draw:frame>
        <draw:frame draw:style-name="gr104" draw:layer="layout" svg:width="0.5cm" svg:height="0.465cm" svg:x="6.4cm" svg:y="19.318cm">
          <draw:text-box>
            <text:p text:style-name="P1"><text:span text:style-name="T1">1</text:span></text:p>
          </draw:text-box>
        </draw:frame>
        <draw:frame draw:style-name="gr105" draw:layer="layout" svg:width="0.8cm" svg:height="0.675cm" svg:x="7.8cm" svg:y="19.365cm">
          <draw:text-box>
            <text:p text:style-name="P1"><text:span text:style-name="T1">2</text:span></text:p>
          </draw:text-box>
        </draw:frame>
      </draw:page>
      <draw:page draw:name="I2C programming sequence" draw:style-name="dp1" draw:master-page-name="Default">
        <office:forms form:automatic-focus="false" form:apply-design-mode="false"/>
        <draw:g>
          <draw:g>
            <draw:polygon draw:style-name="gr1" draw:layer="layout" svg:width="4cm" svg:height="1.5cm" svg:x="4.376cm" svg:y="9.035cm" svg:viewBox="0 0 4001 1501" draw:points="0,1501 4001,1501 4001,0 0,0">
              <text:p/>
            </draw:polygon>
            <draw:polygon draw:style-name="gr2" draw:layer="layout" svg:width="4cm" svg:height="1.5cm" svg:x="4.376cm" svg:y="9.035cm" svg:viewBox="0 0 4001 1501" draw:points="0,1501 4001,1501 4001,0 0,0">
              <text:p/>
            </draw:polygon>
          </draw:g>
          <draw:frame draw:style-name="gr3" draw:layer="layout" svg:width="4cm" svg:height="1.5cm" svg:x="4.376cm" svg:y="9.035cm">
            <draw:text-box>
              <text:p text:style-name="P1"><text:span text:style-name="T1">I2C device application Start</text:span></text:p>
            </draw:text-box>
          </draw:frame>
        </draw:g>
        <draw:g>
          <draw:g>
            <draw:polygon draw:style-name="gr1" draw:layer="layout" svg:width="3.8cm" svg:height="1.8cm" svg:x="4.576cm" svg:y="11.735cm" svg:viewBox="0 0 3801 1801" draw:points="0,1801 3801,1801 3801,0 0,0">
              <text:p/>
            </draw:polygon>
            <draw:polygon draw:style-name="gr2" draw:layer="layout" svg:width="3.8cm" svg:height="1.8cm" svg:x="4.576cm" svg:y="11.735cm" svg:viewBox="0 0 3801 1801" draw:points="0,1801 3801,1801 3801,0 0,0">
              <text:p/>
            </draw:polygon>
          </draw:g>
          <draw:frame draw:style-name="gr57" draw:layer="layout" svg:width="3.8cm" svg:height="1.8cm" svg:x="4.576cm" svg:y="11.735cm">
            <draw:text-box>
              <text:p text:style-name="P1"><text:span text:style-name="T1">Call open() to open needed I2c device channel</text:span></text:p>
            </draw:text-box>
          </draw:frame>
        </draw:g>
        <draw:line draw:style-name="gr106" draw:layer="layout" svg:x1="6.376cm" svg:y1="10.535cm" svg:x2="6.376cm" svg:y2="11.735cm">
          <text:p/>
        </draw:line>
        <draw:g>
          <draw:g>
            <draw:polygon draw:style-name="gr1" draw:layer="layout" svg:width="3.8cm" svg:height="1.8cm" svg:x="4.576cm" svg:y="14.554cm" svg:viewBox="0 0 3801 1801" draw:points="0,1801 3801,1801 3801,0 0,0">
              <text:p/>
            </draw:polygon>
            <draw:polygon draw:style-name="gr2" draw:layer="layout" svg:width="3.8cm" svg:height="1.8cm" svg:x="4.576cm" svg:y="14.554cm" svg:viewBox="0 0 3801 1801" draw:points="0,1801 3801,1801 3801,0 0,0">
              <text:p/>
            </draw:polygon>
          </draw:g>
          <draw:frame draw:style-name="gr57" draw:layer="layout" svg:width="3.8cm" svg:height="1.8cm" svg:x="4.576cm" svg:y="14.554cm">
            <draw:text-box>
              <text:p text:style-name="P1"><text:span text:style-name="T1">Call Ioctl() to set read and write callback functions.</text:span></text:p>
            </draw:text-box>
          </draw:frame>
        </draw:g>
        <draw:line draw:style-name="gr107" draw:layer="layout" svg:x1="6.376cm" svg:y1="13.535cm" svg:x2="6.376cm" svg:y2="14.555cm">
          <text:p/>
        </draw:line>
        <draw:g>
          <draw:g>
            <draw:polygon draw:style-name="gr1" draw:layer="layout" svg:width="3.8cm" svg:height="1.8cm" svg:x="4.576cm" svg:y="17.165cm" svg:viewBox="0 0 3801 1801" draw:points="0,1801 3801,1801 3801,0 0,0">
              <text:p/>
            </draw:polygon>
            <draw:polygon draw:style-name="gr2" draw:layer="layout" svg:width="3.8cm" svg:height="1.8cm" svg:x="4.576cm" svg:y="17.165cm" svg:viewBox="0 0 3801 1801" draw:points="0,1801 3801,1801 3801,0 0,0">
              <text:p/>
            </draw:polygon>
          </draw:g>
          <draw:frame draw:style-name="gr57" draw:layer="layout" svg:width="3.8cm" svg:height="1.8cm" svg:x="4.576cm" svg:y="17.165cm">
            <draw:text-box>
              <text:p text:style-name="P1"><text:span text:style-name="T1">Call Ioctl() to set clock speed:Nomal/High</text:span></text:p>
            </draw:text-box>
          </draw:frame>
        </draw:g>
        <draw:line draw:style-name="gr108" draw:layer="layout" svg:x1="6.376cm" svg:y1="16.355cm" svg:x2="6.376cm" svg:y2="17.165cm">
          <text:p/>
        </draw:line>
        <draw:g>
          <draw:g>
            <draw:polygon draw:style-name="gr109" draw:layer="layout" svg:width="3.8cm" svg:height="1.8cm" svg:x="4.576cm" svg:y="19.775cm" svg:viewBox="0 0 3801 1801" draw:points="0,1801 3801,1801 3801,0 0,0">
              <text:p/>
            </draw:polygon>
            <draw:polygon draw:style-name="gr110" draw:layer="layout" svg:width="3.8cm" svg:height="1.8cm" svg:x="4.576cm" svg:y="19.775cm" svg:viewBox="0 0 3801 1801" draw:points="0,1801 3801,1801 3801,0 0,0">
              <text:p/>
            </draw:polygon>
          </draw:g>
          <draw:frame draw:style-name="gr57" draw:layer="layout" svg:width="3.8cm" svg:height="1.8cm" svg:x="4.576cm" svg:y="19.775cm">
            <draw:text-box>
              <text:p text:style-name="P1"><text:span text:style-name="T1">Call MCI2cBuildMsg() or your own function to build an I2c Msg.</text:span></text:p>
            </draw:text-box>
          </draw:frame>
        </draw:g>
        <draw:line draw:style-name="gr111" draw:layer="layout" svg:x1="6.376cm" svg:y1="18.965cm" svg:x2="6.376cm" svg:y2="19.774cm">
          <text:p/>
        </draw:line>
        <draw:polyline draw:style-name="gr112" draw:layer="layout" svg:width="3.224cm" svg:height="12.905cm" svg:x="9.876cm" svg:y="7.95cm" svg:viewBox="0 0 3225 12906" draw:points="0,12906 0,0 3225,0 3225,1290">
          <text:p/>
        </draw:polyline>
        <draw:g>
          <draw:line draw:style-name="gr65" draw:layer="layout" svg:x1="9.876cm" svg:y1="20.855cm" svg:x2="8.376cm" svg:y2="20.855cm">
            <text:p/>
          </draw:line>
          <draw:frame draw:style-name="gr6" draw:layer="layout" svg:width="1.411cm" svg:height="1.397cm" svg:x="8.421cm" svg:y="20.156cm">
            <draw:text-box>
              <text:p/>
            </draw:text-box>
          </draw:frame>
        </draw:g>
        <draw:g>
          <draw:g>
            <draw:polygon draw:style-name="gr1" draw:layer="layout" svg:width="3.8cm" svg:height="1.8cm" svg:x="11.187cm" svg:y="9.24cm" svg:viewBox="0 0 3801 1801" draw:points="0,1801 3801,1801 3801,0 0,0">
              <text:p/>
            </draw:polygon>
            <draw:polygon draw:style-name="gr2" draw:layer="layout" svg:width="3.8cm" svg:height="1.8cm" svg:x="11.187cm" svg:y="9.24cm" svg:viewBox="0 0 3801 1801" draw:points="0,1801 3801,1801 3801,0 0,0">
              <text:p/>
            </draw:polygon>
          </draw:g>
          <draw:frame draw:style-name="gr57" draw:layer="layout" svg:width="3.8cm" svg:height="1.8cm" svg:x="11.187cm" svg:y="9.24cm">
            <draw:text-box>
              <text:p text:style-name="P1"><text:span text:style-name="T1">Call read() and/or write() to passing buffers to driver.</text:span></text:p>
            </draw:text-box>
          </draw:frame>
        </draw:g>
        <draw:g>
          <draw:g>
            <draw:polygon draw:style-name="gr1" draw:layer="layout" svg:width="3.8cm" svg:height="1.8cm" svg:x="11.187cm" svg:y="12.34cm" svg:viewBox="0 0 3801 1801" draw:points="0,1801 3801,1801 3801,0 0,0">
              <text:p/>
            </draw:polygon>
            <draw:polygon draw:style-name="gr2" draw:layer="layout" svg:width="3.8cm" svg:height="1.8cm" svg:x="11.187cm" svg:y="12.34cm" svg:viewBox="0 0 3801 1801" draw:points="0,1801 3801,1801 3801,0 0,0">
              <text:p/>
            </draw:polygon>
          </draw:g>
          <draw:frame draw:style-name="gr57" draw:layer="layout" svg:width="3.8cm" svg:height="1.8cm" svg:x="11.187cm" svg:y="12.34cm">
            <draw:text-box>
              <text:p text:style-name="P1"><text:span text:style-name="T1">Install Isr function for I2C.</text:span></text:p>
            </draw:text-box>
          </draw:frame>
        </draw:g>
        <draw:g>
          <draw:g>
            <draw:polygon draw:style-name="gr1" draw:layer="layout" svg:width="3.8cm" svg:height="1.8cm" svg:x="11.187cm" svg:y="15.44cm" svg:viewBox="0 0 3801 1801" draw:points="0,1801 3801,1801 3801,0 0,0">
              <text:p/>
            </draw:polygon>
            <draw:polygon draw:style-name="gr2" draw:layer="layout" svg:width="3.8cm" svg:height="1.8cm" svg:x="11.187cm" svg:y="15.44cm" svg:viewBox="0 0 3801 1801" draw:points="0,1801 3801,1801 3801,0 0,0">
              <text:p/>
            </draw:polygon>
          </draw:g>
          <draw:frame draw:style-name="gr57" draw:layer="layout" svg:width="3.8cm" svg:height="1.8cm" svg:x="11.187cm" svg:y="15.44cm">
            <draw:text-box>
              <text:p text:style-name="P1"><text:span text:style-name="T1">Process callback functions and feed more buffers to driver using read() or write().</text:span></text:p>
            </draw:text-box>
          </draw:frame>
        </draw:g>
        <draw:polyline draw:style-name="gr113" draw:layer="layout" svg:width="0cm" svg:height="1.299cm" svg:x="12.9cm" svg:y="11.04cm" svg:viewBox="0 0 0 1300" draw:points="0,0 0,808 0,808 0,1300">
          <text:p/>
        </draw:polyline>
        <draw:g>
          <draw:polyline draw:style-name="gr2" draw:layer="layout" svg:width="3.8cm" svg:height="1.2cm" svg:x="12.8cm" svg:y="17.24cm" svg:viewBox="0 0 3801 1201" draw:points="0,0 0,1201 3801,1201">
            <text:p/>
          </draw:polyline>
          <draw:frame draw:style-name="gr6" draw:layer="layout" svg:width="1.411cm" svg:height="1.397cm" svg:x="13.394cm" svg:y="17.742cm">
            <draw:text-box>
              <text:p/>
            </draw:text-box>
          </draw:frame>
        </draw:g>
        <draw:polyline draw:style-name="gr114" draw:layer="layout" svg:width="1.613cm" svg:height="2.075cm" svg:x="14.987cm" svg:y="16.365cm" svg:viewBox="0 0 1614 2076" draw:points="1614,2076 1614,0 0,0">
          <text:p/>
        </draw:polyline>
        <draw:g>
          <draw:g>
            <draw:polygon draw:style-name="gr1" draw:layer="layout" svg:width="12cm" svg:height="1.6cm" svg:x="4.6cm" svg:y="4.54cm" svg:viewBox="0 0 12001 1601" draw:points="0,1601 12001,1601 12001,0 0,0">
              <text:p/>
            </draw:polygon>
            <draw:polygon draw:style-name="gr2" draw:layer="layout" svg:width="12cm" svg:height="1.6cm" svg:x="4.6cm" svg:y="4.54cm" svg:viewBox="0 0 12001 1601" draw:points="0,1601 12001,1601 12001,0 0,0">
              <text:p/>
            </draw:polygon>
          </draw:g>
          <draw:frame draw:style-name="gr72" draw:layer="layout" svg:width="12cm" svg:height="1.6cm" svg:x="4.6cm" svg:y="4.54cm">
            <draw:text-box>
              <text:p text:style-name="P1"><text:span text:style-name="T4">Please refer to the NAI2cApp example in the</text:span><text:span text:style-name="T4"><text:line-break/></text:span><text:span text:style-name="T4">src/examples directory</text:span></text:p>
            </draw:text-box>
          </draw:frame>
        </draw:g>
        <draw:frame draw:style-name="gr71" draw:layer="layout" svg:width="16.4cm" svg:height="3.2cm" svg:x="2.4cm" svg:y="1.34cm">
          <draw:text-box>
            <text:p text:style-name="P1"><text:span text:style-name="T3">I2C device application programming sequence.</text:span></text:p>
          </draw:text-box>
        </draw:frame>
        <draw:line draw:style-name="gr115" draw:layer="layout" svg:x1="12.9cm" svg:y1="14.14cm" svg:x2="12.9cm" svg:y2="15.44cm">
          <text:p/>
        </draw:line>
      </draw:page>
      <draw:page draw:name="Notes for I2C driver" draw:style-name="dp1" draw:master-page-name="Default">
        <office:forms form:automatic-focus="false" form:apply-design-mode="false"/>
        <draw:g>
          <draw:g>
            <draw:polygon draw:style-name="gr1" draw:layer="layout" svg:width="12.9cm" svg:height="5.7cm" svg:x="2.75cm" svg:y="3.94cm" svg:viewBox="0 0 12901 5701" draw:points="0,5701 12901,5701 12901,0 0,0">
              <text:p/>
            </draw:polygon>
            <draw:polygon draw:style-name="gr2" draw:layer="layout" svg:width="12.9cm" svg:height="5.7cm" svg:x="2.75cm" svg:y="3.94cm" svg:viewBox="0 0 12901 5701" draw:points="0,5701 12901,5701 12901,0 0,0">
              <text:p/>
            </draw:polygon>
          </draw:g>
          <draw:frame draw:style-name="gr116" draw:layer="layout" svg:width="12.9cm" svg:height="5.7cm" svg:x="2.75cm" svg:y="3.94cm">
            <draw:text-box>
              <text:p text:style-name="P2"><text:span text:style-name="T6">I2C driver is interrupt driven and the I2C interrupt is part of the BBUS interrupt. After we install the I2C interrupt function, on receiving every data byte and I2C comannd, we will receive an interrupt generated by the I2C IP. The MCI2cInterrupt() function will then be called by the ISR handler. Based on the state of the current I2C bus and whether the Mercury is acting as an I2C Master or Slave, the appropriate function will be called. Please refer to the I2C Master or Slave State machine for ISR handling details.</text:span></text:p>
            </draw:text-box>
          </draw:frame>
        </draw:g>
        <draw:g>
          <draw:g>
            <draw:polygon draw:style-name="gr1" draw:layer="layout" svg:width="11.9cm" svg:height="2.1cm" svg:x="3.2cm" svg:y="1.14cm" svg:viewBox="0 0 11901 2101" draw:points="0,2101 11901,2101 11901,0 0,0">
              <text:p/>
            </draw:polygon>
            <draw:polygon draw:style-name="gr2" draw:layer="layout" svg:width="11.9cm" svg:height="2.1cm" svg:x="3.2cm" svg:y="1.14cm" svg:viewBox="0 0 11901 2101" draw:points="0,2101 11901,2101 11901,0 0,0">
              <text:p/>
            </draw:polygon>
          </draw:g>
          <draw:frame draw:style-name="gr117" draw:layer="layout" svg:width="11.9cm" svg:height="2.1cm" svg:x="3.2cm" svg:y="1.14cm">
            <draw:text-box>
              <text:p text:style-name="P1"><text:span text:style-name="T7">Notes for I2C Driver</text:span></text:p>
            </draw:text-box>
          </draw:frame>
        </draw:g>
      </draw:page>
      <draw:page draw:name="I2C Slave Interface" draw:style-name="dp1" draw:master-page-name="Default">
        <office:forms form:automatic-focus="false" form:apply-design-mode="false"/>
        <draw:frame draw:style-name="gr118" draw:layer="layout" svg:width="12.8cm" svg:height="2.2cm" svg:x="4cm" svg:y="0.94cm">
          <draw:text-box>
            <text:p text:style-name="P1"><text:span text:style-name="T7">I2C Slave interrupt state diagram</text:span></text:p>
          </draw:text-box>
        </draw:frame>
        <draw:frame draw:style-name="gr119" draw:layer="layout" svg:width="19.55cm" svg:height="16.105cm" svg:x="1cm" svg:y="4.54cm">
          <text:p draw:class-id="00000000-0000-0000-0000-000000000000"/>
          <draw:object-ole xlink:href="./Obj12345678" xlink:type="simple" xlink:show="embed" xlink:actuate="onLoad"/>
          <draw:image xlink:href="./ObjectReplacements/Obj12345678" xlink:type="simple" xlink:show="embed" xlink:actuate="onLoad"/>
        </draw:frame>
      </draw:page>
      <draw:page draw:name="I2C Master Interface" draw:style-name="dp1" draw:master-page-name="Default">
        <office:forms form:automatic-focus="false" form:apply-design-mode="false"/>
        <draw:g>
          <draw:g>
            <draw:polygon draw:style-name="gr1" draw:layer="layout" svg:width="11.8cm" svg:height="2.8cm" svg:x="4.4cm" svg:y="1.14cm" svg:viewBox="0 0 11801 2801" draw:points="0,2801 11801,2801 11801,0 0,0">
              <text:p/>
            </draw:polygon>
            <draw:polygon draw:style-name="gr2" draw:layer="layout" svg:width="11.8cm" svg:height="2.8cm" svg:x="4.4cm" svg:y="1.14cm" svg:viewBox="0 0 11801 2801" draw:points="0,2801 11801,2801 11801,0 0,0">
              <text:p/>
            </draw:polygon>
          </draw:g>
          <draw:frame draw:style-name="gr55" draw:layer="layout" svg:width="11.8cm" svg:height="2.8cm" svg:x="4.4cm" svg:y="1.14cm">
            <draw:text-box>
              <text:p text:style-name="P1"><text:span text:style-name="T5">I2C Master Interrupt state diagram</text:span></text:p>
            </draw:text-box>
          </draw:frame>
        </draw:g>
        <draw:frame draw:style-name="gr119" draw:layer="layout" svg:width="19.841cm" svg:height="16.243cm" svg:x="0.379cm" svg:y="4.497cm">
          <text:p draw:class-id="00000000-0000-0000-0000-000000000000"/>
          <draw:object-ole xlink:href="./Object 1" xlink:type="simple" xlink:show="embed" xlink:actuate="onLoad"/>
          <draw:image xlink:href="./ObjectReplacements/Object 1" xlink:type="simple" xlink:show="embed" xlink:actuate="onLoad"/>
        </draw:frame>
      </draw:page>
      <draw:page draw:name="USB Device Interrupt State" draw:style-name="dp1" draw:master-page-name="Default">
        <office:forms form:automatic-focus="false" form:apply-design-mode="false"/>
        <draw:g>
          <draw:g>
            <draw:polygon draw:style-name="gr1" draw:layer="layout" svg:width="7.9cm" svg:height="1.4cm" svg:x="9.55cm" svg:y="1.84cm" svg:viewBox="0 0 7901 1401" draw:points="0,1401 7901,1401 7901,0 0,0">
              <text:p/>
            </draw:polygon>
            <draw:polygon draw:style-name="gr2" draw:layer="layout" svg:width="7.9cm" svg:height="1.4cm" svg:x="9.55cm" svg:y="1.84cm" svg:viewBox="0 0 7901 1401" draw:points="0,1401 7901,1401 7901,0 0,0">
              <text:p/>
            </draw:polygon>
          </draw:g>
          <draw:frame draw:style-name="gr49" draw:layer="layout" svg:width="7.9cm" svg:height="1.4cm" svg:x="9.55cm" svg:y="1.84cm">
            <draw:text-box>
              <text:p text:style-name="P1"><text:span text:style-name="T4">USB Device Interrupt</text:span></text:p>
            </draw:text-box>
          </draw:frame>
        </draw:g>
        <draw:g>
          <draw:g>
            <draw:polygon draw:style-name="gr1" draw:layer="layout" svg:width="2.5cm" svg:height="1.5cm" svg:x="12.25cm" svg:y="4.44cm" svg:viewBox="0 0 2501 1501" draw:points="0,751 1251,0 2501,751 1251,1501">
              <text:p/>
            </draw:polygon>
            <draw:polygon draw:style-name="gr2" draw:layer="layout" svg:width="2.5cm" svg:height="1.5cm" svg:x="12.25cm" svg:y="4.44cm" svg:viewBox="0 0 2501 1501" draw:points="0,751 1251,0 2501,751 1251,1501">
              <text:p/>
            </draw:polygon>
          </draw:g>
          <draw:frame draw:style-name="gr3" draw:layer="layout" svg:width="2.5cm" svg:height="1.5cm" svg:x="12.25cm" svg:y="4.44cm">
            <draw:text-box>
              <text:p text:style-name="P1"><text:span text:style-name="T1">Is a USB interrupt</text:span></text:p>
            </draw:text-box>
          </draw:frame>
        </draw:g>
        <draw:g>
          <draw:g>
            <draw:polygon draw:style-name="gr1" draw:layer="layout" svg:width="2.5cm" svg:height="1.5cm" svg:x="7.55cm" svg:y="6.69cm" svg:viewBox="0 0 2501 1501" draw:points="0,751 1251,0 2501,751 1251,1501">
              <text:p/>
            </draw:polygon>
            <draw:polygon draw:style-name="gr2" draw:layer="layout" svg:width="2.5cm" svg:height="1.5cm" svg:x="7.55cm" svg:y="6.69cm" svg:viewBox="0 0 2501 1501" draw:points="0,751 1251,0 2501,751 1251,1501">
              <text:p/>
            </draw:polygon>
          </draw:g>
          <draw:frame draw:style-name="gr3" draw:layer="layout" svg:width="2.5cm" svg:height="1.5cm" svg:x="7.55cm" svg:y="6.69cm">
            <draw:text-box>
              <text:p text:style-name="P1"><text:span text:style-name="T1">Is SetCfg </text:span><text:span text:style-name="T1"><text:line-break/></text:span><text:span text:style-name="T1">or SetIntf</text:span></text:p>
            </draw:text-box>
          </draw:frame>
        </draw:g>
        <draw:g>
          <draw:g>
            <draw:polygon draw:style-name="gr1" draw:layer="layout" svg:width="2.4cm" svg:height="1.6cm" svg:x="1.9cm" svg:y="8.64cm" svg:viewBox="0 0 2401 1601" draw:points="0,1601 2401,1601 2401,0 0,0">
              <text:p/>
            </draw:polygon>
            <draw:polygon draw:style-name="gr2" draw:layer="layout" svg:width="2.4cm" svg:height="1.6cm" svg:x="1.9cm" svg:y="8.64cm" svg:viewBox="0 0 2401 1601" draw:points="0,1601 2401,1601 2401,0 0,0">
              <text:p/>
            </draw:polygon>
          </draw:g>
          <draw:frame draw:style-name="gr72" draw:layer="layout" svg:width="2.4cm" svg:height="1.6cm" svg:x="1.9cm" svg:y="8.64cm">
            <draw:text-box>
              <text:p text:style-name="P1"><text:span text:style-name="T1">Set up the appropriate configuation</text:span></text:p>
            </draw:text-box>
          </draw:frame>
        </draw:g>
        <draw:g>
          <draw:g>
            <draw:polygon draw:style-name="gr1" draw:layer="layout" svg:width="2.5cm" svg:height="1.5cm" svg:x="7.55cm" svg:y="10.44cm" svg:viewBox="0 0 2501 1501" draw:points="0,751 1251,0 2501,751 1251,1501">
              <text:p/>
            </draw:polygon>
            <draw:polygon draw:style-name="gr2" draw:layer="layout" svg:width="2.5cm" svg:height="1.5cm" svg:x="7.55cm" svg:y="10.44cm" svg:viewBox="0 0 2501 1501" draw:points="0,751 1251,0 2501,751 1251,1501">
              <text:p/>
            </draw:polygon>
          </draw:g>
          <draw:frame draw:style-name="gr99" draw:layer="layout" svg:width="2.083cm" svg:height="1.125cm" svg:x="7.758cm" svg:y="10.628cm">
            <draw:text-box>
              <text:p text:style-name="P1"><text:span text:style-name="T1">Is it a FIFO status interrupt</text:span></text:p>
            </draw:text-box>
          </draw:frame>
        </draw:g>
        <draw:g>
          <draw:g>
            <draw:polygon draw:style-name="gr1" draw:layer="layout" svg:width="2.5cm" svg:height="1.5cm" svg:x="3.1cm" svg:y="13.14cm" svg:viewBox="0 0 2501 1501" draw:points="0,751 1251,0 2501,751 1251,1501">
              <text:p/>
            </draw:polygon>
            <draw:polygon draw:style-name="gr2" draw:layer="layout" svg:width="2.5cm" svg:height="1.5cm" svg:x="3.1cm" svg:y="13.14cm" svg:viewBox="0 0 2501 1501" draw:points="0,751 1251,0 2501,751 1251,1501">
              <text:p/>
            </draw:polygon>
          </draw:g>
          <draw:frame draw:style-name="gr99" draw:layer="layout" svg:width="2.083cm" svg:height="1.125cm" svg:x="3.308cm" svg:y="13.327cm">
            <draw:text-box>
              <text:p text:style-name="P1"><text:span text:style-name="T1">Is it a FIFO Error interrupt?</text:span></text:p>
            </draw:text-box>
          </draw:frame>
        </draw:g>
        <draw:g>
          <draw:g>
            <draw:polygon draw:style-name="gr1" draw:layer="layout" svg:width="2.4cm" svg:height="1.2cm" svg:x="0.8cm" svg:y="15.44cm" svg:viewBox="0 0 2401 1201" draw:points="0,1201 2401,1201 2401,0 0,0">
              <text:p/>
            </draw:polygon>
            <draw:polygon draw:style-name="gr2" draw:layer="layout" svg:width="2.4cm" svg:height="1.2cm" svg:x="0.8cm" svg:y="15.44cm" svg:viewBox="0 0 2401 1201" draw:points="0,1201 2401,1201 2401,0 0,0">
              <text:p/>
            </draw:polygon>
          </draw:g>
          <draw:frame draw:style-name="gr120" draw:layer="layout" svg:width="2.4cm" svg:height="1.2cm" svg:x="0.8cm" svg:y="15.44cm">
            <draw:text-box>
              <text:p text:style-name="P1"><text:span text:style-name="T1">usbTakeDmaOutOfReset()</text:span></text:p>
            </draw:text-box>
          </draw:frame>
        </draw:g>
        <draw:g>
          <draw:g>
            <draw:polygon draw:style-name="gr1" draw:layer="layout" svg:width="2.5cm" svg:height="1.5cm" svg:x="3.1cm" svg:y="16.94cm" svg:viewBox="0 0 2501 1501" draw:points="0,751 1251,0 2501,751 1251,1501">
              <text:p/>
            </draw:polygon>
            <draw:polygon draw:style-name="gr2" draw:layer="layout" svg:width="2.5cm" svg:height="1.5cm" svg:x="3.1cm" svg:y="16.94cm" svg:viewBox="0 0 2501 1501" draw:points="0,751 1251,0 2501,751 1251,1501">
              <text:p/>
            </draw:polygon>
          </draw:g>
          <draw:frame draw:style-name="gr99" draw:layer="layout" svg:width="2.083cm" svg:height="1.125cm" svg:x="3.308cm" svg:y="17.127cm">
            <draw:text-box>
              <text:p text:style-name="P1"><text:span text:style-name="T1">Is it a USB-IN request?</text:span></text:p>
            </draw:text-box>
          </draw:frame>
        </draw:g>
        <draw:g>
          <draw:g>
            <draw:polygon draw:style-name="gr1" draw:layer="layout" svg:width="2.4cm" svg:height="1.312cm" svg:x="0.8cm" svg:y="19.084cm" svg:viewBox="0 0 2401 1313" draw:points="0,1313 2401,1313 2401,0 0,0">
              <text:p/>
            </draw:polygon>
            <draw:polygon draw:style-name="gr2" draw:layer="layout" svg:width="2.4cm" svg:height="1.312cm" svg:x="0.8cm" svg:y="19.084cm" svg:viewBox="0 0 2401 1313" draw:points="0,1313 2401,1313 2401,0 0,0">
              <text:p/>
            </draw:polygon>
          </draw:g>
          <draw:frame draw:style-name="gr121" draw:layer="layout" svg:width="2.4cm" svg:height="1.312cm" svg:x="0.8cm" svg:y="19.084cm">
            <draw:text-box>
              <text:p text:style-name="P1"><text:span text:style-name="T1">Call requestToSendCallBackFunc()</text:span></text:p>
            </draw:text-box>
          </draw:frame>
        </draw:g>
        <draw:g>
          <draw:g>
            <draw:polygon draw:style-name="gr1" draw:layer="layout" svg:width="2.5cm" svg:height="1.5cm" svg:x="3.1cm" svg:y="20.74cm" svg:viewBox="0 0 2501 1501" draw:points="0,751 1251,0 2501,751 1251,1501">
              <text:p/>
            </draw:polygon>
            <draw:polygon draw:style-name="gr2" draw:layer="layout" svg:width="2.5cm" svg:height="1.5cm" svg:x="3.1cm" svg:y="20.74cm" svg:viewBox="0 0 2501 1501" draw:points="0,751 1251,0 2501,751 1251,1501">
              <text:p/>
            </draw:polygon>
          </draw:g>
          <draw:frame draw:style-name="gr99" draw:layer="layout" svg:width="2.083cm" svg:height="1.125cm" svg:x="3.308cm" svg:y="20.928cm">
            <draw:text-box>
              <text:p text:style-name="P1"><text:span text:style-name="T1">Is it a FIFO NACK Isr</text:span></text:p>
            </draw:text-box>
          </draw:frame>
        </draw:g>
        <draw:g>
          <draw:g>
            <draw:polygon draw:style-name="gr1" draw:layer="layout" svg:width="2.4cm" svg:height="1.312cm" svg:x="0.8cm" svg:y="22.784cm" svg:viewBox="0 0 2401 1313" draw:points="0,1313 2401,1313 2401,0 0,0">
              <text:p/>
            </draw:polygon>
            <draw:polygon draw:style-name="gr2" draw:layer="layout" svg:width="2.4cm" svg:height="1.312cm" svg:x="0.8cm" svg:y="22.784cm" svg:viewBox="0 0 2401 1313" draw:points="0,1313 2401,1313 2401,0 0,0">
              <text:p/>
            </draw:polygon>
          </draw:g>
          <draw:frame draw:style-name="gr121" draw:layer="layout" svg:width="2.4cm" svg:height="1.312cm" svg:x="0.8cm" svg:y="22.784cm">
            <draw:text-box>
              <text:p text:style-name="P1"><text:span text:style-name="T1">Call MCUsbResetFifoNack()</text:span></text:p>
            </draw:text-box>
          </draw:frame>
        </draw:g>
        <draw:g>
          <draw:g>
            <draw:polygon draw:style-name="gr1" draw:layer="layout" svg:width="2.5cm" svg:height="1.5cm" svg:x="11cm" svg:y="13.14cm" svg:viewBox="0 0 2501 1501" draw:points="0,751 1251,0 2501,751 1251,1501">
              <text:p/>
            </draw:polygon>
            <draw:polygon draw:style-name="gr2" draw:layer="layout" svg:width="2.5cm" svg:height="1.5cm" svg:x="11cm" svg:y="13.14cm" svg:viewBox="0 0 2501 1501" draw:points="0,751 1251,0 2501,751 1251,1501">
              <text:p/>
            </draw:polygon>
          </draw:g>
          <draw:frame draw:style-name="gr99" draw:layer="layout" svg:width="2.083cm" svg:height="1.125cm" svg:x="11.208cm" svg:y="13.327cm">
            <draw:text-box>
              <text:p text:style-name="P1"><text:span text:style-name="T1">Is it a DMA interrupt?</text:span></text:p>
            </draw:text-box>
          </draw:frame>
        </draw:g>
        <draw:g>
          <draw:g>
            <draw:polygon draw:style-name="gr1" draw:layer="layout" svg:width="2.5cm" svg:height="1.5cm" svg:x="7.55cm" svg:y="15.29cm" svg:viewBox="0 0 2501 1501" draw:points="0,751 1251,0 2501,751 1251,1501">
              <text:p/>
            </draw:polygon>
            <draw:polygon draw:style-name="gr2" draw:layer="layout" svg:width="2.5cm" svg:height="1.5cm" svg:x="7.55cm" svg:y="15.29cm" svg:viewBox="0 0 2501 1501" draw:points="0,751 1251,0 2501,751 1251,1501">
              <text:p/>
            </draw:polygon>
          </draw:g>
          <draw:frame draw:style-name="gr99" draw:layer="layout" svg:width="2.083cm" svg:height="1.237cm" svg:x="7.758cm" svg:y="15.421cm">
            <draw:text-box>
              <text:p text:style-name="P1"><text:span text:style-name="T1">Is it channel 0</text:span><text:span text:style-name="T1"><text:line-break/></text:span><text:span text:style-name="T1">Control-out endpoint</text:span></text:p>
            </draw:text-box>
          </draw:frame>
        </draw:g>
        <draw:g>
          <draw:g>
            <draw:polygon draw:style-name="gr1" draw:layer="layout" svg:width="3.6cm" svg:height="1.2cm" svg:x="7cm" svg:y="17.69cm" svg:viewBox="0 0 3601 1201" draw:points="0,1201 3601,1201 3601,0 0,0">
              <text:p/>
            </draw:polygon>
            <draw:polygon draw:style-name="gr2" draw:layer="layout" svg:width="3.6cm" svg:height="1.2cm" svg:x="7cm" svg:y="17.69cm" svg:viewBox="0 0 3601 1201" draw:points="0,1201 3601,1201 3601,0 0,0">
              <text:p/>
            </draw:polygon>
          </draw:g>
          <draw:frame draw:style-name="gr120" draw:layer="layout" svg:width="3.6cm" svg:height="1.2cm" svg:x="7cm" svg:y="17.69cm">
            <draw:text-box>
              <text:p text:style-name="P1"><text:span text:style-name="T1">MCUsbParseDataStruct()</text:span></text:p>
            </draw:text-box>
          </draw:frame>
        </draw:g>
        <draw:g>
          <draw:g>
            <draw:polygon draw:style-name="gr1" draw:layer="layout" svg:width="2.5cm" svg:height="1.5cm" svg:x="12.25cm" svg:y="16.94cm" svg:viewBox="0 0 2501 1501" draw:points="0,751 1251,0 2501,751 1251,1501">
              <text:p/>
            </draw:polygon>
            <draw:polygon draw:style-name="gr2" draw:layer="layout" svg:width="2.5cm" svg:height="1.5cm" svg:x="12.25cm" svg:y="16.94cm" svg:viewBox="0 0 2501 1501" draw:points="0,751 1251,0 2501,751 1251,1501">
              <text:p/>
            </draw:polygon>
          </draw:g>
          <draw:frame draw:style-name="gr99" draw:layer="layout" svg:width="2.083cm" svg:height="1.237cm" svg:x="12.458cm" svg:y="17.071cm">
            <draw:text-box>
              <text:p text:style-name="P1"><text:span text:style-name="T1">Is it channel 1</text:span><text:span text:style-name="T1"><text:line-break/></text:span><text:span text:style-name="T1">Control-IN endpoint</text:span></text:p>
            </draw:text-box>
          </draw:frame>
        </draw:g>
        <draw:g>
          <draw:g>
            <draw:polygon draw:style-name="gr1" draw:layer="layout" svg:width="2.4cm" svg:height="1.2cm" svg:x="12.3cm" svg:y="19.74cm" svg:viewBox="0 0 2401 1201" draw:points="0,1201 2401,1201 2401,0 0,0">
              <text:p/>
            </draw:polygon>
            <draw:polygon draw:style-name="gr2" draw:layer="layout" svg:width="2.4cm" svg:height="1.2cm" svg:x="12.3cm" svg:y="19.74cm" svg:viewBox="0 0 2401 1201" draw:points="0,1201 2401,1201 2401,0 0,0">
              <text:p/>
            </draw:polygon>
          </draw:g>
          <draw:frame draw:style-name="gr120" draw:layer="layout" svg:width="2.4cm" svg:height="1.2cm" svg:x="12.3cm" svg:y="19.74cm">
            <draw:text-box>
              <text:p text:style-name="P1"><text:span text:style-name="T1">Clear Isr</text:span></text:p>
            </draw:text-box>
          </draw:frame>
        </draw:g>
        <draw:g>
          <draw:g>
            <draw:polygon draw:style-name="gr1" draw:layer="layout" svg:width="2.5cm" svg:height="1.5cm" svg:x="16.95cm" svg:y="18.84cm" svg:viewBox="0 0 2501 1501" draw:points="0,750 1251,0 2501,750 1251,1501">
              <text:p/>
            </draw:polygon>
            <draw:polygon draw:style-name="gr2" draw:layer="layout" svg:width="2.5cm" svg:height="1.5cm" svg:x="16.95cm" svg:y="18.84cm" svg:viewBox="0 0 2501 1501" draw:points="0,750 1251,0 2501,750 1251,1501">
              <text:p/>
            </draw:polygon>
          </draw:g>
          <draw:frame draw:style-name="gr99" draw:layer="layout" svg:width="2.083cm" svg:height="1.237cm" svg:x="17.158cm" svg:y="18.971cm">
            <draw:text-box>
              <text:p text:style-name="P1"><text:span text:style-name="T1">Is it other Non Control Endpoints?</text:span></text:p>
            </draw:text-box>
          </draw:frame>
        </draw:g>
        <draw:g>
          <draw:g>
            <draw:polygon draw:style-name="gr1" draw:layer="layout" svg:width="2.4cm" svg:height="1.2cm" svg:x="17cm" svg:y="21.49cm" svg:viewBox="0 0 2401 1201" draw:points="0,1201 2401,1201 2401,0 0,0">
              <text:p/>
            </draw:polygon>
            <draw:polygon draw:style-name="gr2" draw:layer="layout" svg:width="2.4cm" svg:height="1.2cm" svg:x="17cm" svg:y="21.49cm" svg:viewBox="0 0 2401 1201" draw:points="0,1201 2401,1201 2401,0 0,0">
              <text:p/>
            </draw:polygon>
          </draw:g>
          <draw:frame draw:style-name="gr120" draw:layer="layout" svg:width="2.4cm" svg:height="1.2cm" svg:x="17cm" svg:y="21.49cm">
            <draw:text-box>
              <text:p text:style-name="P1"><text:span text:style-name="T1">MCUsbProcessDmaDesc()</text:span></text:p>
            </draw:text-box>
          </draw:frame>
        </draw:g>
        <draw:g>
          <draw:g>
            <draw:polygon draw:style-name="gr1" draw:layer="layout" svg:width="2.4cm" svg:height="1.2cm" svg:x="17cm" svg:y="23.44cm" svg:viewBox="0 0 2401 1201" draw:points="0,1201 2401,1201 2401,0 0,0">
              <text:p/>
            </draw:polygon>
            <draw:polygon draw:style-name="gr2" draw:layer="layout" svg:width="2.4cm" svg:height="1.2cm" svg:x="17cm" svg:y="23.44cm" svg:viewBox="0 0 2401 1201" draw:points="0,1201 2401,1201 2401,0 0,0">
              <text:p/>
            </draw:polygon>
          </draw:g>
          <draw:frame draw:style-name="gr120" draw:layer="layout" svg:width="2.4cm" svg:height="1.2cm" svg:x="17cm" svg:y="23.44cm">
            <draw:text-box>
              <text:p text:style-name="P1"><text:span text:style-name="T1">MCUsbActivateDmaChannel()</text:span></text:p>
            </draw:text-box>
          </draw:frame>
        </draw:g>
        <draw:line draw:style-name="gr122" draw:layer="layout" svg:x1="13.5cm" svg:y1="3.24cm" svg:x2="13.5cm" svg:y2="4.439cm">
          <text:p/>
        </draw:line>
        <draw:g>
          <draw:polyline draw:style-name="gr123" draw:layer="layout" svg:width="3.45cm" svg:height="1.5cm" svg:x="8.8cm" svg:y="5.19cm" svg:viewBox="0 0 3451 1501" draw:points="3451,0 0,0 0,1501">
            <text:p/>
          </draw:polyline>
          <draw:frame draw:style-name="gr124" draw:layer="layout" svg:width="1.411cm" svg:height="0.621cm" svg:x="9.069cm" svg:y="4.88cm">
            <draw:text-box>
              <text:p text:style-name="P1"><text:span text:style-name="T1">Yes</text:span></text:p>
            </draw:text-box>
          </draw:frame>
        </draw:g>
        <draw:g>
          <draw:polyline draw:style-name="gr125" draw:layer="layout" svg:width="4.45cm" svg:height="1.2cm" svg:x="3.1cm" svg:y="7.44cm" svg:viewBox="0 0 4451 1201" draw:points="4451,0 0,0 0,1201">
            <text:p/>
          </draw:polyline>
          <draw:frame draw:style-name="gr124" draw:layer="layout" svg:width="1.411cm" svg:height="0.621cm" svg:x="4.02cm" svg:y="7.13cm">
            <draw:text-box>
              <text:p text:style-name="P1"><text:span text:style-name="T1">Yes</text:span></text:p>
            </draw:text-box>
          </draw:frame>
        </draw:g>
        <draw:polyline draw:style-name="gr126" draw:layer="layout" svg:width="4.5cm" svg:height="1.1cm" svg:x="4.3cm" svg:y="9.34cm" svg:viewBox="0 0 4501 1101" draw:points="0,0 4501,0 4501,1101">
          <text:p/>
        </draw:polyline>
        <draw:g>
          <draw:polyline draw:style-name="gr2" draw:layer="layout" svg:width="2.9cm" svg:height="1.9cm" svg:x="8.8cm" svg:y="7.44cm" svg:viewBox="0 0 2901 1901" draw:points="1250,0 2901,0 2901,1901 0,1901">
            <text:p/>
          </draw:polyline>
          <draw:frame draw:style-name="gr124" draw:layer="layout" svg:width="1.411cm" svg:height="0.621cm" svg:x="10.994cm" svg:y="8.705cm">
            <draw:text-box>
              <text:p text:style-name="P1"><text:span text:style-name="T1">No</text:span></text:p>
            </draw:text-box>
          </draw:frame>
        </draw:g>
        <draw:g>
          <draw:polyline draw:style-name="gr127" draw:layer="layout" svg:width="3.2cm" svg:height="1.95cm" svg:x="4.35cm" svg:y="11.19cm" svg:viewBox="0 0 3201 1951" draw:points="3201,0 0,0 0,1951">
            <text:p/>
          </draw:polyline>
          <draw:frame draw:style-name="gr124" draw:layer="layout" svg:width="1.411cm" svg:height="0.621cm" svg:x="4.269cm" svg:y="10.88cm">
            <draw:text-box>
              <text:p text:style-name="P1"><text:span text:style-name="T1">Yes</text:span></text:p>
            </draw:text-box>
          </draw:frame>
        </draw:g>
        <draw:g>
          <draw:polyline draw:style-name="gr128" draw:layer="layout" svg:width="2.2cm" svg:height="1.95cm" svg:x="10.05cm" svg:y="11.19cm" svg:viewBox="0 0 2201 1951" draw:points="0,0 2201,0 2201,1951">
            <text:p/>
          </draw:polyline>
          <draw:frame draw:style-name="gr124" draw:layer="layout" svg:width="1.411cm" svg:height="0.621cm" svg:x="11.419cm" svg:y="10.88cm">
            <draw:text-box>
              <text:p text:style-name="P1"><text:span text:style-name="T1">No</text:span></text:p>
            </draw:text-box>
          </draw:frame>
        </draw:g>
        <draw:g>
          <draw:polyline draw:style-name="gr129" draw:layer="layout" svg:width="1.1cm" svg:height="1.55cm" svg:x="2cm" svg:y="13.89cm" svg:viewBox="0 0 1101 1551" draw:points="1101,0 0,0 0,1551">
            <text:p/>
          </draw:polyline>
          <draw:frame draw:style-name="gr124" draw:layer="layout" svg:width="1.411cm" svg:height="0.621cm" svg:x="1.294cm" svg:y="13.805cm">
            <draw:text-box>
              <text:p text:style-name="P1"><text:span text:style-name="T1">Yes</text:span></text:p>
            </draw:text-box>
          </draw:frame>
        </draw:g>
        <draw:g>
          <draw:line draw:style-name="gr130" draw:layer="layout" svg:x1="4.35cm" svg:y1="14.64cm" svg:x2="4.35cm" svg:y2="16.94cm">
            <text:p/>
          </draw:line>
          <draw:frame draw:style-name="gr124" draw:layer="layout" svg:width="1.411cm" svg:height="0.621cm" svg:x="3.644cm" svg:y="15.48cm">
            <draw:text-box>
              <text:p text:style-name="P1"><text:span text:style-name="T1">No</text:span></text:p>
            </draw:text-box>
          </draw:frame>
        </draw:g>
        <draw:g>
          <draw:line draw:style-name="gr2" draw:layer="layout" svg:x1="3.2cm" svg:y1="16.04cm" svg:x2="4.349cm" svg:y2="16.04cm">
            <text:p/>
          </draw:line>
          <draw:frame draw:style-name="gr6" draw:layer="layout" svg:width="1.411cm" svg:height="1.397cm" svg:x="3.069cm" svg:y="15.341cm">
            <draw:text-box>
              <text:p/>
            </draw:text-box>
          </draw:frame>
        </draw:g>
        <draw:g>
          <draw:line draw:style-name="gr131" draw:layer="layout" svg:x1="4.35cm" svg:y1="18.44cm" svg:x2="4.35cm" svg:y2="20.74cm">
            <text:p/>
          </draw:line>
          <draw:frame draw:style-name="gr124" draw:layer="layout" svg:width="1.411cm" svg:height="0.621cm" svg:x="3.644cm" svg:y="19.28cm">
            <draw:text-box>
              <text:p text:style-name="P1"><text:span text:style-name="T1">No</text:span></text:p>
            </draw:text-box>
          </draw:frame>
        </draw:g>
        <draw:g>
          <draw:polyline draw:style-name="gr132" draw:layer="layout" svg:width="1.2cm" svg:height="1.394cm" svg:x="1.9cm" svg:y="17.69cm" svg:viewBox="0 0 1201 1395" draw:points="1201,0 0,0 0,1395">
            <text:p/>
          </draw:polyline>
          <draw:frame draw:style-name="gr124" draw:layer="layout" svg:width="1.411cm" svg:height="0.621cm" svg:x="1.195cm" svg:y="17.476cm">
            <draw:text-box>
              <text:p text:style-name="P1"><text:span text:style-name="T1">Yes</text:span></text:p>
            </draw:text-box>
          </draw:frame>
        </draw:g>
        <draw:polyline draw:style-name="gr2" draw:layer="layout" svg:width="1.15cm" svg:height="0.1cm" svg:x="3.2cm" svg:y="19.74cm" svg:viewBox="0 0 1151 101" draw:points="0,101 0,0 1151,0">
          <text:p/>
        </draw:polyline>
        <draw:g>
          <draw:polyline draw:style-name="gr133" draw:layer="layout" svg:width="1cm" svg:height="1.294cm" svg:x="2.1cm" svg:y="21.49cm" svg:viewBox="0 0 1001 1295" draw:points="1001,0 0,0 0,1295">
            <text:p/>
          </draw:polyline>
          <draw:frame draw:style-name="gr124" draw:layer="layout" svg:width="1.411cm" svg:height="0.621cm" svg:x="1.394cm" svg:y="21.326cm">
            <draw:text-box>
              <text:p text:style-name="P1"><text:span text:style-name="T1">Yes</text:span></text:p>
            </draw:text-box>
          </draw:frame>
        </draw:g>
        <draw:g>
          <draw:polyline draw:style-name="gr134" draw:layer="layout" svg:width="6.65cm" svg:height="9.1cm" svg:x="4.35cm" svg:y="13.89cm" svg:viewBox="0 0 6651 9101" draw:points="0,8351 0,9101 2000,9101 2000,0 6651,0">
            <text:p/>
          </draw:polyline>
          <draw:frame draw:style-name="gr124" draw:layer="layout" svg:width="1.411cm" svg:height="0.621cm" svg:x="5.644cm" svg:y="17.18cm">
            <draw:text-box>
              <text:p text:style-name="P1"><text:span text:style-name="T1">No</text:span></text:p>
            </draw:text-box>
          </draw:frame>
        </draw:g>
        <draw:polyline draw:style-name="gr2" draw:layer="layout" svg:width="1.15cm" svg:height="0.45cm" svg:x="3.2cm" svg:y="22.99cm" svg:viewBox="0 0 1151 451" draw:points="0,451 1151,451 1151,0">
          <text:p/>
        </draw:polyline>
        <draw:g>
          <draw:polyline draw:style-name="gr135" draw:layer="layout" svg:width="3.45cm" svg:height="0.65cm" svg:x="8.8cm" svg:y="14.64cm" svg:viewBox="0 0 3451 651" draw:points="3451,0 3451,501 1700,501 1700,150 0,150 0,651">
            <text:p/>
          </draw:polyline>
          <draw:frame draw:style-name="gr124" draw:layer="layout" svg:width="1.411cm" svg:height="0.621cm" svg:x="9.794cm" svg:y="14.68cm">
            <draw:text-box>
              <text:p text:style-name="P1"><text:span text:style-name="T1">Yes</text:span></text:p>
            </draw:text-box>
          </draw:frame>
        </draw:g>
        <draw:g>
          <draw:line draw:style-name="gr136" draw:layer="layout" svg:x1="8.8cm" svg:y1="16.79cm" svg:x2="8.8cm" svg:y2="17.689cm">
            <text:p/>
          </draw:line>
          <draw:frame draw:style-name="gr124" draw:layer="layout" svg:width="1.411cm" svg:height="0.621cm" svg:x="8.094cm" svg:y="16.93cm">
            <draw:text-box>
              <text:p text:style-name="P1"><text:span text:style-name="T1">Yes</text:span></text:p>
            </draw:text-box>
          </draw:frame>
        </draw:g>
        <draw:g>
          <draw:polyline draw:style-name="gr137" draw:layer="layout" svg:width="3.45cm" svg:height="0.9cm" svg:x="10.05cm" svg:y="16.04cm" svg:viewBox="0 0 3451 901" draw:points="0,0 3451,0 3451,901">
            <text:p/>
          </draw:polyline>
          <draw:frame draw:style-name="gr124" draw:layer="layout" svg:width="1.411cm" svg:height="0.621cm" svg:x="11.519cm" svg:y="15.729cm">
            <draw:text-box>
              <text:p text:style-name="P1"><text:span text:style-name="T1">No</text:span></text:p>
            </draw:text-box>
          </draw:frame>
        </draw:g>
        <draw:g>
          <draw:line draw:style-name="gr138" draw:layer="layout" svg:x1="13.5cm" svg:y1="18.44cm" svg:x2="13.5cm" svg:y2="19.74cm">
            <text:p/>
          </draw:line>
          <draw:frame draw:style-name="gr124" draw:layer="layout" svg:width="1.411cm" svg:height="0.621cm" svg:x="12.794cm" svg:y="18.779cm">
            <draw:text-box>
              <text:p text:style-name="P1"><text:span text:style-name="T1">Yes</text:span></text:p>
            </draw:text-box>
          </draw:frame>
        </draw:g>
        <draw:g>
          <draw:polyline draw:style-name="gr139" draw:layer="layout" svg:width="3.45cm" svg:height="1.15cm" svg:x="14.75cm" svg:y="17.69cm" svg:viewBox="0 0 3451 1151" draw:points="0,0 3451,0 3451,1151">
            <text:p/>
          </draw:polyline>
          <draw:frame draw:style-name="gr124" draw:layer="layout" svg:width="1.411cm" svg:height="0.621cm" svg:x="16.344cm" svg:y="17.379cm">
            <draw:text-box>
              <text:p text:style-name="P1"><text:span text:style-name="T1">No</text:span></text:p>
            </draw:text-box>
          </draw:frame>
        </draw:g>
        <draw:g>
          <draw:line draw:style-name="gr140" draw:layer="layout" svg:x1="18.2cm" svg:y1="20.34cm" svg:x2="18.2cm" svg:y2="21.49cm">
            <text:p/>
          </draw:line>
          <draw:frame draw:style-name="gr124" draw:layer="layout" svg:width="1.411cm" svg:height="0.621cm" svg:x="17.495cm" svg:y="20.604cm">
            <draw:text-box>
              <text:p text:style-name="P1"><text:span text:style-name="T1">Yes</text:span></text:p>
            </draw:text-box>
          </draw:frame>
        </draw:g>
        <draw:g>
          <draw:line draw:style-name="gr141" draw:layer="layout" svg:x1="18.2cm" svg:y1="22.69cm" svg:x2="18.2cm" svg:y2="23.439cm">
            <text:p/>
          </draw:line>
          <draw:frame draw:style-name="gr6" draw:layer="layout" svg:width="1.411cm" svg:height="1.397cm" svg:x="17.495cm" svg:y="22.367cm">
            <draw:text-box>
              <text:p/>
            </draw:text-box>
          </draw:frame>
        </draw:g>
        <draw:g>
          <draw:g>
            <draw:polygon draw:style-name="gr1" draw:layer="layout" svg:width="2.2cm" svg:height="1.1cm" svg:x="17cm" svg:y="5.34cm" svg:viewBox="0 0 2201 1101" draw:points="0,1101 2201,1101 2201,0 0,0">
              <text:p/>
            </draw:polygon>
            <draw:polygon draw:style-name="gr2" draw:layer="layout" svg:width="2.2cm" svg:height="1.1cm" svg:x="17cm" svg:y="5.34cm" svg:viewBox="0 0 2201 1101" draw:points="0,1101 2201,1101 2201,0 0,0">
              <text:p/>
            </draw:polygon>
          </draw:g>
          <draw:frame draw:style-name="gr142" draw:layer="layout" svg:width="2.2cm" svg:height="1.1cm" svg:x="17cm" svg:y="5.34cm">
            <draw:text-box>
              <text:p text:style-name="P1"><text:span text:style-name="T1">End of Isr</text:span></text:p>
            </draw:text-box>
          </draw:frame>
        </draw:g>
        <draw:g>
          <draw:polyline draw:style-name="gr143" draw:layer="layout" svg:width="2.25cm" svg:height="0.45cm" svg:x="14.75cm" svg:y="5.19cm" svg:viewBox="0 0 2251 451" draw:points="0,0 750,0 750,451 2251,451">
            <text:p/>
          </draw:polyline>
          <draw:frame draw:style-name="gr124" draw:layer="layout" svg:width="1.411cm" svg:height="0.621cm" svg:x="14.944cm" svg:y="5.33cm">
            <draw:text-box>
              <text:p text:style-name="P1"><text:span text:style-name="T1">No</text:span></text:p>
            </draw:text-box>
          </draw:frame>
        </draw:g>
        <draw:polyline draw:style-name="gr2" draw:layer="layout" svg:width="1.2cm" svg:height="0.1cm" svg:x="19.4cm" svg:y="23.94cm" svg:viewBox="0 0 1201 101" draw:points="0,0 0,101 1201,101">
          <text:p/>
        </draw:polyline>
        <draw:polyline draw:style-name="gr144" draw:layer="layout" svg:width="1.4cm" svg:height="18.2cm" svg:x="19.2cm" svg:y="5.84cm" svg:viewBox="0 0 1401 18201" draw:points="1401,18201 1401,0 0,0">
          <text:p/>
        </draw:polyline>
        <draw:g>
          <draw:polyline draw:style-name="gr2" draw:layer="layout" svg:width="1.15cm" svg:height="0.05cm" svg:x="19.45cm" svg:y="19.59cm" svg:viewBox="0 0 1151 51" draw:points="0,0 1151,0 1151,51">
            <text:p/>
          </draw:polyline>
          <draw:frame draw:style-name="gr124" draw:layer="layout" svg:width="1.411cm" svg:height="0.621cm" svg:x="19.344cm" svg:y="19.28cm">
            <draw:text-box>
              <text:p text:style-name="P3"><text:span text:style-name="T1">No</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svg:font-family="Arial" style:font-pitch="variable"/>
    <style:font-face style:name="Droid Sans Fallback1" svg:font-family="'Droid Sans Fallback'"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office:font-face-decls>
  <office:styles>
    <draw:marker draw:name="Arrow" svg:viewBox="0 0 20 30" svg:d="M10 0l-10 30h20z"/>
    <draw:marker draw:name="EndMarker_5f_1" draw:display-name="EndMarker_1" svg:viewBox="0 0 20 20" svg:d="M10 0l-10 20h20z"/>
    <draw:marker draw:name="EndMarker_5f_10" draw:display-name="EndMarker_10" svg:viewBox="0 0 20 20" svg:d="M10 0l-10 20h20z"/>
    <draw:marker draw:name="EndMarker_5f_100" draw:display-name="EndMarker_100" svg:viewBox="0 0 20 20" svg:d="M10 0l-10 20h20z"/>
    <draw:marker draw:name="EndMarker_5f_101" draw:display-name="EndMarker_101" svg:viewBox="0 0 20 20" svg:d="M10 0l-10 20h20z"/>
    <draw:marker draw:name="EndMarker_5f_102" draw:display-name="EndMarker_102" svg:viewBox="0 0 20 20" svg:d="M10 0l-10 20h20z"/>
    <draw:marker draw:name="EndMarker_5f_103" draw:display-name="EndMarker_103" svg:viewBox="0 0 20 20" svg:d="M10 0l-10 20h20z"/>
    <draw:marker draw:name="EndMarker_5f_104" draw:display-name="EndMarker_104" svg:viewBox="0 0 20 20" svg:d="M10 0l-10 20h20z"/>
    <draw:marker draw:name="EndMarker_5f_105" draw:display-name="EndMarker_105" svg:viewBox="0 0 20 20" svg:d="M10 0l-10 20h20z"/>
    <draw:marker draw:name="EndMarker_5f_106" draw:display-name="EndMarker_106" svg:viewBox="0 0 20 20" svg:d="M10 0l-10 20h20z"/>
    <draw:marker draw:name="EndMarker_5f_107" draw:display-name="EndMarker_107" svg:viewBox="0 0 20 20" svg:d="M10 0l-10 20h20z"/>
    <draw:marker draw:name="EndMarker_5f_108" draw:display-name="EndMarker_108" svg:viewBox="0 0 20 20" svg:d="M10 0l-10 20h20z"/>
    <draw:marker draw:name="EndMarker_5f_109" draw:display-name="EndMarker_109" svg:viewBox="0 0 20 20" svg:d="M10 0l-10 20h20z"/>
    <draw:marker draw:name="EndMarker_5f_11" draw:display-name="EndMarker_11" svg:viewBox="0 0 20 20" svg:d="M10 0l-10 20h20z"/>
    <draw:marker draw:name="EndMarker_5f_110" draw:display-name="EndMarker_110" svg:viewBox="0 0 20 20" svg:d="M10 0l-10 20h20z"/>
    <draw:marker draw:name="EndMarker_5f_12" draw:display-name="EndMarker_12" svg:viewBox="0 0 20 20" svg:d="M10 0l-10 20h20z"/>
    <draw:marker draw:name="EndMarker_5f_13" draw:display-name="EndMarker_13" svg:viewBox="0 0 20 20" svg:d="M10 0l-10 20h20z"/>
    <draw:marker draw:name="EndMarker_5f_14" draw:display-name="EndMarker_14" svg:viewBox="0 0 20 20" svg:d="M10 0l-10 20h20z"/>
    <draw:marker draw:name="EndMarker_5f_15" draw:display-name="EndMarker_15" svg:viewBox="0 0 20 20" svg:d="M10 0l-10 20h20z"/>
    <draw:marker draw:name="EndMarker_5f_16" draw:display-name="EndMarker_16" svg:viewBox="0 0 20 20" svg:d="M10 0l-10 20h20z"/>
    <draw:marker draw:name="EndMarker_5f_17" draw:display-name="EndMarker_17" svg:viewBox="0 0 20 20" svg:d="M10 0l-10 20h20z"/>
    <draw:marker draw:name="EndMarker_5f_18" draw:display-name="EndMarker_18" svg:viewBox="0 0 20 20" svg:d="M10 0l-10 20h20z"/>
    <draw:marker draw:name="EndMarker_5f_19" draw:display-name="EndMarker_19" svg:viewBox="0 0 20 20" svg:d="M10 0l-10 20h20z"/>
    <draw:marker draw:name="EndMarker_5f_2" draw:display-name="EndMarker_2" svg:viewBox="0 0 20 20" svg:d="M10 0l-10 20h20z"/>
    <draw:marker draw:name="EndMarker_5f_20" draw:display-name="EndMarker_20" svg:viewBox="0 0 20 20" svg:d="M10 0l-10 20h20z"/>
    <draw:marker draw:name="EndMarker_5f_21" draw:display-name="EndMarker_21" svg:viewBox="0 0 20 20" svg:d="M10 0l-10 20h20z"/>
    <draw:marker draw:name="EndMarker_5f_22" draw:display-name="EndMarker_22" svg:viewBox="0 0 20 20" svg:d="M10 0l-10 20h20z"/>
    <draw:marker draw:name="EndMarker_5f_23" draw:display-name="EndMarker_23" svg:viewBox="0 0 20 20" svg:d="M10 0l-10 20h20z"/>
    <draw:marker draw:name="EndMarker_5f_24" draw:display-name="EndMarker_24" svg:viewBox="0 0 20 20" svg:d="M10 0l-10 20h20z"/>
    <draw:marker draw:name="EndMarker_5f_25" draw:display-name="EndMarker_25" svg:viewBox="0 0 20 20" svg:d="M10 0l-10 20h20z"/>
    <draw:marker draw:name="EndMarker_5f_26" draw:display-name="EndMarker_26" svg:viewBox="0 0 20 20" svg:d="M10 0l-10 20h20z"/>
    <draw:marker draw:name="EndMarker_5f_27" draw:display-name="EndMarker_27" svg:viewBox="0 0 20 20" svg:d="M10 0l-10 20h20z"/>
    <draw:marker draw:name="EndMarker_5f_28" draw:display-name="EndMarker_28" svg:viewBox="0 0 20 20" svg:d="M10 0l-10 20h20z"/>
    <draw:marker draw:name="EndMarker_5f_29" draw:display-name="EndMarker_29" svg:viewBox="0 0 20 20" svg:d="M10 0l-10 20h20z"/>
    <draw:marker draw:name="EndMarker_5f_3" draw:display-name="EndMarker_3" svg:viewBox="0 0 20 20" svg:d="M10 0l-10 20h20z"/>
    <draw:marker draw:name="EndMarker_5f_30" draw:display-name="EndMarker_30" svg:viewBox="0 0 20 20" svg:d="M10 0l-10 20h20z"/>
    <draw:marker draw:name="EndMarker_5f_31" draw:display-name="EndMarker_31" svg:viewBox="0 0 20 20" svg:d="M10 0l-10 20h20z"/>
    <draw:marker draw:name="EndMarker_5f_32" draw:display-name="EndMarker_32" svg:viewBox="0 0 20 20" svg:d="M10 0l-10 20h20z"/>
    <draw:marker draw:name="EndMarker_5f_33" draw:display-name="EndMarker_33" svg:viewBox="0 0 20 20" svg:d="M10 0l-10 20h20z"/>
    <draw:marker draw:name="EndMarker_5f_34" draw:display-name="EndMarker_34" svg:viewBox="0 0 20 20" svg:d="M10 0l-10 20h20z"/>
    <draw:marker draw:name="EndMarker_5f_35" draw:display-name="EndMarker_35" svg:viewBox="0 0 20 20" svg:d="M10 0l-10 20h20z"/>
    <draw:marker draw:name="EndMarker_5f_36" draw:display-name="EndMarker_36" svg:viewBox="0 0 20 20" svg:d="M10 0l-10 20h20z"/>
    <draw:marker draw:name="EndMarker_5f_37" draw:display-name="EndMarker_37" svg:viewBox="0 0 20 20" svg:d="M10 0l-10 20h20z"/>
    <draw:marker draw:name="EndMarker_5f_38" draw:display-name="EndMarker_38" svg:viewBox="0 0 20 20" svg:d="M10 0l-10 20h20z"/>
    <draw:marker draw:name="EndMarker_5f_39" draw:display-name="EndMarker_39" svg:viewBox="0 0 20 20" svg:d="M10 0l-10 20h20z"/>
    <draw:marker draw:name="EndMarker_5f_4" draw:display-name="EndMarker_4" svg:viewBox="0 0 20 20" svg:d="M10 0l-10 20h20z"/>
    <draw:marker draw:name="EndMarker_5f_40" draw:display-name="EndMarker_40" svg:viewBox="0 0 20 20" svg:d="M10 0l-10 20h20z"/>
    <draw:marker draw:name="EndMarker_5f_41" draw:display-name="EndMarker_41" svg:viewBox="0 0 20 20" svg:d="M10 0l-10 20h20z"/>
    <draw:marker draw:name="EndMarker_5f_42" draw:display-name="EndMarker_42" svg:viewBox="0 0 20 20" svg:d="M10 0l-10 20h20z"/>
    <draw:marker draw:name="EndMarker_5f_43" draw:display-name="EndMarker_43" svg:viewBox="0 0 20 20" svg:d="M10 0l-10 20h20z"/>
    <draw:marker draw:name="EndMarker_5f_44" draw:display-name="EndMarker_44" svg:viewBox="0 0 20 20" svg:d="M10 0l-10 20h20z"/>
    <draw:marker draw:name="EndMarker_5f_45" draw:display-name="EndMarker_45" svg:viewBox="0 0 20 20" svg:d="M10 0l-10 20h20z"/>
    <draw:marker draw:name="EndMarker_5f_46" draw:display-name="EndMarker_46" svg:viewBox="0 0 20 30" svg:d="M10 0l-10 30h20z"/>
    <draw:marker draw:name="EndMarker_5f_47" draw:display-name="EndMarker_47" svg:viewBox="0 0 20 30" svg:d="M10 0l-10 30h20z"/>
    <draw:marker draw:name="EndMarker_5f_48" draw:display-name="EndMarker_48" svg:viewBox="0 0 20 20" svg:d="M10 0l-10 20h20z"/>
    <draw:marker draw:name="EndMarker_5f_49" draw:display-name="EndMarker_49" svg:viewBox="0 0 20 20" svg:d="M10 0l-10 20h20z"/>
    <draw:marker draw:name="EndMarker_5f_5" draw:display-name="EndMarker_5" svg:viewBox="0 0 20 20" svg:d="M10 0l-10 20h20z"/>
    <draw:marker draw:name="EndMarker_5f_50" draw:display-name="EndMarker_50" svg:viewBox="0 0 20 20" svg:d="M10 0l-10 20h20z"/>
    <draw:marker draw:name="EndMarker_5f_51" draw:display-name="EndMarker_51" svg:viewBox="0 0 20 20" svg:d="M10 0l-10 20h20z"/>
    <draw:marker draw:name="EndMarker_5f_52" draw:display-name="EndMarker_52" svg:viewBox="0 0 20 20" svg:d="M10 0l-10 20h20z"/>
    <draw:marker draw:name="EndMarker_5f_53" draw:display-name="EndMarker_53" svg:viewBox="0 0 20 20" svg:d="M10 0l-10 20h20z"/>
    <draw:marker draw:name="EndMarker_5f_54" draw:display-name="EndMarker_54" svg:viewBox="0 0 20 20" svg:d="M10 0l-10 20h20z"/>
    <draw:marker draw:name="EndMarker_5f_55" draw:display-name="EndMarker_55" svg:viewBox="0 0 20 20" svg:d="M10 0l-10 20h20z"/>
    <draw:marker draw:name="EndMarker_5f_56" draw:display-name="EndMarker_56" svg:viewBox="0 0 20 20" svg:d="M10 0l-10 20h20z"/>
    <draw:marker draw:name="EndMarker_5f_57" draw:display-name="EndMarker_57" svg:viewBox="0 0 20 20" svg:d="M10 0l-10 20h20z"/>
    <draw:marker draw:name="EndMarker_5f_58" draw:display-name="EndMarker_58" svg:viewBox="0 0 20 20" svg:d="M10 0l-10 20h20z"/>
    <draw:marker draw:name="EndMarker_5f_59" draw:display-name="EndMarker_59" svg:viewBox="0 0 20 20" svg:d="M10 0l-10 20h20z"/>
    <draw:marker draw:name="EndMarker_5f_6" draw:display-name="EndMarker_6" svg:viewBox="0 0 20 20" svg:d="M10 0l-10 20h20z"/>
    <draw:marker draw:name="EndMarker_5f_60" draw:display-name="EndMarker_60" svg:viewBox="0 0 20 20" svg:d="M10 0l-10 20h20z"/>
    <draw:marker draw:name="EndMarker_5f_61" draw:display-name="EndMarker_61" svg:viewBox="0 0 20 20" svg:d="M10 0l-10 20h20z"/>
    <draw:marker draw:name="EndMarker_5f_62" draw:display-name="EndMarker_62" svg:viewBox="0 0 20 20" svg:d="M10 0l-10 20h20z"/>
    <draw:marker draw:name="EndMarker_5f_63" draw:display-name="EndMarker_63" svg:viewBox="0 0 20 20" svg:d="M10 0l-10 20h20z"/>
    <draw:marker draw:name="EndMarker_5f_64" draw:display-name="EndMarker_64" svg:viewBox="0 0 20 20" svg:d="M10 0l-10 20h20z"/>
    <draw:marker draw:name="EndMarker_5f_65" draw:display-name="EndMarker_65" svg:viewBox="0 0 20 20" svg:d="M10 0l-10 20h20z"/>
    <draw:marker draw:name="EndMarker_5f_66" draw:display-name="EndMarker_66" svg:viewBox="0 0 20 20" svg:d="M10 0l-10 20h20z"/>
    <draw:marker draw:name="EndMarker_5f_67" draw:display-name="EndMarker_67" svg:viewBox="0 0 20 20" svg:d="M10 0l-10 20h20z"/>
    <draw:marker draw:name="EndMarker_5f_68" draw:display-name="EndMarker_68" svg:viewBox="0 0 20 20" svg:d="M10 0l-10 20h20z"/>
    <draw:marker draw:name="EndMarker_5f_69" draw:display-name="EndMarker_69" svg:viewBox="0 0 20 20" svg:d="M10 0l-10 20h20z"/>
    <draw:marker draw:name="EndMarker_5f_7" draw:display-name="EndMarker_7" svg:viewBox="0 0 20 20" svg:d="M10 0l-10 20h20z"/>
    <draw:marker draw:name="EndMarker_5f_70" draw:display-name="EndMarker_70" svg:viewBox="0 0 20 20" svg:d="M10 0l-10 20h20z"/>
    <draw:marker draw:name="EndMarker_5f_71" draw:display-name="EndMarker_71" svg:viewBox="0 0 20 20" svg:d="M10 0l-10 20h20z"/>
    <draw:marker draw:name="EndMarker_5f_72" draw:display-name="EndMarker_72" svg:viewBox="0 0 20 20" svg:d="M10 0l-10 20h20z"/>
    <draw:marker draw:name="EndMarker_5f_73" draw:display-name="EndMarker_73" svg:viewBox="0 0 20 20" svg:d="M10 0l-10 20h20z"/>
    <draw:marker draw:name="EndMarker_5f_74" draw:display-name="EndMarker_74" svg:viewBox="0 0 20 20" svg:d="M10 0l-10 20h20z"/>
    <draw:marker draw:name="EndMarker_5f_75" draw:display-name="EndMarker_75" svg:viewBox="0 0 20 20" svg:d="M10 0l-10 20h20z"/>
    <draw:marker draw:name="EndMarker_5f_76" draw:display-name="EndMarker_76" svg:viewBox="0 0 20 20" svg:d="M10 0l-10 20h20z"/>
    <draw:marker draw:name="EndMarker_5f_77" draw:display-name="EndMarker_77" svg:viewBox="0 0 20 20" svg:d="M10 0l-10 20h20z"/>
    <draw:marker draw:name="EndMarker_5f_78" draw:display-name="EndMarker_78" svg:viewBox="0 0 20 20" svg:d="M10 0l-10 20h20z"/>
    <draw:marker draw:name="EndMarker_5f_79" draw:display-name="EndMarker_79" svg:viewBox="0 0 20 20" svg:d="M10 0l-10 20h20z"/>
    <draw:marker draw:name="EndMarker_5f_8" draw:display-name="EndMarker_8" svg:viewBox="0 0 20 20" svg:d="M10 0l-10 20h20z"/>
    <draw:marker draw:name="EndMarker_5f_80" draw:display-name="EndMarker_80" svg:viewBox="0 0 20 20" svg:d="M10 0l-10 20h20z"/>
    <draw:marker draw:name="EndMarker_5f_81" draw:display-name="EndMarker_81" svg:viewBox="0 0 20 20" svg:d="M10 0l-10 20h20z"/>
    <draw:marker draw:name="EndMarker_5f_82" draw:display-name="EndMarker_82" svg:viewBox="0 0 20 20" svg:d="M10 0l-10 20h20z"/>
    <draw:marker draw:name="EndMarker_5f_83" draw:display-name="EndMarker_83" svg:viewBox="0 0 20 30" svg:d="M10 0l-10 30h20z"/>
    <draw:marker draw:name="EndMarker_5f_84" draw:display-name="EndMarker_84" svg:viewBox="0 0 20 30" svg:d="M10 0l-10 30h20z"/>
    <draw:marker draw:name="EndMarker_5f_85" draw:display-name="EndMarker_85" svg:viewBox="0 0 20 20" svg:d="M10 0l-10 20h20z"/>
    <draw:marker draw:name="EndMarker_5f_86" draw:display-name="EndMarker_86" svg:viewBox="0 0 20 20" svg:d="M10 0l-10 20h20z"/>
    <draw:marker draw:name="EndMarker_5f_87" draw:display-name="EndMarker_87" svg:viewBox="0 0 20 20" svg:d="M10 0l-10 20h20z"/>
    <draw:marker draw:name="EndMarker_5f_88" draw:display-name="EndMarker_88" svg:viewBox="0 0 20 20" svg:d="M10 0l-10 20h20z"/>
    <draw:marker draw:name="EndMarker_5f_89" draw:display-name="EndMarker_89" svg:viewBox="0 0 20 20" svg:d="M10 0l-10 20h20z"/>
    <draw:marker draw:name="EndMarker_5f_9" draw:display-name="EndMarker_9" svg:viewBox="0 0 20 20" svg:d="M10 0l-10 20h20z"/>
    <draw:marker draw:name="EndMarker_5f_90" draw:display-name="EndMarker_90" svg:viewBox="0 0 20 20" svg:d="M10 0l-10 20h20z"/>
    <draw:marker draw:name="EndMarker_5f_91" draw:display-name="EndMarker_91" svg:viewBox="0 0 20 20" svg:d="M10 0l-10 20h20z"/>
    <draw:marker draw:name="EndMarker_5f_92" draw:display-name="EndMarker_92" svg:viewBox="0 0 20 20" svg:d="M10 0l-10 20h20z"/>
    <draw:marker draw:name="EndMarker_5f_93" draw:display-name="EndMarker_93" svg:viewBox="0 0 20 20" svg:d="M10 0l-10 20h20z"/>
    <draw:marker draw:name="EndMarker_5f_94" draw:display-name="EndMarker_94" svg:viewBox="0 0 20 20" svg:d="M10 0l-10 20h20z"/>
    <draw:marker draw:name="EndMarker_5f_95" draw:display-name="EndMarker_95" svg:viewBox="0 0 20 20" svg:d="M10 0l-10 20h20z"/>
    <draw:marker draw:name="EndMarker_5f_96" draw:display-name="EndMarker_96" svg:viewBox="0 0 20 20" svg:d="M10 0l-10 20h20z"/>
    <draw:marker draw:name="EndMarker_5f_97" draw:display-name="EndMarker_97" svg:viewBox="0 0 20 20" svg:d="M10 0l-10 20h20z"/>
    <draw:marker draw:name="EndMarker_5f_98" draw:display-name="EndMarker_98" svg:viewBox="0 0 20 20" svg:d="M10 0l-10 20h20z"/>
    <draw:marker draw:name="EndMarker_5f_99" draw:display-name="EndMarker_99" svg:viewBox="0 0 20 20" svg:d="M10 0l-10 20h20z"/>
    <draw:marker draw:name="StartMarker_5f_1" draw:display-name="StartMarker_1" svg:viewBox="0 0 20 20" svg:d="M10 0l-10 20h20z"/>
    <draw:marker draw:name="StartMarker_5f_2" draw:display-name="StartMarker_2" svg:viewBox="0 0 20 20" svg:d="M10 0l-10 20h20z"/>
    <draw:marker draw:name="StartMarker_5f_3" draw:display-name="StartMarker_3" svg:viewBox="0 0 20 20" svg:d="M10 0l-10 20h20z"/>
    <draw:marker draw:name="StartMarker_5f_4" draw:display-name="StartMarker_4" svg:viewBox="0 0 20 20" svg:d="M10 0l-10 20h20z"/>
    <draw:marker draw:name="StartMarker_5f_5" draw:display-name="StartMarker_5" svg:viewBox="0 0 20 20" svg:d="M10 0l-10 20h20z"/>
    <draw:marker draw:name="StartMarker_5f_6" draw:display-name="StartMarker_6" svg:viewBox="0 0 20 20" svg:d="M10 0l-10 20h20z"/>
    <draw:marker draw:name="StartMarker_5f_7" draw:display-name="StartMarker_7" svg:viewBox="0 0 20 20" svg:d="M10 0l-10 20h20z"/>
    <draw:marker draw:name="StartMarker_5f_8" draw:display-name="StartMarker_8" svg:viewBox="0 0 20 20" svg:d="M10 0l-10 20h20z"/>
    <draw:marker draw:name="StartMarker_5f_9" draw:display-name="StartMarker_9" svg:viewBox="0 0 20 20" svg:d="M10 0l-10 2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roid Sans Fallback" style:font-size-asian="24pt" style:language-asian="zh" style:country-asian="CN" style:font-name-complex="Droid Sans Fallback"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Fallback" style:font-family-complex="'Droid Sans Fallback'"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style:master-page style:name="Default_20_1" style:display-name="Default 1" style:page-layout-name="PM0" draw:style-name="Mdp1"/>
    <style:master-page style:name="Default_20_2" style:display-name="Default 2" style:page-layout-name="PM0" draw:style-name="Mdp1"/>
    <style:master-page style:name="Default_20_3" style:display-name="Default 3" style:page-layout-name="PM0" draw:style-name="Mdp1"/>
    <style:master-page style:name="Default_20_4" style:display-name="Default 4" style:page-layout-name="PM0" draw:style-name="Mdp1"/>
    <style:master-page style:name="Default_20_5" style:display-name="Default 5" style:page-layout-name="PM0" draw:style-name="Mdp1"/>
    <style:master-page style:name="Default_20_6" style:display-name="Default 6" style:page-layout-name="PM0" draw:style-name="Mdp1"/>
    <style:master-page style:name="Default_20_7" style:display-name="Default 7" style:page-layout-name="PM0" draw:style-name="Mdp1"/>
    <style:master-page style:name="Default_20_8" style:display-name="Default 8"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632"/>
    <meta:generator>LibreOffice/4.2.8.2$Linux_X86_64 LibreOffice_project/420m0$Build-2</meta:generator>
  </office:meta>
</office:document-meta>
</file>